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3" style:family="table">
      <style:table-properties style:width="17.224cm" fo:margin-left="-0.162cm" fo:break-before="auto" fo:break-after="auto" table:align="left" style:writing-mode="lr-tb"/>
    </style:style>
    <style:style style:name="Tabla43.A" style:family="table-column">
      <style:table-column-properties style:column-width="3.493cm"/>
    </style:style>
    <style:style style:name="Tabla43.B" style:family="table-column">
      <style:table-column-properties style:column-width="5.701cm"/>
    </style:style>
    <style:style style:name="Tabla43.C" style:family="table-column">
      <style:table-column-properties style:column-width="0.199cm"/>
    </style:style>
    <style:style style:name="Tabla43.D" style:family="table-column">
      <style:table-column-properties style:column-width="1.614cm"/>
    </style:style>
    <style:style style:name="Tabla43.E" style:family="table-column">
      <style:table-column-properties style:column-width="1.817cm"/>
    </style:style>
    <style:style style:name="Tabla43.F" style:family="table-column">
      <style:table-column-properties style:column-width="0.794cm"/>
    </style:style>
    <style:style style:name="Tabla43.G" style:family="table-column">
      <style:table-column-properties style:column-width="1.799cm"/>
    </style:style>
    <style:style style:name="Tabla43.H" style:family="table-column">
      <style:table-column-properties style:column-width="1.808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3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7.216cm" fo:margin-left="-0.162cm" table:align="left" style:writing-mode="lr-tb"/>
    </style:style>
    <style:style style:name="Tabla37.A" style:family="table-column">
      <style:table-column-properties style:column-width="17.21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216cm" fo:margin-left="-0.162cm" table:align="left" style:writing-mode="lr-tb"/>
    </style:style>
    <style:style style:name="Tabla38.A" style:family="table-column">
      <style:table-column-properties style:column-width="17.21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624cm" fo:keep-together="auto"/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21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8.678cm"/>
    </style:style>
    <style:style style:name="Tabla39.1" style:family="table-row">
      <style:table-row-properties fo:keep-together="always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fo:keep-together="auto"/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7.21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6.298cm"/>
    </style:style>
    <style:style style:name="Tabla40.1" style:family="table-row">
      <style:table-row-properties fo:keep-together="always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216cm" fo:margin-left="-0.162cm" table:align="left" style:writing-mode="lr-tb"/>
    </style:style>
    <style:style style:name="Tabla41.A" style:family="table-column">
      <style:table-column-properties style:column-width="4.516cm"/>
    </style:style>
    <style:style style:name="Tabla41.B" style:family="table-column">
      <style:table-column-properties style:column-width="4.692cm"/>
    </style:style>
    <style:style style:name="Tabla41.C" style:family="table-column">
      <style:table-column-properties style:column-width="3.175cm"/>
    </style:style>
    <style:style style:name="Tabla41.D" style:family="table-column">
      <style:table-column-properties style:column-width="4.833cm"/>
    </style:style>
    <style:style style:name="Tabla41.1" style:family="table-row">
      <style:table-row-properties fo:keep-together="always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7.216cm" fo:margin-left="-0.162cm" table:align="left" style:writing-mode="lr-tb"/>
    </style:style>
    <style:style style:name="Tabla42.A" style:family="table-column">
      <style:table-column-properties style:column-width="17.216cm"/>
    </style:style>
    <style:style style:name="Tabla42.1" style:family="table-row">
      <style:table-row-properties fo:keep-together="always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422cm" fo:keep-together="always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" style:family="table">
      <style:table-properties style:width="17.224cm" fo:margin-left="-0.162cm" fo:break-before="auto" fo:break-after="auto" table:align="left" style:writing-mode="lr-tb"/>
    </style:style>
    <style:style style:name="Tabla1.A" style:family="table-column">
      <style:table-column-properties style:column-width="3.493cm"/>
    </style:style>
    <style:style style:name="Tabla1.B" style:family="table-column">
      <style:table-column-properties style:column-width="5.701cm"/>
    </style:style>
    <style:style style:name="Tabla1.C" style:family="table-column">
      <style:table-column-properties style:column-width="0.093cm"/>
    </style:style>
    <style:style style:name="Tabla1.D" style:family="table-column">
      <style:table-column-properties style:column-width="1.72cm"/>
    </style:style>
    <style:style style:name="Tabla1.E" style:family="table-column">
      <style:table-column-properties style:column-width="1.817cm"/>
    </style:style>
    <style:style style:name="Tabla1.F" style:family="table-column">
      <style:table-column-properties style:column-width="0.794cm"/>
    </style:style>
    <style:style style:name="Tabla1.G" style:family="table-column">
      <style:table-column-properties style:column-width="1.799cm"/>
    </style:style>
    <style:style style:name="Tabla1.H" style:family="table-column">
      <style:table-column-properties style:column-width="1.808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7.216cm" fo:margin-left="-0.162cm" table:align="left" style:writing-mode="lr-tb"/>
    </style:style>
    <style:style style:name="Tabla2.A" style:family="table-column">
      <style:table-column-properties style:column-width="17.21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7.216cm" fo:margin-left="-0.162cm" table:align="left" style:writing-mode="lr-tb"/>
    </style:style>
    <style:style style:name="Tabla3.A" style:family="table-column">
      <style:table-column-properties style:column-width="17.2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7.21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8.678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21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6.298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6" style:family="table">
      <style:table-properties style:width="17.216cm" fo:margin-left="-0.162cm" table:align="left" style:writing-mode="lr-tb"/>
    </style:style>
    <style:style style:name="Tabla6.A" style:family="table-column">
      <style:table-column-properties style:column-width="4.516cm"/>
    </style:style>
    <style:style style:name="Tabla6.B" style:family="table-column">
      <style:table-column-properties style:column-width="4.692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4.83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7.216cm" fo:margin-left="-0.162cm" table:align="left" style:writing-mode="lr-tb"/>
    </style:style>
    <style:style style:name="Tabla7.A" style:family="table-column">
      <style:table-column-properties style:column-width="17.216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422cm" fo:keep-together="always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>
      <style:table-properties style:width="17.224cm" fo:margin-left="-0.162cm" fo:break-before="auto" fo:break-after="auto" table:align="left" style:writing-mode="lr-tb"/>
    </style:style>
    <style:style style:name="Tabla8.A" style:family="table-column">
      <style:table-column-properties style:column-width="3.493cm"/>
    </style:style>
    <style:style style:name="Tabla8.B" style:family="table-column">
      <style:table-column-properties style:column-width="5.701cm"/>
    </style:style>
    <style:style style:name="Tabla8.C" style:family="table-column">
      <style:table-column-properties style:column-width="1.84cm"/>
    </style:style>
    <style:style style:name="Tabla8.D" style:family="table-column">
      <style:table-column-properties style:column-width="1.79cm"/>
    </style:style>
    <style:style style:name="Tabla8.E" style:family="table-column">
      <style:table-column-properties style:column-width="0.794cm"/>
    </style:style>
    <style:style style:name="Tabla8.F" style:family="table-column">
      <style:table-column-properties style:column-width="1.799cm"/>
    </style:style>
    <style:style style:name="Tabla8.G" style:family="table-column">
      <style:table-column-properties style:column-width="1.808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216cm" fo:margin-left="-0.162cm" table:align="left" style:writing-mode="lr-tb"/>
    </style:style>
    <style:style style:name="Tabla9.A" style:family="table-column">
      <style:table-column-properties style:column-width="17.21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7.216cm" fo:margin-left="-0.162cm" table:align="left" style:writing-mode="lr-tb"/>
    </style:style>
    <style:style style:name="Tabla10.A" style:family="table-column">
      <style:table-column-properties style:column-width="17.21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uto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7.21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8.678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fo:keep-together="auto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21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6.298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216cm" fo:margin-left="-0.162cm" table:align="left" style:writing-mode="lr-tb"/>
    </style:style>
    <style:style style:name="Tabla13.A" style:family="table-column">
      <style:table-column-properties style:column-width="4.516cm"/>
    </style:style>
    <style:style style:name="Tabla13.B" style:family="table-column">
      <style:table-column-properties style:column-width="4.692cm"/>
    </style:style>
    <style:style style:name="Tabla13.C" style:family="table-column">
      <style:table-column-properties style:column-width="3.175cm"/>
    </style:style>
    <style:style style:name="Tabla13.D" style:family="table-column">
      <style:table-column-properties style:column-width="4.833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" style:family="table">
      <style:table-properties style:width="17.216cm" fo:margin-left="-0.162cm" table:align="left" style:writing-mode="lr-tb"/>
    </style:style>
    <style:style style:name="Tabla14.A" style:family="table-column">
      <style:table-column-properties style:column-width="17.21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422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224cm" fo:margin-left="-0.162cm" fo:break-before="auto" fo:break-after="auto" table:align="left" style:writing-mode="lr-tb"/>
    </style:style>
    <style:style style:name="Tabla15.A" style:family="table-column">
      <style:table-column-properties style:column-width="3.493cm"/>
    </style:style>
    <style:style style:name="Tabla15.B" style:family="table-column">
      <style:table-column-properties style:column-width="5.701cm"/>
    </style:style>
    <style:style style:name="Tabla15.C" style:family="table-column">
      <style:table-column-properties style:column-width="1.628cm"/>
    </style:style>
    <style:style style:name="Tabla15.D" style:family="table-column">
      <style:table-column-properties style:column-width="2.002cm"/>
    </style:style>
    <style:style style:name="Tabla15.E" style:family="table-column">
      <style:table-column-properties style:column-width="0.794cm"/>
    </style:style>
    <style:style style:name="Tabla15.F" style:family="table-column">
      <style:table-column-properties style:column-width="1.799cm"/>
    </style:style>
    <style:style style:name="Tabla15.G" style:family="table-column">
      <style:table-column-properties style:column-width="1.808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216cm" fo:margin-left="-0.162cm" table:align="left" style:writing-mode="lr-tb"/>
    </style:style>
    <style:style style:name="Tabla16.A" style:family="table-column">
      <style:table-column-properties style:column-width="17.21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624cm" fo:keep-together="auto"/>
    </style:style>
    <style:style style:name="Tabla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216cm" fo:margin-left="-0.162cm" table:align="left" style:writing-mode="lr-tb"/>
    </style:style>
    <style:style style:name="Tabla17.A" style:family="table-column">
      <style:table-column-properties style:column-width="17.21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624cm" fo:keep-together="auto"/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7.216cm" fo:margin-left="-0.162cm" table:align="left" style:writing-mode="lr-tb"/>
    </style:style>
    <style:style style:name="Tabla18.A" style:family="table-column">
      <style:table-column-properties style:column-width="0.917cm"/>
    </style:style>
    <style:style style:name="Tabla18.B" style:family="table-column">
      <style:table-column-properties style:column-width="6.706cm"/>
    </style:style>
    <style:style style:name="Tabla18.C" style:family="table-column">
      <style:table-column-properties style:column-width="0.914cm"/>
    </style:style>
    <style:style style:name="Tabla18.D" style:family="table-column">
      <style:table-column-properties style:column-width="8.678cm"/>
    </style:style>
    <style:style style:name="Tabla18.1" style:family="table-row">
      <style:table-row-properties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fo:keep-together="auto"/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17.21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16.298cm"/>
    </style:style>
    <style:style style:name="Tabla19.1" style:family="table-row">
      <style:table-row-properties fo:keep-together="always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216cm" fo:margin-left="-0.162cm" table:align="left" style:writing-mode="lr-tb"/>
    </style:style>
    <style:style style:name="Tabla20.A" style:family="table-column">
      <style:table-column-properties style:column-width="4.516cm"/>
    </style:style>
    <style:style style:name="Tabla20.B" style:family="table-column">
      <style:table-column-properties style:column-width="4.692cm"/>
    </style:style>
    <style:style style:name="Tabla20.C" style:family="table-column">
      <style:table-column-properties style:column-width="3.175cm"/>
    </style:style>
    <style:style style:name="Tabla20.D" style:family="table-column">
      <style:table-column-properties style:column-width="4.833cm"/>
    </style:style>
    <style:style style:name="Tabla20.1" style:family="table-row">
      <style:table-row-properties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7.216cm" fo:margin-left="-0.162cm" table:align="left" style:writing-mode="lr-tb"/>
    </style:style>
    <style:style style:name="Tabla21.A" style:family="table-column">
      <style:table-column-properties style:column-width="17.216cm"/>
    </style:style>
    <style:style style:name="Tabla21.1" style:family="table-row">
      <style:table-row-properties fo:keep-together="always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422cm" fo:keep-together="always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>
      <style:table-properties style:width="17.224cm" fo:margin-left="-0.162cm" fo:break-before="auto" fo:break-after="auto" table:align="left" style:writing-mode="lr-tb"/>
    </style:style>
    <style:style style:name="Tabla22.A" style:family="table-column">
      <style:table-column-properties style:column-width="3.493cm"/>
    </style:style>
    <style:style style:name="Tabla22.B" style:family="table-column">
      <style:table-column-properties style:column-width="5.701cm"/>
    </style:style>
    <style:style style:name="Tabla22.C" style:family="table-column">
      <style:table-column-properties style:column-width="1.628cm"/>
    </style:style>
    <style:style style:name="Tabla22.D" style:family="table-column">
      <style:table-column-properties style:column-width="2.002cm"/>
    </style:style>
    <style:style style:name="Tabla22.E" style:family="table-column">
      <style:table-column-properties style:column-width="0.794cm"/>
    </style:style>
    <style:style style:name="Tabla22.F" style:family="table-column">
      <style:table-column-properties style:column-width="1.799cm"/>
    </style:style>
    <style:style style:name="Tabla22.G" style:family="table-column">
      <style:table-column-properties style:column-width="1.808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7.216cm" fo:margin-left="-0.162cm" table:align="left" style:writing-mode="lr-tb"/>
    </style:style>
    <style:style style:name="Tabla23.A" style:family="table-column">
      <style:table-column-properties style:column-width="17.21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7.216cm" fo:margin-left="-0.162cm" table:align="left" style:writing-mode="lr-tb"/>
    </style:style>
    <style:style style:name="Tabla24.A" style:family="table-column">
      <style:table-column-properties style:column-width="17.21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624cm" fo:keep-together="auto"/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21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8.678cm"/>
    </style:style>
    <style:style style:name="Tabla25.1" style:family="table-row">
      <style:table-row-properties fo:keep-together="always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fo:keep-together="auto"/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7.21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6.298cm"/>
    </style:style>
    <style:style style:name="Tabla26.1" style:family="table-row">
      <style:table-row-properties fo:keep-together="always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27" style:family="table">
      <style:table-properties style:width="17.216cm" fo:margin-left="-0.162cm" table:align="left" style:writing-mode="lr-tb"/>
    </style:style>
    <style:style style:name="Tabla27.A" style:family="table-column">
      <style:table-column-properties style:column-width="4.516cm"/>
    </style:style>
    <style:style style:name="Tabla27.B" style:family="table-column">
      <style:table-column-properties style:column-width="4.692cm"/>
    </style:style>
    <style:style style:name="Tabla27.C" style:family="table-column">
      <style:table-column-properties style:column-width="3.175cm"/>
    </style:style>
    <style:style style:name="Tabla27.D" style:family="table-column">
      <style:table-column-properties style:column-width="4.833cm"/>
    </style:style>
    <style:style style:name="Tabla27.1" style:family="table-row">
      <style:table-row-properties fo:keep-together="always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7.216cm" fo:margin-left="-0.162cm" table:align="left" style:writing-mode="lr-tb"/>
    </style:style>
    <style:style style:name="Tabla28.A" style:family="table-column">
      <style:table-column-properties style:column-width="17.216cm"/>
    </style:style>
    <style:style style:name="Tabla28.1" style:family="table-row">
      <style:table-row-properties fo:keep-together="always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422cm" fo:keep-together="always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224cm" fo:margin-left="-0.162cm" fo:break-before="auto" fo:break-after="auto" table:align="left" style:writing-mode="lr-tb"/>
    </style:style>
    <style:style style:name="Tabla29.A" style:family="table-column">
      <style:table-column-properties style:column-width="3.493cm"/>
    </style:style>
    <style:style style:name="Tabla29.B" style:family="table-column">
      <style:table-column-properties style:column-width="5.701cm"/>
    </style:style>
    <style:style style:name="Tabla29.C" style:family="table-column">
      <style:table-column-properties style:column-width="1.628cm"/>
    </style:style>
    <style:style style:name="Tabla29.D" style:family="table-column">
      <style:table-column-properties style:column-width="2.002cm"/>
    </style:style>
    <style:style style:name="Tabla29.E" style:family="table-column">
      <style:table-column-properties style:column-width="0.794cm"/>
    </style:style>
    <style:style style:name="Tabla29.F" style:family="table-column">
      <style:table-column-properties style:column-width="1.799cm"/>
    </style:style>
    <style:style style:name="Tabla29.G" style:family="table-column">
      <style:table-column-properties style:column-width="1.808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7.216cm" fo:margin-left="-0.162cm" table:align="left" style:writing-mode="lr-tb"/>
    </style:style>
    <style:style style:name="Tabla30.A" style:family="table-column">
      <style:table-column-properties style:column-width="17.21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216cm" fo:margin-left="-0.162cm" table:align="left" style:writing-mode="lr-tb"/>
    </style:style>
    <style:style style:name="Tabla31.A" style:family="table-column">
      <style:table-column-properties style:column-width="17.21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624cm" fo:keep-together="auto"/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21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8.678cm"/>
    </style:style>
    <style:style style:name="Tabla32.1" style:family="table-row">
      <style:table-row-properties fo:keep-together="always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fo:keep-together="auto"/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7.21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6.298cm"/>
    </style:style>
    <style:style style:name="Tabla33.1" style:family="table-row">
      <style:table-row-properties fo:keep-together="always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2.25pt solid #000000" style:writing-mode="lr-tb"/>
    </style:style>
    <style:style style:name="Tabla34" style:family="table">
      <style:table-properties style:width="17.216cm" fo:margin-left="-0.162cm" table:align="left" style:writing-mode="lr-tb"/>
    </style:style>
    <style:style style:name="Tabla34.A" style:family="table-column">
      <style:table-column-properties style:column-width="4.516cm"/>
    </style:style>
    <style:style style:name="Tabla34.B" style:family="table-column">
      <style:table-column-properties style:column-width="4.692cm"/>
    </style:style>
    <style:style style:name="Tabla34.C" style:family="table-column">
      <style:table-column-properties style:column-width="3.175cm"/>
    </style:style>
    <style:style style:name="Tabla34.D" style:family="table-column">
      <style:table-column-properties style:column-width="4.833cm"/>
    </style:style>
    <style:style style:name="Tabla34.1" style:family="table-row">
      <style:table-row-properties fo:keep-together="always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4" style:family="table-row">
      <style:table-row-properties style:min-row-height="0.594cm" fo:keep-together="always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7.216cm" fo:margin-left="-0.162cm" table:align="left" style:writing-mode="lr-tb"/>
    </style:style>
    <style:style style:name="Tabla35.A" style:family="table-column">
      <style:table-column-properties style:column-width="17.216cm"/>
    </style:style>
    <style:style style:name="Tabla35.1" style:family="table-row">
      <style:table-row-properties fo:keep-together="always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422cm" fo:keep-together="always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224cm" fo:margin-left="-0.162cm" fo:break-before="auto" fo:break-after="auto" table:align="left" style:writing-mode="lr-tb"/>
    </style:style>
    <style:style style:name="Tabla36.A" style:family="table-column">
      <style:table-column-properties style:column-width="3.493cm"/>
    </style:style>
    <style:style style:name="Tabla36.B" style:family="table-column">
      <style:table-column-properties style:column-width="5.701cm"/>
    </style:style>
    <style:style style:name="Tabla36.C" style:family="table-column">
      <style:table-column-properties style:column-width="1.628cm"/>
    </style:style>
    <style:style style:name="Tabla36.D" style:family="table-column">
      <style:table-column-properties style:column-width="2.002cm"/>
    </style:style>
    <style:style style:name="Tabla36.E" style:family="table-column">
      <style:table-column-properties style:column-width="0.794cm"/>
    </style:style>
    <style:style style:name="Tabla36.F" style:family="table-column">
      <style:table-column-properties style:column-width="1.799cm"/>
    </style:style>
    <style:style style:name="Tabla36.G" style:family="table-column">
      <style:table-column-properties style:column-width="1.808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216cm" fo:margin-left="-0.162cm" table:align="left" style:writing-mode="lr-tb"/>
    </style:style>
    <style:style style:name="Tabla44.A" style:family="table-column">
      <style:table-column-properties style:column-width="17.216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216cm" fo:margin-left="-0.162cm" table:align="left" style:writing-mode="lr-tb"/>
    </style:style>
    <style:style style:name="Tabla45.A" style:family="table-column">
      <style:table-column-properties style:column-width="17.21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2" style:family="table-row">
      <style:table-row-properties style:min-row-height="0.624cm" fo:keep-together="auto"/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17.216cm" fo:margin-left="-0.162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6.706cm"/>
    </style:style>
    <style:style style:name="Tabla46.C" style:family="table-column">
      <style:table-column-properties style:column-width="0.914cm"/>
    </style:style>
    <style:style style:name="Tabla46.D" style:family="table-column">
      <style:table-column-properties style:column-width="8.678cm"/>
    </style:style>
    <style:style style:name="Tabla46.1" style:family="table-row">
      <style:table-row-properties fo:keep-together="always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2" style:family="table-row">
      <style:table-row-properties fo:keep-together="auto"/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216cm" fo:margin-left="-0.162cm" table:align="left" style:writing-mode="lr-tb"/>
    </style:style>
    <style:style style:name="Tabla47.A" style:family="table-column">
      <style:table-column-properties style:column-width="0.917cm"/>
    </style:style>
    <style:style style:name="Tabla47.B" style:family="table-column">
      <style:table-column-properties style:column-width="16.298cm"/>
    </style:style>
    <style:style style:name="Tabla47.1" style:family="table-row">
      <style:table-row-properties fo:keep-together="always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216cm" fo:margin-left="-0.162cm" table:align="left" style:writing-mode="lr-tb"/>
    </style:style>
    <style:style style:name="Tabla48.A" style:family="table-column">
      <style:table-column-properties style:column-width="4.516cm"/>
    </style:style>
    <style:style style:name="Tabla48.B" style:family="table-column">
      <style:table-column-properties style:column-width="4.692cm"/>
    </style:style>
    <style:style style:name="Tabla48.C" style:family="table-column">
      <style:table-column-properties style:column-width="3.175cm"/>
    </style:style>
    <style:style style:name="Tabla48.D" style:family="table-column">
      <style:table-column-properties style:column-width="4.833cm"/>
    </style:style>
    <style:style style:name="Tabla48.1" style:family="table-row">
      <style:table-row-properties fo:keep-together="always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9" style:family="table">
      <style:table-properties style:width="17.216cm" fo:margin-left="-0.162cm" table:align="left" style:writing-mode="lr-tb"/>
    </style:style>
    <style:style style:name="Tabla49.A" style:family="table-column">
      <style:table-column-properties style:column-width="17.216cm"/>
    </style:style>
    <style:style style:name="Tabla49.1" style:family="table-row">
      <style:table-row-properties fo:keep-together="always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422cm" fo:keep-together="always"/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1" style:family="table">
      <style:table-properties style:width="17.224cm" fo:margin-left="-0.162cm" fo:break-before="auto" fo:break-after="auto" table:align="left" style:writing-mode="lr-tb"/>
    </style:style>
    <style:style style:name="Tabla51.A" style:family="table-column">
      <style:table-column-properties style:column-width="3.493cm"/>
    </style:style>
    <style:style style:name="Tabla51.B" style:family="table-column">
      <style:table-column-properties style:column-width="5.701cm"/>
    </style:style>
    <style:style style:name="Tabla51.C" style:family="table-column">
      <style:table-column-properties style:column-width="0.199cm"/>
    </style:style>
    <style:style style:name="Tabla51.D" style:family="table-column">
      <style:table-column-properties style:column-width="1.614cm"/>
    </style:style>
    <style:style style:name="Tabla51.E" style:family="table-column">
      <style:table-column-properties style:column-width="1.817cm"/>
    </style:style>
    <style:style style:name="Tabla51.F" style:family="table-column">
      <style:table-column-properties style:column-width="0.794cm"/>
    </style:style>
    <style:style style:name="Tabla51.G" style:family="table-column">
      <style:table-column-properties style:column-width="1.799cm"/>
    </style:style>
    <style:style style:name="Tabla51.H" style:family="table-column">
      <style:table-column-properties style:column-width="1.808cm"/>
    </style:style>
    <style:style style:name="Tabla51.1" style:family="table-row">
      <style:table-row-properties style:min-row-height="0.467cm" fo:keep-together="auto"/>
    </style:style>
    <style:style style:name="Tabla5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2" style:family="table-row">
      <style:table-row-properties style:min-row-height="0.515cm" fo:keep-together="auto"/>
    </style:style>
    <style:style style:name="Tabla5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1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1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224cm" fo:margin-left="-0.162cm" fo:break-before="auto" fo:break-after="auto" table:align="left" style:writing-mode="lr-tb"/>
    </style:style>
    <style:style style:name="Tabla52.A" style:family="table-column">
      <style:table-column-properties style:column-width="3.493cm"/>
    </style:style>
    <style:style style:name="Tabla52.B" style:family="table-column">
      <style:table-column-properties style:column-width="5.701cm"/>
    </style:style>
    <style:style style:name="Tabla52.C" style:family="table-column">
      <style:table-column-properties style:column-width="0.199cm"/>
    </style:style>
    <style:style style:name="Tabla52.D" style:family="table-column">
      <style:table-column-properties style:column-width="1.614cm"/>
    </style:style>
    <style:style style:name="Tabla52.E" style:family="table-column">
      <style:table-column-properties style:column-width="1.817cm"/>
    </style:style>
    <style:style style:name="Tabla52.F" style:family="table-column">
      <style:table-column-properties style:column-width="0.794cm"/>
    </style:style>
    <style:style style:name="Tabla52.G" style:family="table-column">
      <style:table-column-properties style:column-width="1.799cm"/>
    </style:style>
    <style:style style:name="Tabla52.H" style:family="table-column">
      <style:table-column-properties style:column-width="1.808cm"/>
    </style:style>
    <style:style style:name="Tabla52.1" style:family="table-row">
      <style:table-row-properties style:min-row-height="0.467cm" fo:keep-together="auto"/>
    </style:style>
    <style:style style:name="Tabla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2" style:family="table-row">
      <style:table-row-properties style:min-row-height="0.515cm" fo:keep-together="auto"/>
    </style:style>
    <style:style style:name="Tabla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224cm" fo:margin-left="-0.162cm" fo:break-before="auto" fo:break-after="auto" table:align="left" style:writing-mode="lr-tb"/>
    </style:style>
    <style:style style:name="Tabla50.A" style:family="table-column">
      <style:table-column-properties style:column-width="3.493cm"/>
    </style:style>
    <style:style style:name="Tabla50.B" style:family="table-column">
      <style:table-column-properties style:column-width="5.701cm"/>
    </style:style>
    <style:style style:name="Tabla50.C" style:family="table-column">
      <style:table-column-properties style:column-width="0.199cm"/>
    </style:style>
    <style:style style:name="Tabla50.D" style:family="table-column">
      <style:table-column-properties style:column-width="1.614cm"/>
    </style:style>
    <style:style style:name="Tabla50.E" style:family="table-column">
      <style:table-column-properties style:column-width="1.817cm"/>
    </style:style>
    <style:style style:name="Tabla50.F" style:family="table-column">
      <style:table-column-properties style:column-width="0.794cm"/>
    </style:style>
    <style:style style:name="Tabla50.G" style:family="table-column">
      <style:table-column-properties style:column-width="1.799cm"/>
    </style:style>
    <style:style style:name="Tabla50.H" style:family="table-column">
      <style:table-column-properties style:column-width="1.808cm"/>
    </style:style>
    <style:style style:name="Tabla50.1" style:family="table-row">
      <style:table-row-properties style:min-row-height="0.467cm" fo:keep-together="auto"/>
    </style:style>
    <style:style style:name="Tabla5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2" style:family="table-row">
      <style:table-row-properties style:min-row-height="0.515cm" fo:keep-together="auto"/>
    </style:style>
    <style:style style:name="Tabla5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D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216cm" fo:margin-left="-0.162cm" table:align="left" style:writing-mode="lr-tb"/>
    </style:style>
    <style:style style:name="Tabla53.A" style:family="table-column">
      <style:table-column-properties style:column-width="17.216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4" style:family="table">
      <style:table-properties style:width="17.216cm" fo:margin-left="-0.162cm" table:align="left" style:writing-mode="lr-tb"/>
    </style:style>
    <style:style style:name="Tabla54.A" style:family="table-column">
      <style:table-column-properties style:column-width="17.216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5" style:family="table">
      <style:table-properties style:width="17.216cm" fo:margin-left="-0.162cm" table:align="left" style:writing-mode="lr-tb"/>
    </style:style>
    <style:style style:name="Tabla55.A" style:family="table-column">
      <style:table-column-properties style:column-width="17.216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6" style:family="table">
      <style:table-properties style:width="17.216cm" fo:margin-left="-0.162cm" table:align="left" style:writing-mode="lr-tb"/>
    </style:style>
    <style:style style:name="Tabla56.A" style:family="table-column">
      <style:table-column-properties style:column-width="17.216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2" style:family="table-row">
      <style:table-row-properties style:min-row-height="0.624cm" fo:keep-together="auto"/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216cm" fo:margin-left="-0.162cm" table:align="left" style:writing-mode="lr-tb"/>
    </style:style>
    <style:style style:name="Tabla57.A" style:family="table-column">
      <style:table-column-properties style:column-width="17.216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2" style:family="table-row">
      <style:table-row-properties style:min-row-height="0.624cm" fo:keep-together="auto"/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216cm" fo:margin-left="-0.162cm" table:align="left" style:writing-mode="lr-tb"/>
    </style:style>
    <style:style style:name="Tabla58.A" style:family="table-column">
      <style:table-column-properties style:column-width="17.216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2" style:family="table-row">
      <style:table-row-properties style:min-row-height="0.624cm" fo:keep-together="auto"/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216cm" fo:margin-left="-0.162cm" table:align="left" style:writing-mode="lr-tb"/>
    </style:style>
    <style:style style:name="Tabla59.A" style:family="table-column">
      <style:table-column-properties style:column-width="0.917cm"/>
    </style:style>
    <style:style style:name="Tabla59.B" style:family="table-column">
      <style:table-column-properties style:column-width="6.706cm"/>
    </style:style>
    <style:style style:name="Tabla59.C" style:family="table-column">
      <style:table-column-properties style:column-width="0.914cm"/>
    </style:style>
    <style:style style:name="Tabla59.D" style:family="table-column">
      <style:table-column-properties style:column-width="8.678cm"/>
    </style:style>
    <style:style style:name="Tabla59.1" style:family="table-row">
      <style:table-row-properties fo:keep-together="always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2" style:family="table-row">
      <style:table-row-properties fo:keep-together="auto"/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0" style:family="table">
      <style:table-properties style:width="17.216cm" fo:margin-left="-0.162cm" table:align="left" style:writing-mode="lr-tb"/>
    </style:style>
    <style:style style:name="Tabla60.A" style:family="table-column">
      <style:table-column-properties style:column-width="0.917cm"/>
    </style:style>
    <style:style style:name="Tabla60.B" style:family="table-column">
      <style:table-column-properties style:column-width="6.706cm"/>
    </style:style>
    <style:style style:name="Tabla60.C" style:family="table-column">
      <style:table-column-properties style:column-width="0.914cm"/>
    </style:style>
    <style:style style:name="Tabla60.D" style:family="table-column">
      <style:table-column-properties style:column-width="8.678cm"/>
    </style:style>
    <style:style style:name="Tabla60.1" style:family="table-row">
      <style:table-row-properties fo:keep-together="always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2" style:family="table-row">
      <style:table-row-properties fo:keep-together="auto"/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7.216cm" fo:margin-left="-0.162cm" table:align="left" style:writing-mode="lr-tb"/>
    </style:style>
    <style:style style:name="Tabla61.A" style:family="table-column">
      <style:table-column-properties style:column-width="0.917cm"/>
    </style:style>
    <style:style style:name="Tabla61.B" style:family="table-column">
      <style:table-column-properties style:column-width="6.706cm"/>
    </style:style>
    <style:style style:name="Tabla61.C" style:family="table-column">
      <style:table-column-properties style:column-width="0.914cm"/>
    </style:style>
    <style:style style:name="Tabla61.D" style:family="table-column">
      <style:table-column-properties style:column-width="8.678cm"/>
    </style:style>
    <style:style style:name="Tabla61.1" style:family="table-row">
      <style:table-row-properties fo:keep-together="always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2" style:family="table-row">
      <style:table-row-properties fo:keep-together="auto"/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1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6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2" style:family="table">
      <style:table-properties style:width="17.216cm" fo:margin-left="-0.162cm" table:align="left" style:writing-mode="lr-tb"/>
    </style:style>
    <style:style style:name="Tabla62.A" style:family="table-column">
      <style:table-column-properties style:column-width="0.917cm"/>
    </style:style>
    <style:style style:name="Tabla62.B" style:family="table-column">
      <style:table-column-properties style:column-width="16.298cm"/>
    </style:style>
    <style:style style:name="Tabla62.1" style:family="table-row">
      <style:table-row-properties fo:keep-together="always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2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62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6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3" style:family="table">
      <style:table-properties style:width="17.216cm" fo:margin-left="-0.162cm" table:align="left" style:writing-mode="lr-tb"/>
    </style:style>
    <style:style style:name="Tabla63.A" style:family="table-column">
      <style:table-column-properties style:column-width="0.917cm"/>
    </style:style>
    <style:style style:name="Tabla63.B" style:family="table-column">
      <style:table-column-properties style:column-width="16.298cm"/>
    </style:style>
    <style:style style:name="Tabla63.1" style:family="table-row">
      <style:table-row-properties fo:keep-together="always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3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6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6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4" style:family="table">
      <style:table-properties style:width="17.216cm" fo:margin-left="-0.162cm" table:align="left" style:writing-mode="lr-tb"/>
    </style:style>
    <style:style style:name="Tabla64.A" style:family="table-column">
      <style:table-column-properties style:column-width="0.917cm"/>
    </style:style>
    <style:style style:name="Tabla64.B" style:family="table-column">
      <style:table-column-properties style:column-width="16.298cm"/>
    </style:style>
    <style:style style:name="Tabla64.1" style:family="table-row">
      <style:table-row-properties fo:keep-together="always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6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6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6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6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6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6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4.B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5" style:family="table">
      <style:table-properties style:width="17.216cm" fo:margin-left="-0.162cm" table:align="left" style:writing-mode="lr-tb"/>
    </style:style>
    <style:style style:name="Tabla65.A" style:family="table-column">
      <style:table-column-properties style:column-width="4.516cm"/>
    </style:style>
    <style:style style:name="Tabla65.B" style:family="table-column">
      <style:table-column-properties style:column-width="4.692cm"/>
    </style:style>
    <style:style style:name="Tabla65.C" style:family="table-column">
      <style:table-column-properties style:column-width="3.175cm"/>
    </style:style>
    <style:style style:name="Tabla65.D" style:family="table-column">
      <style:table-column-properties style:column-width="4.833cm"/>
    </style:style>
    <style:style style:name="Tabla65.1" style:family="table-row">
      <style:table-row-properties fo:keep-together="always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6" style:family="table">
      <style:table-properties style:width="17.216cm" fo:margin-left="-0.162cm" table:align="left" style:writing-mode="lr-tb"/>
    </style:style>
    <style:style style:name="Tabla66.A" style:family="table-column">
      <style:table-column-properties style:column-width="4.516cm"/>
    </style:style>
    <style:style style:name="Tabla66.B" style:family="table-column">
      <style:table-column-properties style:column-width="4.692cm"/>
    </style:style>
    <style:style style:name="Tabla66.C" style:family="table-column">
      <style:table-column-properties style:column-width="3.175cm"/>
    </style:style>
    <style:style style:name="Tabla66.D" style:family="table-column">
      <style:table-column-properties style:column-width="4.833cm"/>
    </style:style>
    <style:style style:name="Tabla66.1" style:family="table-row">
      <style:table-row-properties fo:keep-together="always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7" style:family="table">
      <style:table-properties style:width="17.216cm" fo:margin-left="-0.162cm" table:align="left" style:writing-mode="lr-tb"/>
    </style:style>
    <style:style style:name="Tabla67.A" style:family="table-column">
      <style:table-column-properties style:column-width="4.516cm"/>
    </style:style>
    <style:style style:name="Tabla67.B" style:family="table-column">
      <style:table-column-properties style:column-width="4.692cm"/>
    </style:style>
    <style:style style:name="Tabla67.C" style:family="table-column">
      <style:table-column-properties style:column-width="3.175cm"/>
    </style:style>
    <style:style style:name="Tabla67.D" style:family="table-column">
      <style:table-column-properties style:column-width="4.833cm"/>
    </style:style>
    <style:style style:name="Tabla67.1" style:family="table-row">
      <style:table-row-properties fo:keep-together="always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8" style:family="table">
      <style:table-properties style:width="17.216cm" fo:margin-left="-0.162cm" table:align="left" style:writing-mode="lr-tb"/>
    </style:style>
    <style:style style:name="Tabla68.A" style:family="table-column">
      <style:table-column-properties style:column-width="17.216cm"/>
    </style:style>
    <style:style style:name="Tabla68.1" style:family="table-row">
      <style:table-row-properties fo:keep-together="always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2" style:family="table-row">
      <style:table-row-properties style:min-row-height="0.422cm" fo:keep-together="always"/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216cm" fo:margin-left="-0.162cm" table:align="left" style:writing-mode="lr-tb"/>
    </style:style>
    <style:style style:name="Tabla69.A" style:family="table-column">
      <style:table-column-properties style:column-width="17.216cm"/>
    </style:style>
    <style:style style:name="Tabla69.1" style:family="table-row">
      <style:table-row-properties fo:keep-together="always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2" style:family="table-row">
      <style:table-row-properties style:min-row-height="0.422cm" fo:keep-together="always"/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216cm" fo:margin-left="-0.162cm" table:align="left" style:writing-mode="lr-tb"/>
    </style:style>
    <style:style style:name="Tabla70.A" style:family="table-column">
      <style:table-column-properties style:column-width="17.216cm"/>
    </style:style>
    <style:style style:name="Tabla70.1" style:family="table-row">
      <style:table-row-properties fo:keep-together="always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2" style:family="table-row">
      <style:table-row-properties style:min-row-height="0.422cm" fo:keep-together="always"/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officeooo:rsid="00022e84" officeooo:paragraph-rsid="00090a1a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22e84" officeooo:paragraph-rsid="000ae0b4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22e84" officeooo:paragraph-rsid="000cd637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22e84" officeooo:paragraph-rsid="000d95ea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22e84" officeooo:paragraph-rsid="000ec3c0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paragraph-rsid="000cd637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paragraph-rsid="000d95ea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officeooo:paragraph-rsid="000ae0b4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officeooo:paragraph-rsid="000cd637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officeooo:paragraph-rsid="000d95ea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officeooo:paragraph-rsid="000ec3c0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rsid="000ae0b4" officeooo:paragraph-rsid="000ae0b4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0ae0b4" officeooo:paragraph-rsid="000cd637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officeooo:rsid="000cd637" officeooo:paragraph-rsid="000cd637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0d95ea" officeooo:paragraph-rsid="000d95ea" style:font-name-complex="Ari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officeooo:rsid="000d95ea" officeooo:paragraph-rsid="000d95ea" style:font-name-complex="Arial"/>
    </style:style>
    <style:style style:name="P17" style:family="paragraph" style:parent-style-name="Standard">
      <style:paragraph-properties style:snap-to-layout-grid="false"/>
      <style:text-properties style:font-name="Arial" officeooo:rsid="000ec3c0" officeooo:paragraph-rsid="000ec3c0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officeooo:rsid="00102d63" officeooo:paragraph-rsid="00102d63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officeooo:rsid="00120187" officeooo:paragraph-rsid="00120187" style:font-name-complex="Arial"/>
    </style:style>
    <style:style style:name="P20" style:family="paragraph" style:parent-style-name="Standard">
      <style:paragraph-properties style:snap-to-layout-grid="false"/>
      <style:text-properties style:font-name="Arial" officeooo:rsid="00138bdb" officeooo:paragraph-rsid="00138bdb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officeooo:rsid="001513ec" officeooo:paragraph-rsid="001513ec" style:font-name-complex="Arial"/>
    </style:style>
    <style:style style:name="P22" style:family="paragraph" style:parent-style-name="Standard">
      <style:paragraph-properties style:snap-to-layout-grid="false"/>
      <style:text-properties style:font-name="Arial" officeooo:rsid="001513ec" officeooo:paragraph-rsid="001513ec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paragraph-rsid="00090a1a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paragraph-rsid="000ae0b4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paragraph-rsid="000cd637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paragraph-rsid="000d95ea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paragraph-rsid="000ec3c0" style:font-weight-asian="bold" style:font-name-complex="Arial"/>
    </style:style>
    <style:style style:name="P28" style:family="paragraph" style:parent-style-name="Standard">
      <style:text-properties style:font-name="Arial" fo:font-weight="bold" officeooo:paragraph-rsid="00090a1a" style:font-weight-asian="bold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90a1a" style:font-weight-asian="bold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ae0b4" style:font-weight-asian="bold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cd637" style:font-weight-asian="bold" style:font-name-complex="Arial"/>
    </style:style>
    <style:style style:name="P32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d95ea" style:font-weight-asian="bold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ec3c0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90a1a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ae0b4" style:font-weight-asian="bold" style:font-name-complex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cd637" style:font-weight-asian="bold" style:font-name-complex="Arial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d95ea" style:font-weight-asian="bold" style:font-name-complex="Arial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ec3c0" style:font-weight-asian="bold" style:font-name-complex="Ari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e0b4" officeooo:paragraph-rsid="000ae0b4" style:font-weight-asian="bold" style:font-name-complex="Arial"/>
    </style:style>
    <style:style style:name="P40" style:family="paragraph" style:parent-style-name="Standard">
      <style:text-properties style:font-name="Arial" fo:font-weight="bold" officeooo:paragraph-rsid="000ae0b4" style:font-weight-asian="bold" style:font-name-complex="Arial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d637" officeooo:paragraph-rsid="000cd637" style:font-weight-asian="bold" style:font-name-complex="Arial"/>
    </style:style>
    <style:style style:name="P42" style:family="paragraph" style:parent-style-name="Standard">
      <style:text-properties style:font-name="Arial" fo:font-weight="bold" officeooo:paragraph-rsid="000cd637" style:font-weight-asian="bold" style:font-name-complex="Arial"/>
    </style:style>
    <style:style style:name="P4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95ea" officeooo:paragraph-rsid="000d95ea" style:font-weight-asian="bold" style:font-name-complex="Arial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95ea" officeooo:paragraph-rsid="000d95ea" style:font-weight-asian="bold" style:font-name-complex="Arial"/>
    </style:style>
    <style:style style:name="P45" style:family="paragraph" style:parent-style-name="Standard">
      <style:text-properties style:font-name="Arial" fo:font-weight="bold" officeooo:paragraph-rsid="000d95ea" style:font-weight-asian="bold" style:font-name-complex="Arial"/>
    </style:style>
    <style:style style:name="P46" style:family="paragraph" style:parent-style-name="Standard">
      <style:text-properties style:font-name="Arial" fo:font-weight="bold" officeooo:paragraph-rsid="000ec3c0" style:font-weight-asian="bold" style:font-name-complex="Arial"/>
    </style:style>
    <style:style style:name="P4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c3c0" officeooo:paragraph-rsid="000ec3c0" style:font-weight-asian="bold" style:font-name-complex="Arial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2d63" officeooo:paragraph-rsid="00102d63" style:font-weight-asian="bold" style:font-name-complex="Arial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2d63" officeooo:paragraph-rsid="00102d63" style:font-weight-asian="bold" style:font-name-complex="Arial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20187" officeooo:paragraph-rsid="00120187" style:font-weight-asian="bold" style:font-name-complex="Arial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0187" officeooo:paragraph-rsid="00120187" style:font-weight-asian="bold" style:font-name-complex="Arial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38bdb" officeooo:paragraph-rsid="00138bdb" style:font-weight-asian="bold" style:font-name-complex="Arial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38bdb" officeooo:paragraph-rsid="00138bdb" style:font-weight-asian="bold" style:font-name-complex="Arial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a671" officeooo:paragraph-rsid="0017a671" style:font-weight-asian="bold" style:font-name-complex="Arial"/>
    </style:style>
    <style:style style:name="P55" style:family="paragraph" style:parent-style-name="Standard">
      <style:paragraph-properties style:snap-to-layout-grid="false"/>
      <style:text-properties style:font-name="Arial" fo:font-weight="normal" officeooo:rsid="00022e84" officeooo:paragraph-rsid="00090a1a" style:font-weight-asian="normal" style:font-name-complex="Arial" style:font-weight-complex="normal"/>
    </style:style>
    <style:style style:name="P56" style:family="paragraph" style:parent-style-name="Standard">
      <style:paragraph-properties style:snap-to-layout-grid="false"/>
      <style:text-properties style:font-name="Arial" fo:font-weight="normal" officeooo:rsid="00022e84" officeooo:paragraph-rsid="000ae0b4" style:font-weight-asian="normal" style:font-name-complex="Arial" style:font-weight-complex="normal"/>
    </style:style>
    <style:style style:name="P57" style:family="paragraph" style:parent-style-name="Standard">
      <style:paragraph-properties style:snap-to-layout-grid="false"/>
      <style:text-properties style:font-name="Arial" fo:font-weight="normal" officeooo:rsid="00022e84" officeooo:paragraph-rsid="000cd637" style:font-weight-asian="normal" style:font-name-complex="Arial" style:font-weight-complex="normal"/>
    </style:style>
    <style:style style:name="P58" style:family="paragraph" style:parent-style-name="Standard">
      <style:paragraph-properties style:snap-to-layout-grid="false"/>
      <style:text-properties style:font-name="Arial" fo:font-weight="normal" officeooo:rsid="00022e84" officeooo:paragraph-rsid="000d95ea" style:font-weight-asian="normal" style:font-name-complex="Arial" style:font-weight-complex="normal"/>
    </style:style>
    <style:style style:name="P59" style:family="paragraph" style:parent-style-name="Standard">
      <style:paragraph-properties style:snap-to-layout-grid="false"/>
      <style:text-properties style:font-name="Arial" fo:font-weight="normal" officeooo:rsid="00022e84" officeooo:paragraph-rsid="000ec3c0" style:font-weight-asian="normal" style:font-name-complex="Arial" style:font-weight-complex="normal"/>
    </style:style>
    <style:style style:name="P60" style:family="paragraph" style:parent-style-name="Standard">
      <style:paragraph-properties style:snap-to-layout-grid="false"/>
      <style:text-properties style:font-name="Arial" fo:font-weight="normal" officeooo:rsid="000ae0b4" officeooo:paragraph-rsid="000ae0b4" style:font-weight-asian="normal" style:font-name-complex="Arial" style:font-weight-complex="normal"/>
    </style:style>
    <style:style style:name="P6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e0b4" officeooo:paragraph-rsid="000ae0b4" style:font-weight-asian="normal" style:font-name-complex="Arial" style:font-weight-complex="normal"/>
    </style:style>
    <style:style style:name="P6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d637" officeooo:paragraph-rsid="000cd637" style:font-weight-asian="normal" style:font-name-complex="Arial" style:font-weight-complex="normal"/>
    </style:style>
    <style:style style:name="P6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08ef9e" style:font-weight-asian="normal" style:font-name-complex="Arial" style:font-weight-complex="normal"/>
    </style:style>
    <style:style style:name="P6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02d63" style:font-weight-asian="normal" style:font-name-complex="Arial" style:font-weight-complex="normal"/>
    </style:style>
    <style:style style:name="P6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20187" style:font-weight-asian="normal" style:font-name-complex="Arial" style:font-weight-complex="normal"/>
    </style:style>
    <style:style style:name="P66" style:family="paragraph" style:parent-style-name="Standard">
      <style:paragraph-properties style:snap-to-layout-grid="false"/>
      <style:text-properties style:font-name="Arial" fo:font-weight="normal" officeooo:rsid="000d95ea" officeooo:paragraph-rsid="000d95ea" style:font-weight-asian="normal" style:font-name-complex="Arial" style:font-weight-complex="normal"/>
    </style:style>
    <style:style style:name="P67" style:family="paragraph" style:parent-style-name="Standard">
      <style:paragraph-properties style:snap-to-layout-grid="false"/>
      <style:text-properties style:font-name="Arial" fo:font-weight="normal" officeooo:rsid="000d95ea" officeooo:paragraph-rsid="000ec3c0" style:font-weight-asian="normal" style:font-name-complex="Arial" style:font-weight-complex="normal"/>
    </style:style>
    <style:style style:name="P6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d95ea" officeooo:paragraph-rsid="000d95ea" style:font-weight-asian="normal" style:font-name-complex="Arial" style:font-weight-complex="normal"/>
    </style:style>
    <style:style style:name="P69" style:family="paragraph" style:parent-style-name="Standard">
      <style:paragraph-properties style:snap-to-layout-grid="false"/>
      <style:text-properties style:font-name="Arial" fo:font-weight="normal" officeooo:rsid="000ec3c0" officeooo:paragraph-rsid="000ec3c0" style:font-weight-asian="normal" style:font-name-complex="Arial" style:font-weight-complex="normal"/>
    </style:style>
    <style:style style:name="P7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ec3c0" officeooo:paragraph-rsid="000ec3c0" style:font-weight-asian="normal" style:font-name-complex="Arial" style:font-weight-complex="normal"/>
    </style:style>
    <style:style style:name="P7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02d63" officeooo:paragraph-rsid="00102d63" style:font-weight-asian="normal" style:font-name-complex="Arial" style:font-weight-complex="normal"/>
    </style:style>
    <style:style style:name="P72" style:family="paragraph" style:parent-style-name="Standard">
      <style:paragraph-properties style:snap-to-layout-grid="false"/>
      <style:text-properties style:font-name="Arial" fo:font-weight="normal" officeooo:rsid="00102d63" officeooo:paragraph-rsid="00102d63" style:font-weight-asian="normal" style:font-name-complex="Arial" style:font-weight-complex="normal"/>
    </style:style>
    <style:style style:name="P73" style:family="paragraph" style:parent-style-name="Standard">
      <style:paragraph-properties style:snap-to-layout-grid="false"/>
      <style:text-properties style:font-name="Arial" fo:font-weight="normal" officeooo:rsid="00104349" officeooo:paragraph-rsid="00104349" style:font-weight-asian="normal" style:font-name-complex="Arial" style:font-weight-complex="normal"/>
    </style:style>
    <style:style style:name="P7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20187" officeooo:paragraph-rsid="00120187" style:font-weight-asian="normal" style:font-name-complex="Arial" style:font-weight-complex="normal"/>
    </style:style>
    <style:style style:name="P75" style:family="paragraph" style:parent-style-name="Standard">
      <style:paragraph-properties style:snap-to-layout-grid="false"/>
      <style:text-properties style:font-name="Arial" fo:font-weight="normal" officeooo:rsid="00138bdb" officeooo:paragraph-rsid="00138bdb" style:font-weight-asian="normal" style:font-name-complex="Arial" style:font-weight-complex="normal"/>
    </style:style>
    <style:style style:name="P7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38bdb" officeooo:paragraph-rsid="00138bdb" style:font-weight-asian="normal" style:font-name-complex="Arial" style:font-weight-complex="normal"/>
    </style:style>
    <style:style style:name="P7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13ec" officeooo:paragraph-rsid="001513ec" style:font-weight-asian="normal" style:font-name-complex="Arial" style:font-weight-complex="normal"/>
    </style:style>
    <style:style style:name="P78" style:family="paragraph" style:parent-style-name="Standard">
      <style:paragraph-properties style:snap-to-layout-grid="false"/>
      <style:text-properties style:font-name="Arial" fo:font-weight="normal" officeooo:rsid="001513ec" officeooo:paragraph-rsid="001513ec" style:font-weight-asian="normal" style:font-name-complex="Arial" style:font-weight-complex="normal"/>
    </style:style>
    <style:style style:name="P7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5453" officeooo:paragraph-rsid="00155453" style:font-weight-asian="normal" style:font-name-complex="Arial" style:font-weight-complex="normal"/>
    </style:style>
    <style:style style:name="P8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a671" officeooo:paragraph-rsid="0017a671" style:font-weight-asian="normal" style:font-name-complex="Arial" style:font-weight-complex="normal"/>
    </style:style>
    <style:style style:name="P81" style:family="paragraph" style:parent-style-name="Standard">
      <style:text-properties style:font-name="Arial" fo:font-size="12pt" officeooo:paragraph-rsid="00090a1a" style:font-size-asian="12pt" style:font-name-complex="Arial"/>
    </style:style>
    <style:style style:name="P8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e0b4" officeooo:paragraph-rsid="000ae0b4" style:font-size-asian="12pt" style:font-name-complex="Arial"/>
    </style:style>
    <style:style style:name="P83" style:family="paragraph" style:parent-style-name="Standard">
      <style:text-properties style:font-name="Arial" fo:font-size="12pt" officeooo:paragraph-rsid="000ae0b4" style:font-size-asian="12pt" style:font-name-complex="Arial"/>
    </style:style>
    <style:style style:name="P8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d637" officeooo:paragraph-rsid="000cd637" style:font-size-asian="12pt" style:font-name-complex="Arial"/>
    </style:style>
    <style:style style:name="P85" style:family="paragraph" style:parent-style-name="Standard">
      <style:text-properties style:font-name="Arial" fo:font-size="12pt" officeooo:paragraph-rsid="000cd637" style:font-size-asian="12pt" style:font-name-complex="Arial"/>
    </style:style>
    <style:style style:name="P8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95ea" officeooo:paragraph-rsid="000d95ea" style:font-size-asian="12pt" style:font-name-complex="Arial"/>
    </style:style>
    <style:style style:name="P87" style:family="paragraph" style:parent-style-name="Standard">
      <style:text-properties style:font-name="Arial" fo:font-size="12pt" officeooo:paragraph-rsid="000d95ea" style:font-size-asian="12pt" style:font-name-complex="Arial"/>
    </style:style>
    <style:style style:name="P88" style:family="paragraph" style:parent-style-name="Standard">
      <style:text-properties style:font-name="Arial" fo:font-size="12pt" officeooo:paragraph-rsid="000ec3c0" style:font-size-asian="12pt" style:font-name-complex="Arial"/>
    </style:style>
    <style:style style:name="P8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c3c0" officeooo:paragraph-rsid="000ec3c0" style:font-size-asian="12pt" style:font-name-complex="Arial"/>
    </style:style>
    <style:style style:name="P9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2d63" officeooo:paragraph-rsid="00102d63" style:font-size-asian="12pt" style:font-name-complex="Arial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04349" officeooo:paragraph-rsid="00104349" style:font-size-asian="12pt" style:font-name-complex="Arial"/>
    </style:style>
    <style:style style:name="P9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20187" officeooo:paragraph-rsid="00120187" style:font-size-asian="12pt" style:font-name-complex="Arial"/>
    </style:style>
    <style:style style:name="P9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38bdb" officeooo:paragraph-rsid="00138bdb" style:font-size-asian="12pt" style:font-name-complex="Arial"/>
    </style:style>
    <style:style style:name="P9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13ec" officeooo:paragraph-rsid="001513ec" style:font-size-asian="12pt" style:font-name-complex="Arial"/>
    </style:style>
    <style:style style:name="P9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90a1a" style:font-size-asian="12pt" style:font-weight-asian="bold" style:font-name-complex="Arial"/>
    </style:style>
    <style:style style:name="P9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ae0b4" style:font-size-asian="12pt" style:font-weight-asian="bold" style:font-name-complex="Arial"/>
    </style:style>
    <style:style style:name="P9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cd637" style:font-size-asian="12pt" style:font-weight-asian="bold" style:font-name-complex="Arial"/>
    </style:style>
    <style:style style:name="P9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d95ea" style:font-size-asian="12pt" style:font-weight-asian="bold" style:font-name-complex="Arial"/>
    </style:style>
    <style:style style:name="P9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ec3c0" style:font-size-asian="12pt" style:font-weight-asian="bold" style:font-name-complex="Arial"/>
    </style:style>
    <style:style style:name="P10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e0b4" officeooo:paragraph-rsid="000ae0b4" style:font-size-asian="12pt" style:font-weight-asian="bold" style:font-name-complex="Arial"/>
    </style:style>
    <style:style style:name="P10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d637" officeooo:paragraph-rsid="000cd637" style:font-size-asian="12pt" style:font-weight-asian="bold" style:font-name-complex="Arial"/>
    </style:style>
    <style:style style:name="P10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95ea" officeooo:paragraph-rsid="000d95ea" style:font-size-asian="12pt" style:font-weight-asian="bold" style:font-name-complex="Arial"/>
    </style:style>
    <style:style style:name="P10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c3c0" officeooo:paragraph-rsid="000ec3c0" style:font-size-asian="12pt" style:font-weight-asian="bold" style:font-name-complex="Arial"/>
    </style:style>
    <style:style style:name="P10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2d63" officeooo:paragraph-rsid="00102d63" style:font-size-asian="12pt" style:font-weight-asian="bold" style:font-name-complex="Arial"/>
    </style:style>
    <style:style style:name="P10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0187" officeooo:paragraph-rsid="00120187" style:font-size-asian="12pt" style:font-weight-asian="bold" style:font-name-complex="Arial"/>
    </style:style>
    <style:style style:name="P10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38bdb" officeooo:paragraph-rsid="00138bdb" style:font-size-asian="12pt" style:font-weight-asian="bold" style:font-name-complex="Arial"/>
    </style:style>
    <style:style style:name="P10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13ec" officeooo:paragraph-rsid="001513ec" style:font-size-asian="12pt" style:font-weight-asian="bold" style:font-name-complex="Arial"/>
    </style:style>
    <style:style style:name="P10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5453" officeooo:paragraph-rsid="00155453" style:font-size-asian="12pt" style:font-weight-asian="bold" style:font-name-complex="Arial"/>
    </style:style>
    <style:style style:name="P10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a671" officeooo:paragraph-rsid="0017a671" style:font-size-asian="12pt" style:font-weight-asian="bold" style:font-name-complex="Arial"/>
    </style:style>
    <style:style style:name="P110" style:family="paragraph" style:parent-style-name="Standard">
      <style:text-properties officeooo:paragraph-rsid="00090a1a"/>
    </style:style>
    <style:style style:name="P111" style:family="paragraph" style:parent-style-name="Standard">
      <style:text-properties officeooo:paragraph-rsid="000ae0b4"/>
    </style:style>
    <style:style style:name="P112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0cd637" style:font-weight-asian="normal" style:font-name-complex="Arial" style:font-weight-complex="normal"/>
    </style:style>
    <style:style style:name="P113" style:family="paragraph" style:parent-style-name="Standard">
      <style:paragraph-properties fo:text-align="justify" style:justify-single-word="false" style:snap-to-layout-grid="false"/>
      <style:text-properties fo:color="#0066cc" style:font-name="Arial" fo:font-weight="normal" officeooo:rsid="0004e1d1" officeooo:paragraph-rsid="00120187" style:font-weight-asian="normal" style:font-name-complex="Arial" style:font-weight-complex="normal"/>
    </style:style>
    <style:style style:name="P114" style:family="paragraph" style:parent-style-name="Standard">
      <style:text-properties officeooo:paragraph-rsid="000cd637"/>
    </style:style>
    <style:style style:name="P115" style:family="paragraph" style:parent-style-name="Standard">
      <style:text-properties officeooo:paragraph-rsid="000d95ea"/>
    </style:style>
    <style:style style:name="P116" style:family="paragraph" style:parent-style-name="Standard">
      <style:text-properties officeooo:paragraph-rsid="000ec3c0"/>
    </style:style>
    <style:style style:name="P117" style:family="paragraph" style:parent-style-name="Standard">
      <style:text-properties officeooo:paragraph-rsid="000ec3c0"/>
    </style:style>
    <style:style style:name="P118" style:family="paragraph" style:parent-style-name="Standard">
      <style:paragraph-properties style:snap-to-layout-grid="false"/>
      <style:text-properties style:font-name="Arial" officeooo:rsid="000ae0b4" officeooo:paragraph-rsid="0017f587" style:font-name-complex="Arial"/>
    </style:style>
    <style:style style:name="P119" style:family="paragraph" style:parent-style-name="Standard">
      <style:paragraph-properties style:snap-to-layout-grid="false"/>
      <style:text-properties style:font-name="Arial" officeooo:rsid="00022e84" officeooo:paragraph-rsid="0017f587" style:font-name-complex="Arial"/>
    </style:style>
    <style:style style:name="P120" style:family="paragraph" style:parent-style-name="Standard">
      <style:paragraph-properties style:snap-to-layout-grid="false"/>
      <style:text-properties style:font-name="Arial" officeooo:rsid="0017f587" officeooo:paragraph-rsid="0017f587" style:font-name-complex="Arial"/>
    </style:style>
    <style:style style:name="P121" style:family="paragraph" style:parent-style-name="Standard">
      <style:paragraph-properties fo:text-align="justify" style:justify-single-word="false" style:snap-to-layout-grid="false"/>
      <style:text-properties style:font-name="Arial" officeooo:paragraph-rsid="00186b60" style:font-name-complex="Arial"/>
    </style:style>
    <style:style style:name="P122" style:family="paragraph" style:parent-style-name="Standard">
      <style:paragraph-properties fo:text-align="justify" style:justify-single-word="false" style:snap-to-layout-grid="false"/>
      <style:text-properties style:font-name="Arial" officeooo:rsid="001513ec" officeooo:paragraph-rsid="00186b60" style:font-name-complex="Arial"/>
    </style:style>
    <style:style style:name="P123" style:family="paragraph" style:parent-style-name="Standard">
      <style:paragraph-properties style:snap-to-layout-grid="false"/>
      <style:text-properties style:font-name="Arial" fo:font-weight="bold" officeooo:paragraph-rsid="0017f587" style:font-weight-asian="bold" style:font-name-complex="Arial"/>
    </style:style>
    <style:style style:name="P124" style:family="paragraph" style:parent-style-name="Standard">
      <style:text-properties style:font-name="Arial" fo:font-weight="bold" officeooo:paragraph-rsid="0017f587" style:font-weight-asian="bold" style:font-name-complex="Arial"/>
    </style:style>
    <style:style style:name="P125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86b60" style:font-weight-asian="bold" style:font-name-complex="Arial"/>
    </style:style>
    <style:style style:name="P126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186b60" style:font-weight-asian="bold" style:font-name-complex="Arial"/>
    </style:style>
    <style:style style:name="P127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7a671" officeooo:paragraph-rsid="00186b60" style:font-weight-asian="bold" style:font-name-complex="Arial"/>
    </style:style>
    <style:style style:name="P128" style:family="paragraph" style:parent-style-name="Standard">
      <style:text-properties style:font-name="Arial" fo:font-weight="bold" officeooo:paragraph-rsid="00186b60" style:font-weight-asian="bold" style:font-name-complex="Arial"/>
    </style:style>
    <style:style style:name="P12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8ccd" officeooo:paragraph-rsid="00188ccd" style:font-weight-asian="bold" style:font-name-complex="Arial"/>
    </style:style>
    <style:style style:name="P13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8f125" officeooo:paragraph-rsid="0018f125" style:font-weight-asian="bold" style:font-name-complex="Arial"/>
    </style:style>
    <style:style style:name="P13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a0848" officeooo:paragraph-rsid="001a0848" style:font-weight-asian="bold" style:font-name-complex="Arial"/>
    </style:style>
    <style:style style:name="P132" style:family="paragraph" style:parent-style-name="Standard">
      <style:paragraph-properties style:snap-to-layout-grid="false"/>
      <style:text-properties style:font-name="Arial" fo:font-weight="normal" officeooo:rsid="00022e84" officeooo:paragraph-rsid="0017f587" style:font-weight-asian="normal" style:font-name-complex="Arial" style:font-weight-complex="normal"/>
    </style:style>
    <style:style style:name="P133" style:family="paragraph" style:parent-style-name="Standard">
      <style:paragraph-properties style:snap-to-layout-grid="false"/>
      <style:text-properties style:font-name="Arial" fo:font-weight="normal" officeooo:rsid="000ae0b4" officeooo:paragraph-rsid="0017f587" style:font-weight-asian="normal" style:font-name-complex="Arial" style:font-weight-complex="normal"/>
    </style:style>
    <style:style style:name="P134" style:family="paragraph" style:parent-style-name="Standard">
      <style:paragraph-properties style:snap-to-layout-grid="false"/>
      <style:text-properties style:font-name="Arial" fo:font-weight="normal" officeooo:rsid="0017f587" officeooo:paragraph-rsid="0017f587" style:font-weight-asian="normal" style:font-name-complex="Arial" style:font-weight-complex="normal"/>
    </style:style>
    <style:style style:name="P135" style:family="paragraph" style:parent-style-name="Standard">
      <style:paragraph-properties style:snap-to-layout-grid="false"/>
      <style:text-properties style:font-name="Arial" fo:font-weight="normal" officeooo:rsid="00186b60" officeooo:paragraph-rsid="00186b60" style:font-weight-asian="normal" style:font-name-complex="Arial" style:font-weight-complex="normal"/>
    </style:style>
    <style:style style:name="P13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7a671" officeooo:paragraph-rsid="00186b60" style:font-weight-asian="normal" style:font-name-complex="Arial" style:font-weight-complex="normal"/>
    </style:style>
    <style:style style:name="P13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8ef9e" officeooo:paragraph-rsid="00186b60" style:font-weight-asian="normal" style:font-name-complex="Arial" style:font-weight-complex="normal"/>
    </style:style>
    <style:style style:name="P13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513ec" officeooo:paragraph-rsid="00186b60" style:font-weight-asian="normal" style:font-name-complex="Arial" style:font-weight-complex="normal"/>
    </style:style>
    <style:style style:name="P139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8ccd" officeooo:paragraph-rsid="00188ccd" style:font-weight-asian="normal" style:font-name-complex="Arial" style:font-weight-complex="normal"/>
    </style:style>
    <style:style style:name="P140" style:family="paragraph" style:parent-style-name="Standard">
      <style:paragraph-properties style:snap-to-layout-grid="false"/>
      <style:text-properties style:font-name="Arial" fo:font-weight="normal" officeooo:rsid="0018f125" officeooo:paragraph-rsid="0018f125" style:font-weight-asian="normal" style:font-name-complex="Arial" style:font-weight-complex="normal"/>
    </style:style>
    <style:style style:name="P14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8f125" officeooo:paragraph-rsid="0018f125" style:font-weight-asian="normal" style:font-name-complex="Arial" style:font-weight-complex="normal"/>
    </style:style>
    <style:style style:name="P142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a0848" officeooo:paragraph-rsid="001a0848" style:font-weight-asian="normal" style:font-name-complex="Arial" style:font-weight-complex="normal"/>
    </style:style>
    <style:style style:name="P143" style:family="paragraph" style:parent-style-name="Standard">
      <style:paragraph-properties style:snap-to-layout-grid="false"/>
      <style:text-properties style:font-name="Arial" fo:font-weight="normal" officeooo:rsid="001a0848" officeooo:paragraph-rsid="001a0848" style:font-weight-asian="normal" style:font-name-complex="Arial" style:font-weight-complex="normal"/>
    </style:style>
    <style:style style:name="P144" style:family="paragraph" style:parent-style-name="Standard">
      <style:text-properties style:font-name="Arial" fo:font-size="12pt" officeooo:paragraph-rsid="000ec3c0" style:font-size-asian="12pt" style:font-name-complex="Arial"/>
    </style:style>
    <style:style style:name="P14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13ec" officeooo:paragraph-rsid="001513ec" style:font-size-asian="12pt" style:font-name-complex="Arial"/>
    </style:style>
    <style:style style:name="P14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513ec" officeooo:paragraph-rsid="00186b60" style:font-size-asian="12pt" style:font-name-complex="Arial"/>
    </style:style>
    <style:style style:name="P147" style:family="paragraph" style:parent-style-name="Standard">
      <style:text-properties style:font-name="Arial" fo:font-size="12pt" officeooo:paragraph-rsid="00186b60" style:font-size-asian="12pt" style:font-name-complex="Arial"/>
    </style:style>
    <style:style style:name="P14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8f125" officeooo:paragraph-rsid="0018f125" style:font-size-asian="12pt" style:font-name-complex="Arial"/>
    </style:style>
    <style:style style:name="P14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1a0848" officeooo:paragraph-rsid="001a0848" style:font-size-asian="12pt" style:font-name-complex="Arial"/>
    </style:style>
    <style:style style:name="P15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55453" officeooo:paragraph-rsid="00186b60" style:font-size-asian="12pt" style:font-weight-asian="bold" style:font-name-complex="Arial"/>
    </style:style>
    <style:style style:name="P15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7a671" officeooo:paragraph-rsid="00186b60" style:font-size-asian="12pt" style:font-weight-asian="bold" style:font-name-complex="Arial"/>
    </style:style>
    <style:style style:name="P15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86b60" style:font-size-asian="12pt" style:font-weight-asian="bold" style:font-name-complex="Arial"/>
    </style:style>
    <style:style style:name="P15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8ccd" officeooo:paragraph-rsid="00188ccd" style:font-size-asian="12pt" style:font-weight-asian="bold" style:font-name-complex="Arial"/>
    </style:style>
    <style:style style:name="P15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f125" officeooo:paragraph-rsid="0018f125" style:font-size-asian="12pt" style:font-weight-asian="bold" style:font-name-complex="Arial"/>
    </style:style>
    <style:style style:name="P15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a0848" officeooo:paragraph-rsid="001a0848" style:font-size-asian="12pt" style:font-weight-asian="bold" style:font-name-complex="Arial"/>
    </style:style>
    <style:style style:name="P156" style:family="paragraph" style:parent-style-name="Standard">
      <style:paragraph-properties fo:text-align="justify" style:justify-single-word="false" style:snap-to-layout-grid="false"/>
      <style:text-properties style:font-name="Arial" style:text-underline-style="none" fo:font-weight="normal" officeooo:rsid="001513ec" officeooo:paragraph-rsid="00186b60" style:font-weight-asian="normal" style:font-name-complex="Arial" style:font-weight-complex="normal"/>
    </style:style>
    <style:style style:name="P157" style:family="paragraph" style:parent-style-name="Standard">
      <style:text-properties officeooo:paragraph-rsid="0017f587"/>
    </style:style>
    <style:style style:name="P158" style:family="paragraph" style:parent-style-name="Standard">
      <style:text-properties officeooo:paragraph-rsid="00186b60"/>
    </style:style>
    <style:style style:name="P159" style:family="paragraph" style:parent-style-name="Standard">
      <style:text-properties style:font-name="Arial" fo:font-weight="normal" officeooo:rsid="0018f125" officeooo:paragraph-rsid="0018f125" style:font-weight-asian="normal" style:font-weight-complex="normal"/>
    </style:style>
    <style:style style:name="P160" style:family="paragraph" style:parent-style-name="Standard">
      <style:paragraph-properties fo:break-before="auto" fo:break-after="auto"/>
      <style:text-properties officeooo:paragraph-rsid="0017f587"/>
    </style:style>
    <style:style style:name="P161" style:family="paragraph" style:parent-style-name="Heading_20_1">
      <style:text-properties officeooo:paragraph-rsid="00090a1a"/>
    </style:style>
    <style:style style:name="P162" style:family="paragraph" style:parent-style-name="Heading_20_1">
      <style:text-properties officeooo:paragraph-rsid="000ae0b4"/>
    </style:style>
    <style:style style:name="P163" style:family="paragraph" style:parent-style-name="Heading_20_1">
      <style:text-properties officeooo:paragraph-rsid="000cd637"/>
    </style:style>
    <style:style style:name="P164" style:family="paragraph" style:parent-style-name="Heading_20_1">
      <style:text-properties officeooo:paragraph-rsid="000d95ea"/>
    </style:style>
    <style:style style:name="P165" style:family="paragraph" style:parent-style-name="Heading_20_1">
      <style:text-properties officeooo:paragraph-rsid="000ec3c0"/>
    </style:style>
    <style:style style:name="P166" style:family="paragraph" style:parent-style-name="Heading_20_1">
      <style:text-properties officeooo:paragraph-rsid="0017f587"/>
    </style:style>
    <style:style style:name="P167" style:family="paragraph" style:parent-style-name="Heading_20_1">
      <style:text-properties officeooo:paragraph-rsid="00186b60"/>
    </style:style>
    <style:style style:name="P168" style:family="paragraph" style:parent-style-name="Heading_20_2">
      <style:text-properties officeooo:paragraph-rsid="00090a1a"/>
    </style:style>
    <style:style style:name="P169" style:family="paragraph" style:parent-style-name="Heading_20_2">
      <style:text-properties officeooo:paragraph-rsid="000ae0b4"/>
    </style:style>
    <style:style style:name="P170" style:family="paragraph" style:parent-style-name="Heading_20_2">
      <style:text-properties officeooo:paragraph-rsid="000cd637"/>
    </style:style>
    <style:style style:name="P171" style:family="paragraph" style:parent-style-name="Heading_20_2">
      <style:text-properties officeooo:paragraph-rsid="000d95ea"/>
    </style:style>
    <style:style style:name="P172" style:family="paragraph" style:parent-style-name="Heading_20_2">
      <style:text-properties officeooo:paragraph-rsid="000ec3c0"/>
    </style:style>
    <style:style style:name="P173" style:family="paragraph" style:parent-style-name="Heading_20_2">
      <style:text-properties officeooo:paragraph-rsid="00186b60"/>
    </style:style>
    <style:style style:name="T1" style:family="text">
      <style:text-properties officeooo:rsid="000ae0b4"/>
    </style:style>
    <style:style style:name="T2" style:family="text">
      <style:text-properties officeooo:rsid="000cd63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0187" style:font-weight-asian="bold" style:font-weight-complex="bold"/>
    </style:style>
    <style:style style:name="T5" style:family="text">
      <style:text-properties officeooo:rsid="000d95e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ef9e" style:font-weight-asian="normal" style:font-weight-complex="normal"/>
    </style:style>
    <style:style style:name="T8" style:family="text">
      <style:text-properties officeooo:rsid="00102d63"/>
    </style:style>
    <style:style style:name="T9" style:family="text">
      <style:text-properties officeooo:rsid="00120187"/>
    </style:style>
    <style:style style:name="T10" style:family="text">
      <style:text-properties officeooo:rsid="001513ec"/>
    </style:style>
    <style:style style:name="T11" style:family="text">
      <style:text-properties officeooo:rsid="0017f587"/>
    </style:style>
    <style:style style:name="T12" style:family="text">
      <style:text-properties officeooo:rsid="00188c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column table:style-name="Tabla43.H"/>
        <table:table-row table:style-name="Tabla43.1">
          <table:table-cell table:style-name="Tabla43.A1" office:value-type="string">
            <text:h text:style-name="P161" text:outline-level="1">Caso de Uso</text:h>
          </table:table-cell>
          <table:table-cell table:style-name="Tabla43.B1" table:number-columns-spanned="4" office:value-type="string">
            <text:p text:style-name="P12">Crear ruta</text:p>
          </table:table-cell>
          <table:covered-table-cell/>
          <table:covered-table-cell/>
          <table:covered-table-cell/>
          <table:table-cell table:style-name="Tabla43.F1" table:number-columns-spanned="3" office:value-type="string">
            <text:p text:style-name="P1">CU_<text:span text:style-name="T1">29</text:span></text:p>
          </table:table-cell>
          <table:covered-table-cell/>
          <table:covered-table-cell/>
        </table:table-row>
        <table:table-row table:style-name="Tabla43.2">
          <table:table-cell table:style-name="Tabla43.A2" office:value-type="string">
            <text:p text:style-name="P28">Actores</text:p>
          </table:table-cell>
          <table:table-cell table:style-name="Tabla43.B2" table:number-columns-spanned="7" office:value-type="string">
            <text:p text:style-name="P55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28">Tipo</text:p>
          </table:table-cell>
          <table:table-cell table:style-name="Tabla43.B3" table:number-columns-spanned="7" office:value-type="string">
            <text:p text:style-name="P6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28">Referencias</text:p>
          </table:table-cell>
          <table:table-cell table:style-name="Tabla43.B4" office:value-type="string">
            <text:p text:style-name="P23"/>
          </table:table-cell>
          <table:table-cell table:style-name="Tabla43.C4" table:number-columns-spanned="6" office:value-type="string">
            <text:p text:style-name="P12">CU_<text:span text:style-name="T5">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28">Precondición</text:p>
          </table:table-cell>
          <table:table-cell table:style-name="Tabla43.B5" table:number-columns-spanned="7" office:value-type="string">
            <text:p text:style-name="P60">La ruta no debe estar cre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6" office:value-type="string">
            <text:p text:style-name="P28">Postcondición</text:p>
          </table:table-cell>
          <table:table-cell table:style-name="Tabla43.B6" table:number-columns-spanned="7" office:value-type="string">
            <text:p text:style-name="P60">Aparecerá una nueva ruta en el GP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7" office:value-type="string">
            <text:p text:style-name="P28">Autor</text:p>
          </table:table-cell>
          <table:table-cell table:style-name="Tabla43.B7" table:number-columns-spanned="2" office:value-type="string">
            <text:p text:style-name="P60">Alba Aurora Moreno Peinado</text:p>
          </table:table-cell>
          <table:covered-table-cell/>
          <table:table-cell table:style-name="Tabla43.D7" office:value-type="string">
            <text:h text:style-name="P161" text:outline-level="1">Fecha</text:h>
          </table:table-cell>
          <table:table-cell table:style-name="Tabla43.E7" table:number-columns-spanned="2" office:value-type="string">
            <text:p text:style-name="P1">0<text:span text:style-name="T1">7</text:span>/04/2018</text:p>
          </table:table-cell>
          <table:covered-table-cell/>
          <table:table-cell table:style-name="Tabla43.G7" office:value-type="string">
            <text:h text:style-name="P161" text:outline-level="1">Versión</text:h>
          </table:table-cell>
          <table:table-cell table:style-name="Tabla43.H7" office:value-type="string">
            <text:p text:style-name="P1">1.0</text:p>
          </table:table-cell>
        </table:table-row>
      </table:table>
      <text:p text:style-name="P110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81">Propósito</text:p>
          </table:table-cell>
        </table:table-row>
        <table:table-row table:style-name="Tabla37.1">
          <table:table-cell table:style-name="Tabla37.A2" office:value-type="string">
            <text:p text:style-name="P82">Crear una ruta que sirva como patrón en las rutas diarias.</text:p>
          </table:table-cell>
        </table:table-row>
      </table:table>
      <text:p text:style-name="P110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81">Resumen</text:p>
          </table:table-cell>
        </table:table-row>
        <table:table-row table:style-name="Tabla38.2">
          <table:table-cell table:style-name="Tabla38.A2" office:value-type="string">
            <text:p text:style-name="P82">El oficinista crea una ruta que servirá como patrón para realizar las demás rutas.</text:p>
          </table:table-cell>
        </table:table-row>
      </table:table>
      <text:p text:style-name="P110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81">Curso Normal</text:p>
          </table:table-cell>
          <table:covered-table-cell/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100">1</text:p>
          </table:table-cell>
          <table:table-cell table:style-name="Tabla39.B2" office:value-type="string">
            <text:p text:style-name="P61">El oficinista busca la ruta a insertar.</text:p>
          </table:table-cell>
          <table:table-cell table:style-name="Tabla39.C2" office:value-type="string">
            <text:p text:style-name="P39">2</text:p>
          </table:table-cell>
          <table:table-cell table:style-name="Tabla39.D2" office:value-type="string">
            <text:p text:style-name="P62">El sistema localiza la ruta.</text:p>
          </table:table-cell>
        </table:table-row>
        <table:table-row table:style-name="Tabla39.2">
          <table:table-cell table:style-name="Tabla39.A3" office:value-type="string">
            <text:p text:style-name="P101">3</text:p>
          </table:table-cell>
          <table:table-cell table:style-name="Tabla39.B3" office:value-type="string">
            <text:p text:style-name="P62">El oficinista busca la parada a insertar.</text:p>
          </table:table-cell>
          <table:table-cell table:style-name="Tabla39.C3" office:value-type="string">
            <text:p text:style-name="P41">4</text:p>
          </table:table-cell>
          <table:table-cell table:style-name="Tabla39.D3" office:value-type="string">
            <text:p text:style-name="P112">Incluir: (CU_<text:span text:style-name="T2">30</text:span>.<text:span text:style-name="T2">Añadir parada</text:span>)</text:p>
          </table:table-cell>
        </table:table-row>
        <table:table-row table:style-name="Tabla39.2">
          <table:table-cell table:style-name="Tabla39.A4" office:value-type="string">
            <text:p text:style-name="P101">5</text:p>
          </table:table-cell>
          <table:table-cell table:style-name="Tabla39.B4" office:value-type="string">
            <text:p text:style-name="P62">El oficinista solicita la ruta.</text:p>
          </table:table-cell>
          <table:table-cell table:style-name="Tabla39.C4" office:value-type="string">
            <text:p text:style-name="P41">6</text:p>
          </table:table-cell>
          <table:table-cell table:style-name="Tabla39.D4" office:value-type="string">
            <text:p text:style-name="P62">El sistema genera ruta.</text:p>
          </table:table-cell>
        </table:table-row>
        <table:table-row table:style-name="Tabla39.2">
          <table:table-cell table:style-name="Tabla39.A5" office:value-type="string">
            <text:p text:style-name="P101">7</text:p>
          </table:table-cell>
          <table:table-cell table:style-name="Tabla39.B5" office:value-type="string">
            <text:p text:style-name="P62">Recibe la ruta creada.</text:p>
          </table:table-cell>
          <table:table-cell table:style-name="Tabla39.C5" office:value-type="string">
            <text:p text:style-name="P34"/>
          </table:table-cell>
          <table:table-cell table:style-name="Tabla39.D5" office:value-type="string">
            <text:p text:style-name="P29"/>
          </table:table-cell>
        </table:table-row>
        <table:table-row table:style-name="Tabla39.2">
          <table:table-cell table:style-name="Tabla39.A6" office:value-type="string">
            <text:p text:style-name="P95"/>
          </table:table-cell>
          <table:table-cell table:style-name="Tabla39.B6" office:value-type="string">
            <text:p text:style-name="P29"/>
          </table:table-cell>
          <table:table-cell table:style-name="Tabla39.C6" office:value-type="string">
            <text:p text:style-name="P34"/>
          </table:table-cell>
          <table:table-cell table:style-name="Tabla39.D6" office:value-type="string">
            <text:p text:style-name="P29"/>
          </table:table-cell>
        </table:table-row>
        <table:table-row table:style-name="Tabla39.2">
          <table:table-cell table:style-name="Tabla39.A7" office:value-type="string">
            <text:p text:style-name="P95"/>
          </table:table-cell>
          <table:table-cell table:style-name="Tabla39.B7" office:value-type="string">
            <text:p text:style-name="P29"/>
          </table:table-cell>
          <table:table-cell table:style-name="Tabla39.C7" office:value-type="string">
            <text:p text:style-name="P34"/>
          </table:table-cell>
          <table:table-cell table:style-name="Tabla39.D7" office:value-type="string">
            <text:p text:style-name="P29"/>
          </table:table-cell>
        </table:table-row>
        <table:table-row table:style-name="Tabla39.2">
          <table:table-cell table:style-name="Tabla39.A8" office:value-type="string">
            <text:p text:style-name="P95"/>
          </table:table-cell>
          <table:table-cell table:style-name="Tabla39.B8" office:value-type="string">
            <text:p text:style-name="P29"/>
          </table:table-cell>
          <table:table-cell table:style-name="Tabla39.C8" office:value-type="string">
            <text:p text:style-name="P34"/>
          </table:table-cell>
          <table:table-cell table:style-name="Tabla39.D8" office:value-type="string">
            <text:p text:style-name="P29"/>
          </table:table-cell>
        </table:table-row>
        <table:table-row table:style-name="Tabla39.2">
          <table:table-cell table:style-name="Tabla39.A9" office:value-type="string">
            <text:p text:style-name="P95"/>
          </table:table-cell>
          <table:table-cell table:style-name="Tabla39.B9" office:value-type="string">
            <text:p text:style-name="P29"/>
          </table:table-cell>
          <table:table-cell table:style-name="Tabla39.C9" office:value-type="string">
            <text:p text:style-name="P34"/>
          </table:table-cell>
          <table:table-cell table:style-name="Tabla39.D9" office:value-type="string">
            <text:p text:style-name="P29"/>
          </table:table-cell>
        </table:table-row>
        <table:table-row table:style-name="Tabla39.2">
          <table:table-cell table:style-name="Tabla39.A10" office:value-type="string">
            <text:p text:style-name="P95"/>
          </table:table-cell>
          <table:table-cell table:style-name="Tabla39.B10" office:value-type="string">
            <text:p text:style-name="P29"/>
          </table:table-cell>
          <table:table-cell table:style-name="Tabla39.C10" office:value-type="string">
            <text:p text:style-name="P34"/>
          </table:table-cell>
          <table:table-cell table:style-name="Tabla39.D10" office:value-type="string">
            <text:p text:style-name="P29"/>
          </table:table-cell>
        </table:table-row>
        <table:table-row table:style-name="Tabla39.2">
          <table:table-cell table:style-name="Tabla39.A11" office:value-type="string">
            <text:p text:style-name="P95"/>
          </table:table-cell>
          <table:table-cell table:style-name="Tabla39.B11" office:value-type="string">
            <text:p text:style-name="P29"/>
          </table:table-cell>
          <table:table-cell table:style-name="Tabla39.C11" office:value-type="string">
            <text:p text:style-name="P34"/>
          </table:table-cell>
          <table:table-cell table:style-name="Tabla39.D11" office:value-type="string">
            <text:p text:style-name="P29"/>
          </table:table-cell>
        </table:table-row>
      </table:table>
      <text:p text:style-name="P110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81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101">1a</text:p>
          </table:table-cell>
          <table:table-cell table:style-name="Tabla40.B2" office:value-type="string">
            <text:p text:style-name="P62">La ruta buscada ya existe.</text:p>
          </table:table-cell>
        </table:table-row>
        <table:table-row table:style-name="Tabla40.1">
          <table:table-cell table:style-name="Tabla40.A3" office:value-type="string">
            <text:p text:style-name="P95"/>
          </table:table-cell>
          <table:table-cell table:style-name="Tabla40.B3" office:value-type="string">
            <text:p text:style-name="P63"><text:span text:style-name="T3">1. </text:span>El sistema informa de la situación y se finaliza el caso de uso</text:p>
          </table:table-cell>
        </table:table-row>
        <table:table-row table:style-name="Tabla40.1">
          <table:table-cell table:style-name="Tabla40.A4" office:value-type="string">
            <text:p text:style-name="P95"/>
          </table:table-cell>
          <table:table-cell table:style-name="Tabla40.B4" office:value-type="string">
            <text:p text:style-name="P29"/>
          </table:table-cell>
        </table:table-row>
      </table:table>
      <text:p text:style-name="P110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81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161" text:outline-level="1">Frecuencia esperada</text:h>
          </table:table-cell>
          <table:table-cell table:style-name="Tabla41.B2" office:value-type="string">
            <text:p text:style-name="P14"/>
          </table:table-cell>
          <table:table-cell table:style-name="Tabla41.C2" office:value-type="string">
            <text:h text:style-name="P168" text:outline-level="2">Rendimiento</text:h>
          </table:table-cell>
          <table:table-cell table:style-name="Tabla41.D2" office:value-type="string">
            <text:p text:style-name="P14">No más de 10 minutos</text:p>
          </table:table-cell>
        </table:table-row>
        <table:table-row table:style-name="Tabla41.1">
          <table:table-cell table:style-name="Tabla41.A3" office:value-type="string">
            <text:p text:style-name="P28">Importancia</text:p>
          </table:table-cell>
          <table:table-cell table:style-name="Tabla41.B3" office:value-type="string">
            <text:p text:style-name="P62">Alta</text:p>
          </table:table-cell>
          <table:table-cell table:style-name="Tabla41.C3" office:value-type="string">
            <text:h text:style-name="P168" text:outline-level="2">Urgencia</text:h>
          </table:table-cell>
          <table:table-cell table:style-name="Tabla41.D3" office:value-type="string">
            <text:p text:style-name="P14">Alta</text:p>
          </table:table-cell>
        </table:table-row>
        <table:table-row table:style-name="Tabla41.1">
          <table:table-cell table:style-name="Tabla41.A4" office:value-type="string">
            <text:p text:style-name="P28">Estado</text:p>
          </table:table-cell>
          <table:table-cell table:style-name="Tabla41.B4" office:value-type="string">
            <text:p text:style-name="P62">Esperando desarrollo</text:p>
          </table:table-cell>
          <table:table-cell table:style-name="Tabla41.C4" office:value-type="string">
            <text:h text:style-name="P168" text:outline-level="2">Estabilidad</text:h>
          </table:table-cell>
          <table:table-cell table:style-name="Tabla41.D4" office:value-type="string">
            <text:p text:style-name="P14">Alta</text:p>
          </table:table-cell>
        </table:table-row>
      </table:table>
      <text:p text:style-name="P110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81">Comentarios</text:p>
          </table:table-cell>
        </table:table-row>
        <table:table-row table:style-name="Tabla42.2">
          <table:table-cell table:style-name="Tabla42.A2" office:value-type="string">
            <text:p text:style-name="P84">El caso de uso será realizado cada vez que la ruta de pedido no esté registrada.</text:p>
          </table:table-cell>
        </table:table-row>
      </table:table>
      <text:p text:style-name="P110"/>
      <text:p text:style-name="P110"/>
      <text:p text:style-name="P1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62" text:outline-level="1">Caso de Uso</text:h>
          </table:table-cell>
          <table:table-cell table:style-name="Tabla1.B1" table:number-columns-spanned="4" office:value-type="string">
            <text:p text:style-name="P15">Añadir parada</text:p>
          </table:table-cell>
          <table:covered-table-cell/>
          <table:covered-table-cell/>
          <table:covered-table-cell/>
          <table:table-cell table:style-name="Tabla1.F1" table:number-columns-spanned="3" office:value-type="string">
            <text:p text:style-name="P2">CU_<text:span text:style-name="T5">30</text:span>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40">Actores</text:p>
          </table:table-cell>
          <table:table-cell table:style-name="Tabla1.B2" table:number-columns-spanned="7" office:value-type="string">
            <text:p text:style-name="P56">Oficinista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0">Tipo</text:p>
          </table:table-cell>
          <table:table-cell table:style-name="Tabla1.B3" table:number-columns-spanned="7" office:value-type="string">
            <text:p text:style-name="P66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0">Referencias</text:p>
          </table:table-cell>
          <table:table-cell table:style-name="Tabla1.B4" office:value-type="string">
            <text:p text:style-name="P24"/>
          </table:table-cell>
          <table:table-cell table:style-name="Tabla1.C4" table:number-columns-spanned="6" office:value-type="string">
            <text:p text:style-name="P15">CU_29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2">
          <table:table-cell table:style-name="Tabla1.A5" office:value-type="string">
            <text:p text:style-name="P40">Precondición</text:p>
          </table:table-cell>
          <table:table-cell table:style-name="Tabla1.B5" table:number-columns-spanned="7" office:value-type="string">
            <text:p text:style-name="P66">La parada no debe estar registrada pero la ruta sí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0">Postcondición</text:p>
          </table:table-cell>
          <table:table-cell table:style-name="Tabla1.B6" table:number-columns-spanned="7" office:value-type="string">
            <text:p text:style-name="P66">La ruta obtendrá una parada correspond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0">Autor</text:p>
          </table:table-cell>
          <table:table-cell table:style-name="Tabla1.B7" table:number-columns-spanned="2" office:value-type="string">
            <text:p text:style-name="P66">Alba Aurora Moreno Peinado</text:p>
          </table:table-cell>
          <table:covered-table-cell/>
          <table:table-cell table:style-name="Tabla1.D7" office:value-type="string">
            <text:h text:style-name="P162" text:outline-level="1">Fecha</text:h>
          </table:table-cell>
          <table:table-cell table:style-name="Tabla1.E7" table:number-columns-spanned="2" office:value-type="string">
            <text:p text:style-name="P2">0<text:span text:style-name="T5">7</text:span>/04/2018</text:p>
          </table:table-cell>
          <table:covered-table-cell/>
          <table:table-cell table:style-name="Tabla1.G7" office:value-type="string">
            <text:h text:style-name="P162" text:outline-level="1">Versión</text:h>
          </table:table-cell>
          <table:table-cell table:style-name="Tabla1.H7" office:value-type="string">
            <text:p text:style-name="P2">1.0</text:p>
          </table:table-cell>
        </table:table-row>
      </table:table>
      <text:p text:style-name="P1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3">Propósito</text:p>
          </table:table-cell>
        </table:table-row>
        <table:table-row table:style-name="Tabla2.1">
          <table:table-cell table:style-name="Tabla2.A2" office:value-type="string">
            <text:p text:style-name="P86">Añadir una parada a la ruta previamente establecida.</text:p>
          </table:table-cell>
        </table:table-row>
      </table:table>
      <text:p text:style-name="P1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3">Resumen</text:p>
          </table:table-cell>
        </table:table-row>
        <table:table-row table:style-name="Tabla3.2">
          <table:table-cell table:style-name="Tabla3.A2" office:value-type="string">
            <text:p text:style-name="P86">El sistema generará una parada para la ruta que se ha establecido previamente y la usará en pedidos diarios.</text:p>
          </table:table-cell>
        </table:table-row>
      </table:table>
      <text:p text:style-name="P11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3">Curso Normal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102">1</text:p>
          </table:table-cell>
          <table:table-cell table:style-name="Tabla4.B2" office:value-type="string">
            <text:p text:style-name="P68">El oficinista comprueba que existe la ruta.</text:p>
          </table:table-cell>
          <table:table-cell table:style-name="Tabla4.C2" office:value-type="string">
            <text:p text:style-name="P35"/>
          </table:table-cell>
          <table:table-cell table:style-name="Tabla4.D2" office:value-type="string">
            <text:p text:style-name="P30"/>
          </table:table-cell>
        </table:table-row>
        <table:table-row table:style-name="Tabla4.2">
          <table:table-cell table:style-name="Tabla4.A3" office:value-type="string">
            <text:p text:style-name="P102">2</text:p>
          </table:table-cell>
          <table:table-cell table:style-name="Tabla4.B3" office:value-type="string">
            <text:p text:style-name="P68">El oficinista comprueba que no existe la parada.</text:p>
          </table:table-cell>
          <table:table-cell table:style-name="Tabla4.C3" office:value-type="string">
            <text:p text:style-name="P35"/>
          </table:table-cell>
          <table:table-cell table:style-name="Tabla4.D3" office:value-type="string">
            <text:p text:style-name="P30"/>
          </table:table-cell>
        </table:table-row>
        <table:table-row table:style-name="Tabla4.2">
          <table:table-cell table:style-name="Tabla4.A4" office:value-type="string">
            <text:p text:style-name="P102">3</text:p>
          </table:table-cell>
          <table:table-cell table:style-name="Tabla4.B4" office:value-type="string">
            <text:p text:style-name="P68">El oficinista inserta los datos de la parada.</text:p>
          </table:table-cell>
          <table:table-cell table:style-name="Tabla4.C4" office:value-type="string">
            <text:p text:style-name="P44">4</text:p>
          </table:table-cell>
          <table:table-cell table:style-name="Tabla4.D4" office:value-type="string">
            <text:p text:style-name="P68">El sistema genera una nueva parada.</text:p>
          </table:table-cell>
        </table:table-row>
        <table:table-row table:style-name="Tabla4.2">
          <table:table-cell table:style-name="Tabla4.A5" office:value-type="string">
            <text:p text:style-name="P102">5</text:p>
          </table:table-cell>
          <table:table-cell table:style-name="Tabla4.B5" office:value-type="string">
            <text:p text:style-name="P68">Obtiene la parada nueva</text:p>
          </table:table-cell>
          <table:table-cell table:style-name="Tabla4.C5" office:value-type="string">
            <text:p text:style-name="P35"/>
          </table:table-cell>
          <table:table-cell table:style-name="Tabla4.D5" office:value-type="string">
            <text:p text:style-name="P30"/>
          </table:table-cell>
        </table:table-row>
        <table:table-row table:style-name="Tabla4.2">
          <table:table-cell table:style-name="Tabla4.A6" office:value-type="string">
            <text:p text:style-name="P96"/>
          </table:table-cell>
          <table:table-cell table:style-name="Tabla4.B6" office:value-type="string">
            <text:p text:style-name="P30"/>
          </table:table-cell>
          <table:table-cell table:style-name="Tabla4.C6" office:value-type="string">
            <text:p text:style-name="P35"/>
          </table:table-cell>
          <table:table-cell table:style-name="Tabla4.D6" office:value-type="string">
            <text:p text:style-name="P30"/>
          </table:table-cell>
        </table:table-row>
        <table:table-row table:style-name="Tabla4.2">
          <table:table-cell table:style-name="Tabla4.A7" office:value-type="string">
            <text:p text:style-name="P96"/>
          </table:table-cell>
          <table:table-cell table:style-name="Tabla4.B7" office:value-type="string">
            <text:p text:style-name="P30"/>
          </table:table-cell>
          <table:table-cell table:style-name="Tabla4.C7" office:value-type="string">
            <text:p text:style-name="P35"/>
          </table:table-cell>
          <table:table-cell table:style-name="Tabla4.D7" office:value-type="string">
            <text:p text:style-name="P30"/>
          </table:table-cell>
        </table:table-row>
        <table:table-row table:style-name="Tabla4.2">
          <table:table-cell table:style-name="Tabla4.A8" office:value-type="string">
            <text:p text:style-name="P96"/>
          </table:table-cell>
          <table:table-cell table:style-name="Tabla4.B8" office:value-type="string">
            <text:p text:style-name="P30"/>
          </table:table-cell>
          <table:table-cell table:style-name="Tabla4.C8" office:value-type="string">
            <text:p text:style-name="P35"/>
          </table:table-cell>
          <table:table-cell table:style-name="Tabla4.D8" office:value-type="string">
            <text:p text:style-name="P30"/>
          </table:table-cell>
        </table:table-row>
        <table:table-row table:style-name="Tabla4.2">
          <table:table-cell table:style-name="Tabla4.A9" office:value-type="string">
            <text:p text:style-name="P96"/>
          </table:table-cell>
          <table:table-cell table:style-name="Tabla4.B9" office:value-type="string">
            <text:p text:style-name="P30"/>
          </table:table-cell>
          <table:table-cell table:style-name="Tabla4.C9" office:value-type="string">
            <text:p text:style-name="P35"/>
          </table:table-cell>
          <table:table-cell table:style-name="Tabla4.D9" office:value-type="string">
            <text:p text:style-name="P30"/>
          </table:table-cell>
        </table:table-row>
        <table:table-row table:style-name="Tabla4.2">
          <table:table-cell table:style-name="Tabla4.A10" office:value-type="string">
            <text:p text:style-name="P96"/>
          </table:table-cell>
          <table:table-cell table:style-name="Tabla4.B10" office:value-type="string">
            <text:p text:style-name="P30"/>
          </table:table-cell>
          <table:table-cell table:style-name="Tabla4.C10" office:value-type="string">
            <text:p text:style-name="P35"/>
          </table:table-cell>
          <table:table-cell table:style-name="Tabla4.D10" office:value-type="string">
            <text:p text:style-name="P30"/>
          </table:table-cell>
        </table:table-row>
        <table:table-row table:style-name="Tabla4.2">
          <table:table-cell table:style-name="Tabla4.A11" office:value-type="string">
            <text:p text:style-name="P96"/>
          </table:table-cell>
          <table:table-cell table:style-name="Tabla4.B11" office:value-type="string">
            <text:p text:style-name="P30"/>
          </table:table-cell>
          <table:table-cell table:style-name="Tabla4.C11" office:value-type="string">
            <text:p text:style-name="P35"/>
          </table:table-cell>
          <table:table-cell table:style-name="Tabla4.D11" office:value-type="string">
            <text:p text:style-name="P30"/>
          </table:table-cell>
        </table:table-row>
      </table:table>
      <text:p text:style-name="P1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02">1a</text:p>
          </table:table-cell>
          <table:table-cell table:style-name="Tabla5.B2" office:value-type="string">
            <text:p text:style-name="P68">No existe la ruta donde se quiere insertar la parada.</text:p>
          </table:table-cell>
        </table:table-row>
        <table:table-row table:style-name="Tabla5.1">
          <table:table-cell table:style-name="Tabla5.A3" office:value-type="string">
            <text:p text:style-name="P96"/>
          </table:table-cell>
          <table:table-cell table:style-name="Tabla5.B3" office:value-type="string">
            <text:p text:style-name="P63"><text:span text:style-name="T3">1. </text:span>El sistema informa de la situación y se finaliza el caso de uso.</text:p>
          </table:table-cell>
        </table:table-row>
        <table:table-row table:style-name="Tabla5.1">
          <table:table-cell table:style-name="Tabla5.A4" office:value-type="string">
            <text:p text:style-name="P102">2a</text:p>
          </table:table-cell>
          <table:table-cell table:style-name="Tabla5.B4" office:value-type="string">
            <text:p text:style-name="P68">Existe previamente la parada que se desea insertar.</text:p>
          </table:table-cell>
        </table:table-row>
        <table:table-row table:style-name="Tabla5.1">
          <table:table-cell table:style-name="Tabla5.A5" office:value-type="string">
            <text:p text:style-name="P102"/>
          </table:table-cell>
          <table:table-cell table:style-name="Tabla5.B5" office:value-type="string">
            <text:p text:style-name="P43">1. <text:span text:style-name="T7">El sistema informa de la situación y se finaliza el caso de uso.</text:span></text:p>
          </table:table-cell>
        </table:table-row>
      </table:table>
      <text:p text:style-name="P11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162" text:outline-level="1">Frecuencia esperada</text:h>
          </table:table-cell>
          <table:table-cell table:style-name="Tabla6.B2" office:value-type="string">
            <text:p text:style-name="P8"/>
          </table:table-cell>
          <table:table-cell table:style-name="Tabla6.C2" office:value-type="string">
            <text:h text:style-name="P169" text:outline-level="2">Rendimiento</text:h>
          </table:table-cell>
          <table:table-cell table:style-name="Tabla6.D2" office:value-type="string">
            <text:p text:style-name="P16">No más de 5 minutos.</text:p>
          </table:table-cell>
        </table:table-row>
        <table:table-row table:style-name="Tabla6.1">
          <table:table-cell table:style-name="Tabla6.A3" office:value-type="string">
            <text:p text:style-name="P40">Importancia</text:p>
          </table:table-cell>
          <table:table-cell table:style-name="Tabla6.B3" office:value-type="string">
            <text:p text:style-name="P68">Alta</text:p>
          </table:table-cell>
          <table:table-cell table:style-name="Tabla6.C3" office:value-type="string">
            <text:h text:style-name="P169" text:outline-level="2">Urgencia</text:h>
          </table:table-cell>
          <table:table-cell table:style-name="Tabla6.D3" office:value-type="string">
            <text:p text:style-name="P16">Alta</text:p>
          </table:table-cell>
        </table:table-row>
        <table:table-row table:style-name="Tabla6.1">
          <table:table-cell table:style-name="Tabla6.A4" office:value-type="string">
            <text:p text:style-name="P40">Estado</text:p>
          </table:table-cell>
          <table:table-cell table:style-name="Tabla6.B4" office:value-type="string">
            <text:p text:style-name="P68">Esperando desarrollo</text:p>
          </table:table-cell>
          <table:table-cell table:style-name="Tabla6.C4" office:value-type="string">
            <text:h text:style-name="P169" text:outline-level="2">Estabilidad</text:h>
          </table:table-cell>
          <table:table-cell table:style-name="Tabla6.D4" office:value-type="string">
            <text:p text:style-name="P16">Alta</text:p>
          </table:table-cell>
        </table:table-row>
      </table:table>
      <text:p text:style-name="P11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3">Comentarios</text:p>
          </table:table-cell>
        </table:table-row>
        <table:table-row table:style-name="Tabla7.2">
          <table:table-cell table:style-name="Tabla7.A2" office:value-type="string">
            <text:p text:style-name="P86">La creación de la parada se realizará cada vez que se registre una ruta.</text:p>
          </table:table-cell>
        </table:table-row>
      </table:table>
      <text:p text:style-name="P111"/>
      <text:p text:style-name="P111"/>
      <text:p text:style-name="P11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h text:style-name="P163" text:outline-level="1">Caso de Uso</text:h>
          </table:table-cell>
          <table:table-cell table:style-name="Tabla8.B1" table:number-columns-spanned="3" office:value-type="string">
            <text:p text:style-name="P13">C<text:span text:style-name="T5">ancelar ruta</text:span></text:p>
          </table:table-cell>
          <table:covered-table-cell/>
          <table:covered-table-cell/>
          <table:table-cell table:style-name="Tabla8.E1" table:number-columns-spanned="3" office:value-type="string">
            <text:p text:style-name="P3">CU_<text:span text:style-name="T5">31</text:span></text:p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42">Actores</text:p>
          </table:table-cell>
          <table:table-cell table:style-name="Tabla8.B2" table:number-columns-spanned="6" office:value-type="string">
            <text:p text:style-name="P57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42">Tipo</text:p>
          </table:table-cell>
          <table:table-cell table:style-name="Tabla8.B3" table:number-columns-spanned="6" office:value-type="string">
            <text:p text:style-name="P69"><text:span text:style-name="T8">Real</text:span> y Prim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42">Referencias</text:p>
          </table:table-cell>
          <table:table-cell table:style-name="Tabla8.B4" office:value-type="string">
            <text:p text:style-name="P25"/>
          </table:table-cell>
          <table:table-cell table:style-name="Tabla8.C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42">Precondición</text:p>
          </table:table-cell>
          <table:table-cell table:style-name="Tabla8.B5" table:number-columns-spanned="6" office:value-type="string">
            <text:p text:style-name="P69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42">Postcondición</text:p>
          </table:table-cell>
          <table:table-cell table:style-name="Tabla8.B6" table:number-columns-spanned="6" office:value-type="string">
            <text:p text:style-name="P69">La ruta desaparecerá del sistema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8.2">
          <table:table-cell table:style-name="Tabla8.A7" office:value-type="string">
            <text:p text:style-name="P42">Autor</text:p>
          </table:table-cell>
          <table:table-cell table:style-name="Tabla8.B7" office:value-type="string">
            <text:p text:style-name="P66">Alba Aurora Moreno Peinado</text:p>
          </table:table-cell>
          <table:table-cell table:style-name="Tabla8.C7" office:value-type="string">
            <text:h text:style-name="P163" text:outline-level="1">Fecha</text:h>
          </table:table-cell>
          <table:table-cell table:style-name="Tabla8.D7" table:number-columns-spanned="2" office:value-type="string">
            <text:p text:style-name="P3">0<text:span text:style-name="T5">7</text:span>/04/2018</text:p>
          </table:table-cell>
          <table:covered-table-cell/>
          <table:table-cell table:style-name="Tabla8.F7" office:value-type="string">
            <text:h text:style-name="P163" text:outline-level="1">Versión</text:h>
          </table:table-cell>
          <table:table-cell table:style-name="Tabla8.G7" office:value-type="string">
            <text:p text:style-name="P3">1.0</text:p>
          </table:table-cell>
        </table:table-row>
      </table:table>
      <text:p text:style-name="P114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85">Propósito</text:p>
          </table:table-cell>
        </table:table-row>
        <table:table-row table:style-name="Tabla9.1">
          <table:table-cell table:style-name="Tabla9.A2" office:value-type="string">
            <text:p text:style-name="P89">Eliminar la ruta establecida.</text:p>
          </table:table-cell>
        </table:table-row>
      </table:table>
      <text:p text:style-name="P114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85">Resumen</text:p>
          </table:table-cell>
        </table:table-row>
        <table:table-row table:style-name="Tabla10.2">
          <table:table-cell table:style-name="Tabla10.A2" office:value-type="string">
            <text:p text:style-name="P89">La ruta creada con antelación procederá a desaparecer del sistema.</text:p>
          </table:table-cell>
        </table:table-row>
      </table:table>
      <text:p text:style-name="P11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85">Curso Normal</text:p>
          </table:table-cell>
          <table:covered-table-cell/>
          <table:covered-table-cell/>
          <table:covered-table-cell/>
        </table:table-row>
        <table:table-row table:style-name="Tabla11.2">
          <table:table-cell table:style-name="Tabla11.A2" office:value-type="string">
            <text:p text:style-name="P103">1</text:p>
          </table:table-cell>
          <table:table-cell table:style-name="Tabla11.B2" office:value-type="string">
            <text:p text:style-name="P70">El oficinista consulta que la ruta existe.</text:p>
          </table:table-cell>
          <table:table-cell table:style-name="Tabla11.C2" office:value-type="string">
            <text:p text:style-name="P36"/>
          </table:table-cell>
          <table:table-cell table:style-name="Tabla11.D2" office:value-type="string">
            <text:p text:style-name="P31"/>
          </table:table-cell>
        </table:table-row>
        <table:table-row table:style-name="Tabla11.2">
          <table:table-cell table:style-name="Tabla11.A3" office:value-type="string">
            <text:p text:style-name="P103">2</text:p>
          </table:table-cell>
          <table:table-cell table:style-name="Tabla11.B3" office:value-type="string">
            <text:p text:style-name="P70">El oficinista selecciona la ruta a cancelar.</text:p>
          </table:table-cell>
          <table:table-cell table:style-name="Tabla11.C3" office:value-type="string">
            <text:p text:style-name="P47">3</text:p>
          </table:table-cell>
          <table:table-cell table:style-name="Tabla11.D3" office:value-type="string">
            <text:p text:style-name="P71">El sistema procede a la cancelación de la ruta.</text:p>
          </table:table-cell>
        </table:table-row>
        <table:table-row table:style-name="Tabla11.2">
          <table:table-cell table:style-name="Tabla11.A4" office:value-type="string">
            <text:p text:style-name="P104">4</text:p>
          </table:table-cell>
          <table:table-cell table:style-name="Tabla11.B4" office:value-type="string">
            <text:p text:style-name="P71">El oficinista comprueba que la ruta ha sido cancelada.</text:p>
          </table:table-cell>
          <table:table-cell table:style-name="Tabla11.C4" office:value-type="string">
            <text:p text:style-name="P36"/>
          </table:table-cell>
          <table:table-cell table:style-name="Tabla11.D4" office:value-type="string">
            <text:p text:style-name="P31"/>
          </table:table-cell>
        </table:table-row>
        <table:table-row table:style-name="Tabla11.2">
          <table:table-cell table:style-name="Tabla11.A5" office:value-type="string">
            <text:p text:style-name="P97"/>
          </table:table-cell>
          <table:table-cell table:style-name="Tabla11.B5" office:value-type="string">
            <text:p text:style-name="P31"/>
          </table:table-cell>
          <table:table-cell table:style-name="Tabla11.C5" office:value-type="string">
            <text:p text:style-name="P36"/>
          </table:table-cell>
          <table:table-cell table:style-name="Tabla11.D5" office:value-type="string">
            <text:p text:style-name="P31"/>
          </table:table-cell>
        </table:table-row>
        <table:table-row table:style-name="Tabla11.2">
          <table:table-cell table:style-name="Tabla11.A6" office:value-type="string">
            <text:p text:style-name="P97"/>
          </table:table-cell>
          <table:table-cell table:style-name="Tabla11.B6" office:value-type="string">
            <text:p text:style-name="P31"/>
          </table:table-cell>
          <table:table-cell table:style-name="Tabla11.C6" office:value-type="string">
            <text:p text:style-name="P36"/>
          </table:table-cell>
          <table:table-cell table:style-name="Tabla11.D6" office:value-type="string">
            <text:p text:style-name="P31"/>
          </table:table-cell>
        </table:table-row>
        <table:table-row table:style-name="Tabla11.2">
          <table:table-cell table:style-name="Tabla11.A7" office:value-type="string">
            <text:p text:style-name="P97"/>
          </table:table-cell>
          <table:table-cell table:style-name="Tabla11.B7" office:value-type="string">
            <text:p text:style-name="P31"/>
          </table:table-cell>
          <table:table-cell table:style-name="Tabla11.C7" office:value-type="string">
            <text:p text:style-name="P36"/>
          </table:table-cell>
          <table:table-cell table:style-name="Tabla11.D7" office:value-type="string">
            <text:p text:style-name="P31"/>
          </table:table-cell>
        </table:table-row>
        <table:table-row table:style-name="Tabla11.2">
          <table:table-cell table:style-name="Tabla11.A8" office:value-type="string">
            <text:p text:style-name="P97"/>
          </table:table-cell>
          <table:table-cell table:style-name="Tabla11.B8" office:value-type="string">
            <text:p text:style-name="P31"/>
          </table:table-cell>
          <table:table-cell table:style-name="Tabla11.C8" office:value-type="string">
            <text:p text:style-name="P36"/>
          </table:table-cell>
          <table:table-cell table:style-name="Tabla11.D8" office:value-type="string">
            <text:p text:style-name="P31"/>
          </table:table-cell>
        </table:table-row>
        <table:table-row table:style-name="Tabla11.2">
          <table:table-cell table:style-name="Tabla11.A9" office:value-type="string">
            <text:p text:style-name="P97"/>
          </table:table-cell>
          <table:table-cell table:style-name="Tabla11.B9" office:value-type="string">
            <text:p text:style-name="P31"/>
          </table:table-cell>
          <table:table-cell table:style-name="Tabla11.C9" office:value-type="string">
            <text:p text:style-name="P36"/>
          </table:table-cell>
          <table:table-cell table:style-name="Tabla11.D9" office:value-type="string">
            <text:p text:style-name="P31"/>
          </table:table-cell>
        </table:table-row>
        <table:table-row table:style-name="Tabla11.2">
          <table:table-cell table:style-name="Tabla11.A10" office:value-type="string">
            <text:p text:style-name="P97"/>
          </table:table-cell>
          <table:table-cell table:style-name="Tabla11.B10" office:value-type="string">
            <text:p text:style-name="P31"/>
          </table:table-cell>
          <table:table-cell table:style-name="Tabla11.C10" office:value-type="string">
            <text:p text:style-name="P36"/>
          </table:table-cell>
          <table:table-cell table:style-name="Tabla11.D10" office:value-type="string">
            <text:p text:style-name="P31"/>
          </table:table-cell>
        </table:table-row>
        <table:table-row table:style-name="Tabla11.2">
          <table:table-cell table:style-name="Tabla11.A11" office:value-type="string">
            <text:p text:style-name="P97"/>
          </table:table-cell>
          <table:table-cell table:style-name="Tabla11.B11" office:value-type="string">
            <text:p text:style-name="P31"/>
          </table:table-cell>
          <table:table-cell table:style-name="Tabla11.C11" office:value-type="string">
            <text:p text:style-name="P36"/>
          </table:table-cell>
          <table:table-cell table:style-name="Tabla11.D11" office:value-type="string">
            <text:p text:style-name="P31"/>
          </table:table-cell>
        </table:table-row>
      </table:table>
      <text:p text:style-name="P114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85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104">1a</text:p>
          </table:table-cell>
          <table:table-cell table:style-name="Tabla12.B2" office:value-type="string">
            <text:p text:style-name="P71">La ruta que se desea cancelar no existe</text:p>
          </table:table-cell>
        </table:table-row>
        <table:table-row table:style-name="Tabla12.1">
          <table:table-cell table:style-name="Tabla12.A3" office:value-type="string">
            <text:p text:style-name="P97"/>
          </table:table-cell>
          <table:table-cell table:style-name="Tabla12.B3" office:value-type="string">
            <text:p text:style-name="P48">1.<text:span text:style-name="T7">El sistema informa de la situación y se finaliza el caso de uso.</text:span></text:p>
          </table:table-cell>
        </table:table-row>
        <table:table-row table:style-name="Tabla12.1">
          <table:table-cell table:style-name="Tabla12.A4" office:value-type="string">
            <text:p text:style-name="P97"/>
          </table:table-cell>
          <table:table-cell table:style-name="Tabla12.B4" office:value-type="string">
            <text:p text:style-name="P31"/>
          </table:table-cell>
        </table:table-row>
      </table:table>
      <text:p text:style-name="P114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4" office:value-type="string">
            <text:p text:style-name="P85">Otros dat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h text:style-name="P163" text:outline-level="1">Frecuencia esperada</text:h>
          </table:table-cell>
          <table:table-cell table:style-name="Tabla13.B2" office:value-type="string">
            <text:p text:style-name="P9"/>
          </table:table-cell>
          <table:table-cell table:style-name="Tabla13.C2" office:value-type="string">
            <text:h text:style-name="P170" text:outline-level="2">Rendimiento</text:h>
          </table:table-cell>
          <table:table-cell table:style-name="Tabla13.D2" office:value-type="string">
            <text:p text:style-name="P18">No más de 5 minutos</text:p>
          </table:table-cell>
        </table:table-row>
        <table:table-row table:style-name="Tabla13.1">
          <table:table-cell table:style-name="Tabla13.A3" office:value-type="string">
            <text:p text:style-name="P42">Importancia</text:p>
          </table:table-cell>
          <table:table-cell table:style-name="Tabla13.B3" office:value-type="string">
            <text:p text:style-name="P71">Alta</text:p>
          </table:table-cell>
          <table:table-cell table:style-name="Tabla13.C3" office:value-type="string">
            <text:h text:style-name="P170" text:outline-level="2">Urgencia</text:h>
          </table:table-cell>
          <table:table-cell table:style-name="Tabla13.D3" office:value-type="string">
            <text:p text:style-name="P18">Alta</text:p>
          </table:table-cell>
        </table:table-row>
        <table:table-row table:style-name="Tabla13.1">
          <table:table-cell table:style-name="Tabla13.A4" office:value-type="string">
            <text:p text:style-name="P42">Estado</text:p>
          </table:table-cell>
          <table:table-cell table:style-name="Tabla13.B4" office:value-type="string">
            <text:p text:style-name="P71">Desarrollo</text:p>
          </table:table-cell>
          <table:table-cell table:style-name="Tabla13.C4" office:value-type="string">
            <text:h text:style-name="P170" text:outline-level="2">Estabilidad</text:h>
          </table:table-cell>
          <table:table-cell table:style-name="Tabla13.D4" office:value-type="string">
            <text:p text:style-name="P18">Alta</text:p>
          </table:table-cell>
        </table:table-row>
      </table:table>
      <text:p text:style-name="P114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85">Comentarios</text:p>
          </table:table-cell>
        </table:table-row>
        <table:table-row table:style-name="Tabla14.2">
          <table:table-cell table:style-name="Tabla14.A2" office:value-type="string">
            <text:p text:style-name="P90">La ruta será cancelada cada vez que se cancele un pedido.</text:p>
          </table:table-cell>
        </table:table-row>
      </table:table>
      <text:p text:style-name="P114"/>
      <text:p text:style-name="P114"/>
      <text:p text:style-name="P11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164" text:outline-level="1">Caso de Uso</text:h>
          </table:table-cell>
          <table:table-cell table:style-name="Tabla15.B1" table:number-columns-spanned="3" office:value-type="string">
            <text:p text:style-name="P15">Modificar ruta</text:p>
          </table:table-cell>
          <table:covered-table-cell/>
          <table:covered-table-cell/>
          <table:table-cell table:style-name="Tabla15.E1" table:number-columns-spanned="3" office:value-type="string">
            <text:p text:style-name="P4">CU_<text:span text:style-name="T5">32</text:span>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45">Actores</text:p>
          </table:table-cell>
          <table:table-cell table:style-name="Tabla15.B2" table:number-columns-spanned="6" office:value-type="string">
            <text:p text:style-name="P58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45">Tipo</text:p>
          </table:table-cell>
          <table:table-cell table:style-name="Tabla15.B3" table:number-columns-spanned="6" office:value-type="string">
            <text:p text:style-name="P72">Primario y re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45">Referencias</text:p>
          </table:table-cell>
          <table:table-cell table:style-name="Tabla15.B4" office:value-type="string">
            <text:p text:style-name="P26"/>
          </table:table-cell>
          <table:table-cell table:style-name="Tabla15.C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45">Precondición</text:p>
          </table:table-cell>
          <table:table-cell table:style-name="Tabla15.B5" table:number-columns-spanned="6" office:value-type="string">
            <text:p text:style-name="P72">La ruta debe estar registr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45">Postcondición</text:p>
          </table:table-cell>
          <table:table-cell table:style-name="Tabla15.B6" table:number-columns-spanned="6" office:value-type="string">
            <text:p text:style-name="P72">Los datos de la ruta cambiará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45">Autor</text:p>
          </table:table-cell>
          <table:table-cell table:style-name="Tabla15.B7" office:value-type="string">
            <text:p text:style-name="P66">Alba Aurora Moreno Peinado</text:p>
          </table:table-cell>
          <table:table-cell table:style-name="Tabla15.C7" office:value-type="string">
            <text:h text:style-name="P164" text:outline-level="1">Fecha</text:h>
          </table:table-cell>
          <table:table-cell table:style-name="Tabla15.D7" table:number-columns-spanned="2" office:value-type="string">
            <text:p text:style-name="P4">0<text:span text:style-name="T5">7</text:span>/04/2018</text:p>
          </table:table-cell>
          <table:covered-table-cell/>
          <table:table-cell table:style-name="Tabla15.F7" office:value-type="string">
            <text:h text:style-name="P164" text:outline-level="1">Versión</text:h>
          </table:table-cell>
          <table:table-cell table:style-name="Tabla15.G7" office:value-type="string">
            <text:p text:style-name="P4">1.0</text:p>
          </table:table-cell>
        </table:table-row>
      </table:table>
      <text:p text:style-name="P115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87">Propósito</text:p>
          </table:table-cell>
        </table:table-row>
        <table:table-row table:style-name="Tabla16.2">
          <table:table-cell table:style-name="Tabla16.A2" office:value-type="string">
            <text:p text:style-name="P90">Cambiar los datos de una ruta.</text:p>
          </table:table-cell>
        </table:table-row>
      </table:table>
      <text:p text:style-name="P115"><text:soft-page-break/>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87">Resumen</text:p>
          </table:table-cell>
        </table:table-row>
        <table:table-row table:style-name="Tabla17.2">
          <table:table-cell table:style-name="Tabla17.A2" office:value-type="string">
            <text:p text:style-name="P90">El oficinista podrá cambiar los datos de una ruta previamente establecida.</text:p>
          </table:table-cell>
        </table:table-row>
      </table:table>
      <text:p text:style-name="P11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4" office:value-type="string">
            <text:p text:style-name="P87">Curso Normal</text:p>
          </table:table-cell>
          <table:covered-table-cell/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104">1</text:p>
          </table:table-cell>
          <table:table-cell table:style-name="Tabla18.B2" office:value-type="string">
            <text:p text:style-name="P71">El oficinista comprueba que la ruta a modificar existe</text:p>
          </table:table-cell>
          <table:table-cell table:style-name="Tabla18.C2" office:value-type="string">
            <text:p text:style-name="P37"/>
          </table:table-cell>
          <table:table-cell table:style-name="Tabla18.D2" office:value-type="string">
            <text:p text:style-name="P113"/>
          </table:table-cell>
        </table:table-row>
        <table:table-row table:style-name="Tabla18.2">
          <table:table-cell table:style-name="Tabla18.A3" office:value-type="string">
            <text:p text:style-name="P104">2</text:p>
          </table:table-cell>
          <table:table-cell table:style-name="Tabla18.B3" office:value-type="string">
            <text:p text:style-name="P71">El oficinista inserta los nuevos datos de ruta</text:p>
          </table:table-cell>
          <table:table-cell table:style-name="Tabla18.C3" office:value-type="string">
            <text:p text:style-name="P49">3</text:p>
          </table:table-cell>
          <table:table-cell table:style-name="Tabla18.D3" office:value-type="string">
            <text:p text:style-name="P71">El sistema procede a la modificación de los datos</text:p>
          </table:table-cell>
        </table:table-row>
        <table:table-row table:style-name="Tabla18.2">
          <table:table-cell table:style-name="Tabla18.A4" office:value-type="string">
            <text:p text:style-name="P104">4</text:p>
          </table:table-cell>
          <table:table-cell table:style-name="Tabla18.B4" office:value-type="string">
            <text:p text:style-name="P71">El oficinista comprueba que los datos han sido modificados</text:p>
          </table:table-cell>
          <table:table-cell table:style-name="Tabla18.C4" office:value-type="string">
            <text:p text:style-name="P37"/>
          </table:table-cell>
          <table:table-cell table:style-name="Tabla18.D4" office:value-type="string">
            <text:p text:style-name="P32"/>
          </table:table-cell>
        </table:table-row>
        <table:table-row table:style-name="Tabla18.2">
          <table:table-cell table:style-name="Tabla18.A5" office:value-type="string">
            <text:p text:style-name="P98"/>
          </table:table-cell>
          <table:table-cell table:style-name="Tabla18.B5" office:value-type="string">
            <text:p text:style-name="P32"/>
          </table:table-cell>
          <table:table-cell table:style-name="Tabla18.C5" office:value-type="string">
            <text:p text:style-name="P37"/>
          </table:table-cell>
          <table:table-cell table:style-name="Tabla18.D5" office:value-type="string">
            <text:p text:style-name="P32"/>
          </table:table-cell>
        </table:table-row>
        <table:table-row table:style-name="Tabla18.2">
          <table:table-cell table:style-name="Tabla18.A6" office:value-type="string">
            <text:p text:style-name="P98"/>
          </table:table-cell>
          <table:table-cell table:style-name="Tabla18.B6" office:value-type="string">
            <text:p text:style-name="P32"/>
          </table:table-cell>
          <table:table-cell table:style-name="Tabla18.C6" office:value-type="string">
            <text:p text:style-name="P37"/>
          </table:table-cell>
          <table:table-cell table:style-name="Tabla18.D6" office:value-type="string">
            <text:p text:style-name="P32"/>
          </table:table-cell>
        </table:table-row>
        <table:table-row table:style-name="Tabla18.2">
          <table:table-cell table:style-name="Tabla18.A7" office:value-type="string">
            <text:p text:style-name="P98"/>
          </table:table-cell>
          <table:table-cell table:style-name="Tabla18.B7" office:value-type="string">
            <text:p text:style-name="P32"/>
          </table:table-cell>
          <table:table-cell table:style-name="Tabla18.C7" office:value-type="string">
            <text:p text:style-name="P37"/>
          </table:table-cell>
          <table:table-cell table:style-name="Tabla18.D7" office:value-type="string">
            <text:p text:style-name="P32"/>
          </table:table-cell>
        </table:table-row>
        <table:table-row table:style-name="Tabla18.2">
          <table:table-cell table:style-name="Tabla18.A8" office:value-type="string">
            <text:p text:style-name="P98"/>
          </table:table-cell>
          <table:table-cell table:style-name="Tabla18.B8" office:value-type="string">
            <text:p text:style-name="P32"/>
          </table:table-cell>
          <table:table-cell table:style-name="Tabla18.C8" office:value-type="string">
            <text:p text:style-name="P37"/>
          </table:table-cell>
          <table:table-cell table:style-name="Tabla18.D8" office:value-type="string">
            <text:p text:style-name="P32"/>
          </table:table-cell>
        </table:table-row>
        <table:table-row table:style-name="Tabla18.2">
          <table:table-cell table:style-name="Tabla18.A9" office:value-type="string">
            <text:p text:style-name="P98"/>
          </table:table-cell>
          <table:table-cell table:style-name="Tabla18.B9" office:value-type="string">
            <text:p text:style-name="P32"/>
          </table:table-cell>
          <table:table-cell table:style-name="Tabla18.C9" office:value-type="string">
            <text:p text:style-name="P37"/>
          </table:table-cell>
          <table:table-cell table:style-name="Tabla18.D9" office:value-type="string">
            <text:p text:style-name="P32"/>
          </table:table-cell>
        </table:table-row>
        <table:table-row table:style-name="Tabla18.2">
          <table:table-cell table:style-name="Tabla18.A10" office:value-type="string">
            <text:p text:style-name="P98"/>
          </table:table-cell>
          <table:table-cell table:style-name="Tabla18.B10" office:value-type="string">
            <text:p text:style-name="P32"/>
          </table:table-cell>
          <table:table-cell table:style-name="Tabla18.C10" office:value-type="string">
            <text:p text:style-name="P37"/>
          </table:table-cell>
          <table:table-cell table:style-name="Tabla18.D10" office:value-type="string">
            <text:p text:style-name="P32"/>
          </table:table-cell>
        </table:table-row>
        <table:table-row table:style-name="Tabla18.2">
          <table:table-cell table:style-name="Tabla18.A11" office:value-type="string">
            <text:p text:style-name="P98"/>
          </table:table-cell>
          <table:table-cell table:style-name="Tabla18.B11" office:value-type="string">
            <text:p text:style-name="P32"/>
          </table:table-cell>
          <table:table-cell table:style-name="Tabla18.C11" office:value-type="string">
            <text:p text:style-name="P37"/>
          </table:table-cell>
          <table:table-cell table:style-name="Tabla18.D11" office:value-type="string">
            <text:p text:style-name="P32"/>
          </table:table-cell>
        </table:table-row>
      </table:table>
      <text:p text:style-name="P115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87">Cursos Alternos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104">1a</text:p>
          </table:table-cell>
          <table:table-cell table:style-name="Tabla19.B2" office:value-type="string">
            <text:p text:style-name="P71">La ruta a modificar no existe.</text:p>
          </table:table-cell>
        </table:table-row>
        <table:table-row table:style-name="Tabla19.1">
          <table:table-cell table:style-name="Tabla19.A3" office:value-type="string">
            <text:p text:style-name="P98"/>
          </table:table-cell>
          <table:table-cell table:style-name="Tabla19.B3" office:value-type="string">
            <text:p text:style-name="P64">El sistema informa de la situación y se finaliza el caso de uso.</text:p>
          </table:table-cell>
        </table:table-row>
        <table:table-row table:style-name="Tabla19.1">
          <table:table-cell table:style-name="Tabla19.A4" office:value-type="string">
            <text:p text:style-name="P98"/>
          </table:table-cell>
          <table:table-cell table:style-name="Tabla19.B4" office:value-type="string">
            <text:p text:style-name="P32"/>
          </table:table-cell>
        </table:table-row>
      </table:table>
      <text:p text:style-name="P115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87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164" text:outline-level="1">Frecuencia esperada</text:h>
          </table:table-cell>
          <table:table-cell table:style-name="Tabla20.B2" office:value-type="string">
            <text:p text:style-name="P10"/>
          </table:table-cell>
          <table:table-cell table:style-name="Tabla20.C2" office:value-type="string">
            <text:h text:style-name="P171" text:outline-level="2">Rendimiento</text:h>
          </table:table-cell>
          <table:table-cell table:style-name="Tabla20.D2" office:value-type="string">
            <text:p text:style-name="P18">No más de 5 minutos</text:p>
          </table:table-cell>
        </table:table-row>
        <table:table-row table:style-name="Tabla20.1">
          <table:table-cell table:style-name="Tabla20.A3" office:value-type="string">
            <text:p text:style-name="P45">Importancia</text:p>
          </table:table-cell>
          <table:table-cell table:style-name="Tabla20.B3" office:value-type="string">
            <text:p text:style-name="P71">Media</text:p>
          </table:table-cell>
          <table:table-cell table:style-name="Tabla20.C3" office:value-type="string">
            <text:h text:style-name="P171" text:outline-level="2">Urgencia</text:h>
          </table:table-cell>
          <table:table-cell table:style-name="Tabla20.D3" office:value-type="string">
            <text:p text:style-name="P18">Media</text:p>
          </table:table-cell>
        </table:table-row>
        <table:table-row table:style-name="Tabla20.1">
          <table:table-cell table:style-name="Tabla20.A4" office:value-type="string">
            <text:p text:style-name="P45">Estado</text:p>
          </table:table-cell>
          <table:table-cell table:style-name="Tabla20.B4" office:value-type="string">
            <text:p text:style-name="P71">En desarrollo</text:p>
          </table:table-cell>
          <table:table-cell table:style-name="Tabla20.C4" office:value-type="string">
            <text:h text:style-name="P171" text:outline-level="2">Estabilidad</text:h>
          </table:table-cell>
          <table:table-cell table:style-name="Tabla20.D4" office:value-type="string">
            <text:p text:style-name="P18">Media</text:p>
          </table:table-cell>
        </table:table-row>
      </table:table>
      <text:p text:style-name="P115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87">Comentarios</text:p>
          </table:table-cell>
        </table:table-row>
        <table:table-row table:style-name="Tabla21.2">
          <table:table-cell table:style-name="Tabla21.A2" office:value-type="string">
            <text:p text:style-name="P90">Los datos de la ruta serán modificados cada vez que ocurra un error de ruta.</text:p>
          </table:table-cell>
        </table:table-row>
      </table:table>
      <text:p text:style-name="P115"/>
      <text:p text:style-name="P115"/>
      <text:p text:style-name="P115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row table:style-name="Tabla22.1">
          <table:table-cell table:style-name="Tabla22.A1" office:value-type="string">
            <text:h text:style-name="P164" text:outline-level="1">Caso de Uso</text:h>
          </table:table-cell>
          <table:table-cell table:style-name="Tabla22.B1" table:number-columns-spanned="3" office:value-type="string">
            <text:p text:style-name="P17">Incluir paquete en ruta</text:p>
          </table:table-cell>
          <table:covered-table-cell/>
          <table:covered-table-cell/>
          <table:table-cell table:style-name="Tabla22.E1" table:number-columns-spanned="3" office:value-type="string">
            <text:p text:style-name="P4">CU_<text:span text:style-name="T5">33</text:span></text:p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45">Actores</text:p>
          </table:table-cell>
          <table:table-cell table:style-name="Tabla22.B2" table:number-columns-spanned="6" office:value-type="string">
            <text:p text:style-name="P58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45">Tipo</text:p>
          </table:table-cell>
          <table:table-cell table:style-name="Tabla22.B3" table:number-columns-spanned="6" office:value-type="string">
            <text:p text:style-name="P72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45">Referencias</text:p>
          </table:table-cell>
          <table:table-cell table:style-name="Tabla22.B4" office:value-type="string">
            <text:p text:style-name="P26"/>
          </table:table-cell>
          <table:table-cell table:style-name="Tabla22.C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45">Precondición</text:p>
          </table:table-cell>
          <table:table-cell table:style-name="Tabla22.B5" table:number-columns-spanned="6" office:value-type="string">
            <text:p text:style-name="P72">La ruta debe existir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45">Postcondición</text:p>
          </table:table-cell>
          <table:table-cell table:style-name="Tabla22.B6" table:number-columns-spanned="6" office:value-type="string">
            <text:p text:style-name="P73">La ruta obtendrá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45">Autor</text:p>
          </table:table-cell>
          <table:table-cell table:style-name="Tabla22.B7" office:value-type="string">
            <text:p text:style-name="P66">Alba Aurora Moreno Peinado</text:p>
          </table:table-cell>
          <table:table-cell table:style-name="Tabla22.C7" office:value-type="string">
            <text:h text:style-name="P164" text:outline-level="1">Fecha</text:h>
          </table:table-cell>
          <table:table-cell table:style-name="Tabla22.D7" table:number-columns-spanned="2" office:value-type="string">
            <text:p text:style-name="P4">0<text:span text:style-name="T5">7</text:span>/04/2018</text:p>
          </table:table-cell>
          <table:covered-table-cell/>
          <table:table-cell table:style-name="Tabla22.F7" office:value-type="string">
            <text:h text:style-name="P164" text:outline-level="1">Versión</text:h>
          </table:table-cell>
          <table:table-cell table:style-name="Tabla22.G7" office:value-type="string">
            <text:p text:style-name="P4">1.0</text:p>
          </table:table-cell>
        </table:table-row>
      </table:table>
      <text:p text:style-name="P115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87">Propósito</text:p>
          </table:table-cell>
        </table:table-row>
        <table:table-row table:style-name="Tabla23.1">
          <table:table-cell table:style-name="Tabla23.A2" office:value-type="string">
            <text:p text:style-name="P91">Insertar un paquete dentro de la ruta establecida.</text:p>
          </table:table-cell>
        </table:table-row>
      </table:table>
      <text:p text:style-name="P115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87">Resumen</text:p>
          </table:table-cell>
        </table:table-row>
        <table:table-row table:style-name="Tabla24.2">
          <table:table-cell table:style-name="Tabla24.A2" office:value-type="string">
            <text:p text:style-name="P92">El oficinista quiere incluir un paquete nuevo en una ruta establecida con anterioridad.</text:p>
          </table:table-cell>
        </table:table-row>
      </table:table>
      <text:p text:style-name="P115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ext:soft-page-break/>
        <table:table-row table:style-name="Tabla25.1">
          <table:table-cell table:style-name="Tabla25.A1" table:number-columns-spanned="4" office:value-type="string">
            <text:p text:style-name="P87">Curso Normal</text:p>
          </table:table-cell>
          <table:covered-table-cell/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105">1</text:p>
          </table:table-cell>
          <table:table-cell table:style-name="Tabla25.B2" office:value-type="string">
            <text:p text:style-name="P74">El oficinista busca la ruta donde quiere incluir el paquete</text:p>
          </table:table-cell>
          <table:table-cell table:style-name="Tabla25.C2" office:value-type="string">
            <text:p text:style-name="P50">2</text:p>
          </table:table-cell>
          <table:table-cell table:style-name="Tabla25.D2" office:value-type="string">
            <text:p text:style-name="P113">Incluir: (CU_<text:span text:style-name="T2">34</text:span>.<text:span text:style-name="T9">Calcular ruta más óptima</text:span>)</text:p>
          </table:table-cell>
        </table:table-row>
        <table:table-row table:style-name="Tabla25.2">
          <table:table-cell table:style-name="Tabla25.A3" office:value-type="string">
            <text:p text:style-name="P105">3</text:p>
          </table:table-cell>
          <table:table-cell table:style-name="Tabla25.B3" office:value-type="string">
            <text:p text:style-name="P74">El oficinista comprueba que la ruta está creada previamente</text:p>
          </table:table-cell>
          <table:table-cell table:style-name="Tabla25.C3" office:value-type="string">
            <text:p text:style-name="P50">4</text:p>
          </table:table-cell>
          <table:table-cell table:style-name="Tabla25.D3" office:value-type="string">
            <text:p text:style-name="P74">El sistema procede a la inserción de dicho paquete</text:p>
          </table:table-cell>
        </table:table-row>
        <table:table-row table:style-name="Tabla25.2">
          <table:table-cell table:style-name="Tabla25.A4" office:value-type="string">
            <text:p text:style-name="P105">5</text:p>
          </table:table-cell>
          <table:table-cell table:style-name="Tabla25.B4" office:value-type="string">
            <text:p text:style-name="P74">El oficinista comprueba que el paquete ha sido incluido en la ruta </text:p>
          </table:table-cell>
          <table:table-cell table:style-name="Tabla25.C4" office:value-type="string">
            <text:p text:style-name="P37"/>
          </table:table-cell>
          <table:table-cell table:style-name="Tabla25.D4" office:value-type="string">
            <text:p text:style-name="P32"/>
          </table:table-cell>
        </table:table-row>
        <table:table-row table:style-name="Tabla25.2">
          <table:table-cell table:style-name="Tabla25.A5" office:value-type="string">
            <text:p text:style-name="P98"/>
          </table:table-cell>
          <table:table-cell table:style-name="Tabla25.B5" office:value-type="string">
            <text:p text:style-name="P32"/>
          </table:table-cell>
          <table:table-cell table:style-name="Tabla25.C5" office:value-type="string">
            <text:p text:style-name="P37"/>
          </table:table-cell>
          <table:table-cell table:style-name="Tabla25.D5" office:value-type="string">
            <text:p text:style-name="P32"/>
          </table:table-cell>
        </table:table-row>
        <table:table-row table:style-name="Tabla25.2">
          <table:table-cell table:style-name="Tabla25.A6" office:value-type="string">
            <text:p text:style-name="P98"/>
          </table:table-cell>
          <table:table-cell table:style-name="Tabla25.B6" office:value-type="string">
            <text:p text:style-name="P32"/>
          </table:table-cell>
          <table:table-cell table:style-name="Tabla25.C6" office:value-type="string">
            <text:p text:style-name="P37"/>
          </table:table-cell>
          <table:table-cell table:style-name="Tabla25.D6" office:value-type="string">
            <text:p text:style-name="P32"/>
          </table:table-cell>
        </table:table-row>
        <table:table-row table:style-name="Tabla25.2">
          <table:table-cell table:style-name="Tabla25.A7" office:value-type="string">
            <text:p text:style-name="P98"/>
          </table:table-cell>
          <table:table-cell table:style-name="Tabla25.B7" office:value-type="string">
            <text:p text:style-name="P32"/>
          </table:table-cell>
          <table:table-cell table:style-name="Tabla25.C7" office:value-type="string">
            <text:p text:style-name="P37"/>
          </table:table-cell>
          <table:table-cell table:style-name="Tabla25.D7" office:value-type="string">
            <text:p text:style-name="P32"/>
          </table:table-cell>
        </table:table-row>
        <table:table-row table:style-name="Tabla25.2">
          <table:table-cell table:style-name="Tabla25.A8" office:value-type="string">
            <text:p text:style-name="P98"/>
          </table:table-cell>
          <table:table-cell table:style-name="Tabla25.B8" office:value-type="string">
            <text:p text:style-name="P32"/>
          </table:table-cell>
          <table:table-cell table:style-name="Tabla25.C8" office:value-type="string">
            <text:p text:style-name="P37"/>
          </table:table-cell>
          <table:table-cell table:style-name="Tabla25.D8" office:value-type="string">
            <text:p text:style-name="P32"/>
          </table:table-cell>
        </table:table-row>
        <table:table-row table:style-name="Tabla25.2">
          <table:table-cell table:style-name="Tabla25.A9" office:value-type="string">
            <text:p text:style-name="P98"/>
          </table:table-cell>
          <table:table-cell table:style-name="Tabla25.B9" office:value-type="string">
            <text:p text:style-name="P32"/>
          </table:table-cell>
          <table:table-cell table:style-name="Tabla25.C9" office:value-type="string">
            <text:p text:style-name="P37"/>
          </table:table-cell>
          <table:table-cell table:style-name="Tabla25.D9" office:value-type="string">
            <text:p text:style-name="P32"/>
          </table:table-cell>
        </table:table-row>
        <table:table-row table:style-name="Tabla25.2">
          <table:table-cell table:style-name="Tabla25.A10" office:value-type="string">
            <text:p text:style-name="P98"/>
          </table:table-cell>
          <table:table-cell table:style-name="Tabla25.B10" office:value-type="string">
            <text:p text:style-name="P32"/>
          </table:table-cell>
          <table:table-cell table:style-name="Tabla25.C10" office:value-type="string">
            <text:p text:style-name="P37"/>
          </table:table-cell>
          <table:table-cell table:style-name="Tabla25.D10" office:value-type="string">
            <text:p text:style-name="P32"/>
          </table:table-cell>
        </table:table-row>
        <table:table-row table:style-name="Tabla25.2">
          <table:table-cell table:style-name="Tabla25.A11" office:value-type="string">
            <text:p text:style-name="P98"/>
          </table:table-cell>
          <table:table-cell table:style-name="Tabla25.B11" office:value-type="string">
            <text:p text:style-name="P32"/>
          </table:table-cell>
          <table:table-cell table:style-name="Tabla25.C11" office:value-type="string">
            <text:p text:style-name="P37"/>
          </table:table-cell>
          <table:table-cell table:style-name="Tabla25.D11" office:value-type="string">
            <text:p text:style-name="P32"/>
          </table:table-cell>
        </table:table-row>
      </table:table>
      <text:p text:style-name="P115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87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105">2a</text:p>
          </table:table-cell>
          <table:table-cell table:style-name="Tabla26.B2" office:value-type="string">
            <text:p text:style-name="P74">La ruta elegida no es la más óptima.</text:p>
          </table:table-cell>
        </table:table-row>
        <table:table-row table:style-name="Tabla26.1">
          <table:table-cell table:style-name="Tabla26.A3" office:value-type="string">
            <text:p text:style-name="P98"/>
          </table:table-cell>
          <table:table-cell table:style-name="Tabla26.B3" office:value-type="string">
            <text:p text:style-name="P51">1.<text:span text:style-name="T7">El sistema informa de la situación y </text:span><text:span text:style-name="T6">realiza una nueva búsqueda.</text:span></text:p>
          </table:table-cell>
        </table:table-row>
        <table:table-row table:style-name="Tabla26.1">
          <table:table-cell table:style-name="Tabla26.A4" office:value-type="string">
            <text:p text:style-name="P105">3a</text:p>
          </table:table-cell>
          <table:table-cell table:style-name="Tabla26.B4" office:value-type="string">
            <text:p text:style-name="P74">La ruta no está previamente creada.</text:p>
          </table:table-cell>
        </table:table-row>
        <table:table-row table:style-name="Tabla26.1">
          <table:table-cell table:style-name="Tabla26.A5" office:value-type="string">
            <text:p text:style-name="P98"/>
          </table:table-cell>
          <table:table-cell table:style-name="Tabla26.B5" office:value-type="string">
            <text:p text:style-name="P65"><text:span text:style-name="T4">1.</text:span>El sistema informa de la situación y se finaliza el caso de uso.</text:p>
          </table:table-cell>
        </table:table-row>
      </table:table>
      <text:p text:style-name="P11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87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164" text:outline-level="1">Frecuencia esperada</text:h>
          </table:table-cell>
          <table:table-cell table:style-name="Tabla27.B2" office:value-type="string">
            <text:p text:style-name="P10"/>
          </table:table-cell>
          <table:table-cell table:style-name="Tabla27.C2" office:value-type="string">
            <text:h text:style-name="P171" text:outline-level="2">Rendimiento</text:h>
          </table:table-cell>
          <table:table-cell table:style-name="Tabla27.D2" office:value-type="string">
            <text:p text:style-name="P19">No más de 10 minutos</text:p>
          </table:table-cell>
        </table:table-row>
        <table:table-row table:style-name="Tabla27.1">
          <table:table-cell table:style-name="Tabla27.A3" office:value-type="string">
            <text:p text:style-name="P45">Importancia</text:p>
          </table:table-cell>
          <table:table-cell table:style-name="Tabla27.B3" office:value-type="string">
            <text:p text:style-name="P74">Alta</text:p>
          </table:table-cell>
          <table:table-cell table:style-name="Tabla27.C3" office:value-type="string">
            <text:h text:style-name="P171" text:outline-level="2">Urgencia</text:h>
          </table:table-cell>
          <table:table-cell table:style-name="Tabla27.D3" office:value-type="string">
            <text:p text:style-name="P19">Alta</text:p>
          </table:table-cell>
        </table:table-row>
        <table:table-row table:style-name="Tabla27.1">
          <table:table-cell table:style-name="Tabla27.A4" office:value-type="string">
            <text:p text:style-name="P45">Estado</text:p>
          </table:table-cell>
          <table:table-cell table:style-name="Tabla27.B4" office:value-type="string">
            <text:p text:style-name="P74">Esperando desarrollo</text:p>
          </table:table-cell>
          <table:table-cell table:style-name="Tabla27.C4" office:value-type="string">
            <text:h text:style-name="P171" text:outline-level="2">Estabilidad</text:h>
          </table:table-cell>
          <table:table-cell table:style-name="Tabla27.D4" office:value-type="string">
            <text:p text:style-name="P19">Alta</text:p>
          </table:table-cell>
        </table:table-row>
      </table:table>
      <text:p text:style-name="P115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87">Comentarios</text:p>
          </table:table-cell>
        </table:table-row>
        <table:table-row table:style-name="Tabla28.2">
          <table:table-cell table:style-name="Tabla28.A2" office:value-type="string">
            <text:p text:style-name="P92">El paquete será incluido en una ruta cada vez que un cliente realice un envío.</text:p>
          </table:table-cell>
        </table:table-row>
      </table:table>
      <text:p text:style-name="P115"/>
      <text:p text:style-name="P115"/>
      <text:p text:style-name="P116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row table:style-name="Tabla29.1">
          <table:table-cell table:style-name="Tabla29.A1" office:value-type="string">
            <text:h text:style-name="P165" text:outline-level="1">Caso de Uso</text:h>
          </table:table-cell>
          <table:table-cell table:style-name="Tabla29.B1" table:number-columns-spanned="3" office:value-type="string">
            <text:p text:style-name="P17">Calcular ruta más óptima</text:p>
          </table:table-cell>
          <table:covered-table-cell/>
          <table:covered-table-cell/>
          <table:table-cell table:style-name="Tabla29.E1" table:number-columns-spanned="3" office:value-type="string">
            <text:p text:style-name="P5">CU_<text:span text:style-name="T5">34</text:span>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46">Actores</text:p>
          </table:table-cell>
          <table:table-cell table:style-name="Tabla29.B2" table:number-columns-spanned="6" office:value-type="string">
            <text:p text:style-name="P59">Oficinista(princip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46">Tipo</text:p>
          </table:table-cell>
          <table:table-cell table:style-name="Tabla29.B3" table:number-columns-spanned="6" office:value-type="string">
            <text:p text:style-name="P75">Secund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46">Referencias</text:p>
          </table:table-cell>
          <table:table-cell table:style-name="Tabla29.B4" office:value-type="string">
            <text:p text:style-name="P27"/>
          </table:table-cell>
          <table:table-cell table:style-name="Tabla29.C4" table:number-columns-spanned="5" office:value-type="string">
            <text:p text:style-name="P20">CU_33</text:p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46">Precondición</text:p>
          </table:table-cell>
          <table:table-cell table:style-name="Tabla29.B5" table:number-columns-spanned="6" office:value-type="string">
            <text:p text:style-name="P75">La ruta debe estar creada previamen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46">Postcondición</text:p>
          </table:table-cell>
          <table:table-cell table:style-name="Tabla29.B6" table:number-columns-spanned="6" office:value-type="string">
            <text:p text:style-name="P75">El paquete se incluirá en la ruta más ópti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46">Autor</text:p>
          </table:table-cell>
          <table:table-cell table:style-name="Tabla29.B7" office:value-type="string">
            <text:p text:style-name="P67">Alba Aurora Moreno Peinado</text:p>
          </table:table-cell>
          <table:table-cell table:style-name="Tabla29.C7" office:value-type="string">
            <text:h text:style-name="P165" text:outline-level="1">Fecha</text:h>
          </table:table-cell>
          <table:table-cell table:style-name="Tabla29.D7" table:number-columns-spanned="2" office:value-type="string">
            <text:p text:style-name="P5">0<text:span text:style-name="T5">7</text:span>/04/2018</text:p>
          </table:table-cell>
          <table:covered-table-cell/>
          <table:table-cell table:style-name="Tabla29.F7" office:value-type="string">
            <text:h text:style-name="P165" text:outline-level="1">Versión</text:h>
          </table:table-cell>
          <table:table-cell table:style-name="Tabla29.G7" office:value-type="string">
            <text:p text:style-name="P5">1.0</text:p>
          </table:table-cell>
        </table:table-row>
      </table:table>
      <text:p text:style-name="P116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88">Propósito</text:p>
          </table:table-cell>
        </table:table-row>
        <table:table-row table:style-name="Tabla30.1">
          <table:table-cell table:style-name="Tabla30.A2" office:value-type="string">
            <text:p text:style-name="P93">Incluir un paquete en la ruta calculada más óptima.</text:p>
          </table:table-cell>
        </table:table-row>
      </table:table>
      <text:p text:style-name="P116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88">Resumen</text:p>
          </table:table-cell>
        </table:table-row>
        <table:table-row table:style-name="Tabla31.2">
          <table:table-cell table:style-name="Tabla31.A2" office:value-type="string">
            <text:p text:style-name="P93">El oficinista va a incluir un paquete en una ruta que el sistema calculará como <text:s/>la más óptima.</text:p>
          </table:table-cell>
        </table:table-row>
      </table:table>
      <text:p text:style-name="P116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88">Curso Normal</text:p>
          </table:table-cell>
          <table:covered-table-cell/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106">1</text:p>
          </table:table-cell>
          <table:table-cell table:style-name="Tabla32.B2" office:value-type="string">
            <text:p text:style-name="P76">El oficinista comprueba si existe <text:soft-page-break/>una ruta.</text:p>
          </table:table-cell>
          <table:table-cell table:style-name="Tabla32.C2" office:value-type="string">
            <text:p text:style-name="P52"/>
          </table:table-cell>
          <table:table-cell table:style-name="Tabla32.D2" office:value-type="string">
            <text:p text:style-name="P53"/>
          </table:table-cell>
        </table:table-row>
        <table:table-row table:style-name="Tabla32.2">
          <table:table-cell table:style-name="Tabla32.A3" office:value-type="string">
            <text:p text:style-name="P106">2</text:p>
          </table:table-cell>
          <table:table-cell table:style-name="Tabla32.B3" office:value-type="string">
            <text:p text:style-name="P76">El oficinista inserta un paquete.</text:p>
          </table:table-cell>
          <table:table-cell table:style-name="Tabla32.C3" office:value-type="string">
            <text:p text:style-name="P52">3</text:p>
          </table:table-cell>
          <table:table-cell table:style-name="Tabla32.D3" office:value-type="string">
            <text:p text:style-name="P76">El sistema genera la ruta más óptima para el paquete elegido</text:p>
          </table:table-cell>
        </table:table-row>
        <table:table-row table:style-name="Tabla32.2">
          <table:table-cell table:style-name="Tabla32.A4" office:value-type="string">
            <text:p text:style-name="P106">4</text:p>
          </table:table-cell>
          <table:table-cell table:style-name="Tabla32.B4" office:value-type="string">
            <text:p text:style-name="P76">El oficinista comprueba que el paquete ha sido incluido en la ruta más óptima</text:p>
          </table:table-cell>
          <table:table-cell table:style-name="Tabla32.C4" office:value-type="string">
            <text:p text:style-name="P38"/>
          </table:table-cell>
          <table:table-cell table:style-name="Tabla32.D4" office:value-type="string">
            <text:p text:style-name="P33"/>
          </table:table-cell>
        </table:table-row>
        <table:table-row table:style-name="Tabla32.2">
          <table:table-cell table:style-name="Tabla32.A5" office:value-type="string">
            <text:p text:style-name="P99"/>
          </table:table-cell>
          <table:table-cell table:style-name="Tabla32.B5" office:value-type="string">
            <text:p text:style-name="P33"/>
          </table:table-cell>
          <table:table-cell table:style-name="Tabla32.C5" office:value-type="string">
            <text:p text:style-name="P38"/>
          </table:table-cell>
          <table:table-cell table:style-name="Tabla32.D5" office:value-type="string">
            <text:p text:style-name="P33"/>
          </table:table-cell>
        </table:table-row>
        <table:table-row table:style-name="Tabla32.2">
          <table:table-cell table:style-name="Tabla32.A6" office:value-type="string">
            <text:p text:style-name="P99"/>
          </table:table-cell>
          <table:table-cell table:style-name="Tabla32.B6" office:value-type="string">
            <text:p text:style-name="P33"/>
          </table:table-cell>
          <table:table-cell table:style-name="Tabla32.C6" office:value-type="string">
            <text:p text:style-name="P38"/>
          </table:table-cell>
          <table:table-cell table:style-name="Tabla32.D6" office:value-type="string">
            <text:p text:style-name="P33"/>
          </table:table-cell>
        </table:table-row>
        <table:table-row table:style-name="Tabla32.2">
          <table:table-cell table:style-name="Tabla32.A7" office:value-type="string">
            <text:p text:style-name="P99"/>
          </table:table-cell>
          <table:table-cell table:style-name="Tabla32.B7" office:value-type="string">
            <text:p text:style-name="P33"/>
          </table:table-cell>
          <table:table-cell table:style-name="Tabla32.C7" office:value-type="string">
            <text:p text:style-name="P38"/>
          </table:table-cell>
          <table:table-cell table:style-name="Tabla32.D7" office:value-type="string">
            <text:p text:style-name="P33"/>
          </table:table-cell>
        </table:table-row>
        <table:table-row table:style-name="Tabla32.2">
          <table:table-cell table:style-name="Tabla32.A8" office:value-type="string">
            <text:p text:style-name="P99"/>
          </table:table-cell>
          <table:table-cell table:style-name="Tabla32.B8" office:value-type="string">
            <text:p text:style-name="P33"/>
          </table:table-cell>
          <table:table-cell table:style-name="Tabla32.C8" office:value-type="string">
            <text:p text:style-name="P38"/>
          </table:table-cell>
          <table:table-cell table:style-name="Tabla32.D8" office:value-type="string">
            <text:p text:style-name="P33"/>
          </table:table-cell>
        </table:table-row>
        <table:table-row table:style-name="Tabla32.2">
          <table:table-cell table:style-name="Tabla32.A9" office:value-type="string">
            <text:p text:style-name="P99"/>
          </table:table-cell>
          <table:table-cell table:style-name="Tabla32.B9" office:value-type="string">
            <text:p text:style-name="P33"/>
          </table:table-cell>
          <table:table-cell table:style-name="Tabla32.C9" office:value-type="string">
            <text:p text:style-name="P38"/>
          </table:table-cell>
          <table:table-cell table:style-name="Tabla32.D9" office:value-type="string">
            <text:p text:style-name="P33"/>
          </table:table-cell>
        </table:table-row>
        <table:table-row table:style-name="Tabla32.2">
          <table:table-cell table:style-name="Tabla32.A10" office:value-type="string">
            <text:p text:style-name="P99"/>
          </table:table-cell>
          <table:table-cell table:style-name="Tabla32.B10" office:value-type="string">
            <text:p text:style-name="P33"/>
          </table:table-cell>
          <table:table-cell table:style-name="Tabla32.C10" office:value-type="string">
            <text:p text:style-name="P38"/>
          </table:table-cell>
          <table:table-cell table:style-name="Tabla32.D10" office:value-type="string">
            <text:p text:style-name="P33"/>
          </table:table-cell>
        </table:table-row>
        <table:table-row table:style-name="Tabla32.2">
          <table:table-cell table:style-name="Tabla32.A11" office:value-type="string">
            <text:p text:style-name="P99"/>
          </table:table-cell>
          <table:table-cell table:style-name="Tabla32.B11" office:value-type="string">
            <text:p text:style-name="P33"/>
          </table:table-cell>
          <table:table-cell table:style-name="Tabla32.C11" office:value-type="string">
            <text:p text:style-name="P38"/>
          </table:table-cell>
          <table:table-cell table:style-name="Tabla32.D11" office:value-type="string">
            <text:p text:style-name="P33"/>
          </table:table-cell>
        </table:table-row>
      </table:table>
      <text:p text:style-name="P116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88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107">1a</text:p>
          </table:table-cell>
          <table:table-cell table:style-name="Tabla33.B2" office:value-type="string">
            <text:p text:style-name="P77">La ruta no ha sido creada previamente.</text:p>
          </table:table-cell>
        </table:table-row>
        <table:table-row table:style-name="Tabla33.1">
          <table:table-cell table:style-name="Tabla33.A3" office:value-type="string">
            <text:p text:style-name="P99"/>
          </table:table-cell>
          <table:table-cell table:style-name="Tabla33.B3" office:value-type="string">
            <text:p text:style-name="P65"><text:span text:style-name="T4">1.</text:span>El sistema informa de la situación y se finaliza el caso de uso.</text:p>
          </table:table-cell>
        </table:table-row>
        <table:table-row table:style-name="Tabla33.1">
          <table:table-cell table:style-name="Tabla33.A4" office:value-type="string">
            <text:p text:style-name="P107">3a</text:p>
          </table:table-cell>
          <table:table-cell table:style-name="Tabla33.B4" office:value-type="string">
            <text:p text:style-name="P77">La ruta en la que se incluye el paquete no es la más óptima.</text:p>
          </table:table-cell>
        </table:table-row>
        <table:table-row table:style-name="Tabla33.1">
          <table:table-cell table:style-name="Tabla33.A5" office:value-type="string">
            <text:p text:style-name="P99"/>
          </table:table-cell>
          <table:table-cell table:style-name="Tabla33.B5" office:value-type="string">
            <text:p text:style-name="P65"><text:span text:style-name="T4">1.</text:span>El sistema informa de la situación y <text:span text:style-name="T10">realiza una nueva búsqueda.</text:span></text:p>
          </table:table-cell>
        </table:table-row>
      </table:table>
      <text:p text:style-name="P116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88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165" text:outline-level="1">Frecuencia esperada</text:h>
          </table:table-cell>
          <table:table-cell table:style-name="Tabla34.B2" office:value-type="string">
            <text:p text:style-name="P11"/>
          </table:table-cell>
          <table:table-cell table:style-name="Tabla34.C2" office:value-type="string">
            <text:h text:style-name="P172" text:outline-level="2">Rendimiento</text:h>
          </table:table-cell>
          <table:table-cell table:style-name="Tabla34.D2" office:value-type="string">
            <text:p text:style-name="P21">No más de 7 minutos</text:p>
          </table:table-cell>
        </table:table-row>
        <table:table-row table:style-name="Tabla34.1">
          <table:table-cell table:style-name="Tabla34.A3" office:value-type="string">
            <text:p text:style-name="P46">Importancia</text:p>
          </table:table-cell>
          <table:table-cell table:style-name="Tabla34.B3" office:value-type="string">
            <text:p text:style-name="P77">Alta</text:p>
          </table:table-cell>
          <table:table-cell table:style-name="Tabla34.C3" office:value-type="string">
            <text:h text:style-name="P172" text:outline-level="2">Urgencia</text:h>
          </table:table-cell>
          <table:table-cell table:style-name="Tabla34.D3" office:value-type="string">
            <text:p text:style-name="P21">Media</text:p>
          </table:table-cell>
        </table:table-row>
        <table:table-row table:style-name="Tabla34.4">
          <table:table-cell table:style-name="Tabla34.A4" office:value-type="string">
            <text:p text:style-name="P46">Estado</text:p>
          </table:table-cell>
          <table:table-cell table:style-name="Tabla34.B4" office:value-type="string">
            <text:p text:style-name="P77">Esperando desarrollo</text:p>
          </table:table-cell>
          <table:table-cell table:style-name="Tabla34.C4" office:value-type="string">
            <text:h text:style-name="P172" text:outline-level="2">Estabilidad</text:h>
          </table:table-cell>
          <table:table-cell table:style-name="Tabla34.D4" office:value-type="string">
            <text:p text:style-name="P21">Media</text:p>
          </table:table-cell>
        </table:table-row>
      </table:table>
      <text:p text:style-name="P116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88">Comentarios</text:p>
          </table:table-cell>
        </table:table-row>
        <table:table-row table:style-name="Tabla35.2">
          <table:table-cell table:style-name="Tabla35.A2" office:value-type="string">
            <text:p text:style-name="P94">La ruta elegida será la más óptima siempre que se haga la inclusión de un paquete.</text:p>
          </table:table-cell>
        </table:table-row>
      </table:table>
      <text:p text:style-name="P116"/>
      <text:p text:style-name="P11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row table:style-name="Tabla36.1">
          <table:table-cell table:style-name="Tabla36.A1" office:value-type="string">
            <text:h text:style-name="P165" text:outline-level="1">Caso de Uso</text:h>
          </table:table-cell>
          <table:table-cell table:style-name="Tabla36.B1" table:number-columns-spanned="3" office:value-type="string">
            <text:p text:style-name="P22">Registrar incidencia</text:p>
          </table:table-cell>
          <table:covered-table-cell/>
          <table:covered-table-cell/>
          <table:table-cell table:style-name="Tabla36.E1" table:number-columns-spanned="3" office:value-type="string">
            <text:p text:style-name="P5">CU_<text:span text:style-name="T5">35</text:span>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46">Actores</text:p>
          </table:table-cell>
          <table:table-cell table:style-name="Tabla36.B2" table:number-columns-spanned="6" office:value-type="string">
            <text:p text:style-name="P59">Oficinista(principal) <text:span text:style-name="T10">Conductor(principa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46">Tipo</text:p>
          </table:table-cell>
          <table:table-cell table:style-name="Tabla36.B3" table:number-columns-spanned="6" office:value-type="string">
            <text:p text:style-name="P78">Primario y esenc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46">Referencias</text:p>
          </table:table-cell>
          <table:table-cell table:style-name="Tabla36.B4" office:value-type="string">
            <text:p text:style-name="P27"/>
          </table:table-cell>
          <table:table-cell table:style-name="Tabla36.C4" table:number-columns-spanned="5" office:value-type="string">
            <text:p text:style-name="P22">CU_36</text:p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46">Precondición</text:p>
          </table:table-cell>
          <table:table-cell table:style-name="Tabla36.B5" table:number-columns-spanned="6" office:value-type="string">
            <text:p text:style-name="P78">La furgoneta a la que se le adjudica la incidencia debe estar registr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46">Postcondición</text:p>
          </table:table-cell>
          <table:table-cell table:style-name="Tabla36.B6" table:number-columns-spanned="6" office:value-type="string">
            <text:p text:style-name="P78">Habrá una furgoneta averiad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46">Autor</text:p>
          </table:table-cell>
          <table:table-cell table:style-name="Tabla36.B7" office:value-type="string">
            <text:p text:style-name="P67">Alba Aurora Moreno Peinado</text:p>
          </table:table-cell>
          <table:table-cell table:style-name="Tabla36.C7" office:value-type="string">
            <text:h text:style-name="P165" text:outline-level="1">Fecha</text:h>
          </table:table-cell>
          <table:table-cell table:style-name="Tabla36.D7" table:number-columns-spanned="2" office:value-type="string">
            <text:p text:style-name="P5">0<text:span text:style-name="T5">7</text:span>/04/2018</text:p>
          </table:table-cell>
          <table:covered-table-cell/>
          <table:table-cell table:style-name="Tabla36.F7" office:value-type="string">
            <text:h text:style-name="P165" text:outline-level="1">Versión</text:h>
          </table:table-cell>
          <table:table-cell table:style-name="Tabla36.G7" office:value-type="string">
            <text:p text:style-name="P5">1.0</text:p>
          </table:table-cell>
        </table:table-row>
      </table:table>
      <text:p text:style-name="P116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88">Propósito</text:p>
          </table:table-cell>
        </table:table-row>
        <table:table-row table:style-name="Tabla44.1">
          <table:table-cell table:style-name="Tabla44.A2" office:value-type="string">
            <text:p text:style-name="P94">Comunicar la incidencia de una furgoneta averiada.</text:p>
          </table:table-cell>
        </table:table-row>
      </table:table>
      <text:p text:style-name="P116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88">Resumen</text:p>
          </table:table-cell>
        </table:table-row>
        <table:table-row table:style-name="Tabla45.2">
          <table:table-cell table:style-name="Tabla45.A2" office:value-type="string">
            <text:p text:style-name="P94">El conductor informa de una incidencia al oficinista para su posterior registro.</text:p>
          </table:table-cell>
        </table:table-row>
      </table:table>
      <text:p text:style-name="P116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table:number-columns-spanned="4" office:value-type="string">
            <text:p text:style-name="P88">Curso Normal</text:p>
          </table:table-cell>
          <table:covered-table-cell/>
          <table:covered-table-cell/>
          <table:covered-table-cell/>
        </table:table-row>
        <table:table-row table:style-name="Tabla46.2">
          <table:table-cell table:style-name="Tabla46.A2" office:value-type="string">
            <text:p text:style-name="P108">1</text:p>
          </table:table-cell>
          <table:table-cell table:style-name="Tabla46.B2" office:value-type="string">
            <text:p text:style-name="P79">El conductor informa al oficinista sobre una incidencia en la furgoneta.</text:p>
          </table:table-cell>
          <table:table-cell table:style-name="Tabla46.C2" office:value-type="string">
            <text:p text:style-name="P38"/>
          </table:table-cell>
          <table:table-cell table:style-name="Tabla46.D2" office:value-type="string">
            <text:p text:style-name="P33"/>
          </table:table-cell>
        </table:table-row>
        <table:table-row table:style-name="Tabla46.2">
          <table:table-cell table:style-name="Tabla46.A3" office:value-type="string">
            <text:p text:style-name="P109">2</text:p>
          </table:table-cell>
          <table:table-cell table:style-name="Tabla46.B3" office:value-type="string">
            <text:p text:style-name="P80">El oficinista introduce los datos de <text:soft-page-break/>la furgoneta</text:p>
          </table:table-cell>
          <table:table-cell table:style-name="Tabla46.C3" office:value-type="string">
            <text:p text:style-name="P38"/>
          </table:table-cell>
          <table:table-cell table:style-name="Tabla46.D3" office:value-type="string">
            <text:p text:style-name="P33"/>
          </table:table-cell>
        </table:table-row>
        <table:table-row table:style-name="Tabla46.2">
          <table:table-cell table:style-name="Tabla46.A4" office:value-type="string">
            <text:p text:style-name="P99"/>
          </table:table-cell>
          <table:table-cell table:style-name="Tabla46.B4" office:value-type="string">
            <text:p text:style-name="P33"/>
          </table:table-cell>
          <table:table-cell table:style-name="Tabla46.C4" office:value-type="string">
            <text:p text:style-name="P54">3</text:p>
          </table:table-cell>
          <table:table-cell table:style-name="Tabla46.D4" office:value-type="string">
            <text:p text:style-name="P80">El sistema proporciona los datos de la furgoneta averiada.</text:p>
          </table:table-cell>
        </table:table-row>
        <table:table-row table:style-name="Tabla46.2">
          <table:table-cell table:style-name="Tabla46.A5" office:value-type="string">
            <text:p text:style-name="P109">4</text:p>
          </table:table-cell>
          <table:table-cell table:style-name="Tabla46.B5" office:value-type="string">
            <text:p text:style-name="P80">Punto de extensión: avería de furgoneta.</text:p>
          </table:table-cell>
          <table:table-cell table:style-name="Tabla46.C5" office:value-type="string">
            <text:p text:style-name="P54">5</text:p>
          </table:table-cell>
          <table:table-cell table:style-name="Tabla46.D5" office:value-type="string">
            <text:p text:style-name="P80">El sistema registra la furgoneta averiada.</text:p>
          </table:table-cell>
        </table:table-row>
        <table:table-row table:style-name="Tabla46.2">
          <table:table-cell table:style-name="Tabla46.A6" office:value-type="string">
            <text:p text:style-name="P109">6</text:p>
          </table:table-cell>
          <table:table-cell table:style-name="Tabla46.B6" office:value-type="string">
            <text:p text:style-name="P80">El oficinista comprueba que la furgoneta averiada ha sido registrada.</text:p>
          </table:table-cell>
          <table:table-cell table:style-name="Tabla46.C6" office:value-type="string">
            <text:p text:style-name="P38"/>
          </table:table-cell>
          <table:table-cell table:style-name="Tabla46.D6" office:value-type="string">
            <text:p text:style-name="P33"/>
          </table:table-cell>
        </table:table-row>
        <table:table-row table:style-name="Tabla46.2">
          <table:table-cell table:style-name="Tabla46.A7" office:value-type="string">
            <text:p text:style-name="P99"/>
          </table:table-cell>
          <table:table-cell table:style-name="Tabla46.B7" office:value-type="string">
            <text:p text:style-name="P33"/>
          </table:table-cell>
          <table:table-cell table:style-name="Tabla46.C7" office:value-type="string">
            <text:p text:style-name="P38"/>
          </table:table-cell>
          <table:table-cell table:style-name="Tabla46.D7" office:value-type="string">
            <text:p text:style-name="P33"/>
          </table:table-cell>
        </table:table-row>
        <table:table-row table:style-name="Tabla46.2">
          <table:table-cell table:style-name="Tabla46.A8" office:value-type="string">
            <text:p text:style-name="P99"/>
          </table:table-cell>
          <table:table-cell table:style-name="Tabla46.B8" office:value-type="string">
            <text:p text:style-name="P33"/>
          </table:table-cell>
          <table:table-cell table:style-name="Tabla46.C8" office:value-type="string">
            <text:p text:style-name="P38"/>
          </table:table-cell>
          <table:table-cell table:style-name="Tabla46.D8" office:value-type="string">
            <text:p text:style-name="P33"/>
          </table:table-cell>
        </table:table-row>
        <table:table-row table:style-name="Tabla46.2">
          <table:table-cell table:style-name="Tabla46.A9" office:value-type="string">
            <text:p text:style-name="P99"/>
          </table:table-cell>
          <table:table-cell table:style-name="Tabla46.B9" office:value-type="string">
            <text:p text:style-name="P33"/>
          </table:table-cell>
          <table:table-cell table:style-name="Tabla46.C9" office:value-type="string">
            <text:p text:style-name="P38"/>
          </table:table-cell>
          <table:table-cell table:style-name="Tabla46.D9" office:value-type="string">
            <text:p text:style-name="P33"/>
          </table:table-cell>
        </table:table-row>
        <table:table-row table:style-name="Tabla46.2">
          <table:table-cell table:style-name="Tabla46.A10" office:value-type="string">
            <text:p text:style-name="P99"/>
          </table:table-cell>
          <table:table-cell table:style-name="Tabla46.B10" office:value-type="string">
            <text:p text:style-name="P33"/>
          </table:table-cell>
          <table:table-cell table:style-name="Tabla46.C10" office:value-type="string">
            <text:p text:style-name="P38"/>
          </table:table-cell>
          <table:table-cell table:style-name="Tabla46.D10" office:value-type="string">
            <text:p text:style-name="P33"/>
          </table:table-cell>
        </table:table-row>
        <table:table-row table:style-name="Tabla46.2">
          <table:table-cell table:style-name="Tabla46.A11" office:value-type="string">
            <text:p text:style-name="P99"/>
          </table:table-cell>
          <table:table-cell table:style-name="Tabla46.B11" office:value-type="string">
            <text:p text:style-name="P33"/>
          </table:table-cell>
          <table:table-cell table:style-name="Tabla46.C11" office:value-type="string">
            <text:p text:style-name="P38"/>
          </table:table-cell>
          <table:table-cell table:style-name="Tabla46.D11" office:value-type="string">
            <text:p text:style-name="P33"/>
          </table:table-cell>
        </table:table-row>
      </table:table>
      <text:p text:style-name="P116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table:number-columns-spanned="2" office:value-type="string">
            <text:p text:style-name="P88">Cursos Alternos</text:p>
          </table:table-cell>
          <table:covered-table-cell/>
        </table:table-row>
        <table:table-row table:style-name="Tabla47.1">
          <table:table-cell table:style-name="Tabla47.A2" office:value-type="string">
            <text:p text:style-name="P109">2a</text:p>
          </table:table-cell>
          <table:table-cell table:style-name="Tabla47.B2" office:value-type="string">
            <text:p text:style-name="P80">La furgoneta averiada no se encuentra registrada.</text:p>
          </table:table-cell>
        </table:table-row>
        <table:table-row table:style-name="Tabla47.1">
          <table:table-cell table:style-name="Tabla47.A3" office:value-type="string">
            <text:p text:style-name="P99"/>
          </table:table-cell>
          <table:table-cell table:style-name="Tabla47.B3" office:value-type="string">
            <text:p text:style-name="P65"><text:span text:style-name="T4">1.</text:span>El sistema informa de la situación y se finaliza el caso de uso.</text:p>
          </table:table-cell>
        </table:table-row>
        <table:table-row table:style-name="Tabla47.1">
          <table:table-cell table:style-name="Tabla47.A4" office:value-type="string">
            <text:p text:style-name="P99"/>
          </table:table-cell>
          <table:table-cell table:style-name="Tabla47.B4" office:value-type="string">
            <text:p text:style-name="P33"/>
          </table:table-cell>
        </table:table-row>
      </table:table>
      <text:p text:style-name="P116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88">Otros datos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h text:style-name="P165" text:outline-level="1">Frecuencia esperada</text:h>
          </table:table-cell>
          <table:table-cell table:style-name="Tabla48.B2" office:value-type="string">
            <text:p text:style-name="P11"/>
          </table:table-cell>
          <table:table-cell table:style-name="Tabla48.C2" office:value-type="string">
            <text:h text:style-name="P172" text:outline-level="2">Rendimiento</text:h>
          </table:table-cell>
          <table:table-cell table:style-name="Tabla48.D2" office:value-type="string">
            <text:p text:style-name="P21">No más de 10 minutos</text:p>
          </table:table-cell>
        </table:table-row>
        <table:table-row table:style-name="Tabla48.1">
          <table:table-cell table:style-name="Tabla48.A3" office:value-type="string">
            <text:p text:style-name="P46">Importancia</text:p>
          </table:table-cell>
          <table:table-cell table:style-name="Tabla48.B3" office:value-type="string">
            <text:p text:style-name="P77">Alta</text:p>
          </table:table-cell>
          <table:table-cell table:style-name="Tabla48.C3" office:value-type="string">
            <text:h text:style-name="P172" text:outline-level="2">Urgencia</text:h>
          </table:table-cell>
          <table:table-cell table:style-name="Tabla48.D3" office:value-type="string">
            <text:p text:style-name="P21">Media</text:p>
          </table:table-cell>
        </table:table-row>
        <table:table-row table:style-name="Tabla48.1">
          <table:table-cell table:style-name="Tabla48.A4" office:value-type="string">
            <text:p text:style-name="P46">Estado</text:p>
          </table:table-cell>
          <table:table-cell table:style-name="Tabla48.B4" office:value-type="string">
            <text:p text:style-name="P77">Esperando desarrollo</text:p>
          </table:table-cell>
          <table:table-cell table:style-name="Tabla48.C4" office:value-type="string">
            <text:h text:style-name="P172" text:outline-level="2">Estabilidad</text:h>
          </table:table-cell>
          <table:table-cell table:style-name="Tabla48.D4" office:value-type="string">
            <text:p text:style-name="P21">Media</text:p>
          </table:table-cell>
        </table:table-row>
      </table:table>
      <text:p text:style-name="P116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88">Comentarios</text:p>
          </table:table-cell>
        </table:table-row>
        <table:table-row table:style-name="Tabla49.2">
          <table:table-cell table:style-name="Tabla49.A2" office:value-type="string">
            <text:p text:style-name="P94">Se realizará un registro de incidencia a una furgoneta cada vez que se produzca una avería en la misma.</text:p>
          </table:table-cell>
        </table:table-row>
      </table:table>
      <text:p text:style-name="P116"/>
      <text:p text:style-name="P157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F"/>
        <table:table-column table:style-name="Tabla50.G"/>
        <table:table-column table:style-name="Tabla50.H"/>
        <table:table-row table:style-name="Tabla50.1">
          <table:table-cell table:style-name="Tabla50.A1" office:value-type="string">
            <text:h text:style-name="P166" text:outline-level="1">Caso de Uso</text:h>
          </table:table-cell>
          <table:table-cell table:style-name="Tabla50.B1" table:number-columns-spanned="4" office:value-type="string">
            <text:p text:style-name="P120">Sustituir furgoneta</text:p>
          </table:table-cell>
          <table:covered-table-cell/>
          <table:covered-table-cell/>
          <table:covered-table-cell/>
          <table:table-cell table:style-name="Tabla50.F1" table:number-columns-spanned="3" office:value-type="string">
            <text:p text:style-name="P119">CU_<text:span text:style-name="T11">36</text:span></text:p>
          </table:table-cell>
          <table:covered-table-cell/>
          <table:covered-table-cell/>
        </table:table-row>
        <table:table-row table:style-name="Tabla50.2">
          <table:table-cell table:style-name="Tabla50.A2" office:value-type="string">
            <text:p text:style-name="P124">Actores</text:p>
          </table:table-cell>
          <table:table-cell table:style-name="Tabla50.B2" table:number-columns-spanned="7" office:value-type="string">
            <text:p text:style-name="P134">Oficinista(prim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3" office:value-type="string">
            <text:p text:style-name="P124">Tipo</text:p>
          </table:table-cell>
          <table:table-cell table:style-name="Tabla50.B3" table:number-columns-spanned="7" office:value-type="string">
            <text:p text:style-name="P133"><text:span text:style-name="T11">Opcional, extendido</text:span>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4" office:value-type="string">
            <text:p text:style-name="P124">Referencias</text:p>
          </table:table-cell>
          <table:table-cell table:style-name="Tabla50.B4" office:value-type="string">
            <text:p text:style-name="P123"/>
          </table:table-cell>
          <table:table-cell table:style-name="Tabla50.C4" table:number-columns-spanned="6" office:value-type="string">
            <text:p text:style-name="P120">CU_3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5" office:value-type="string">
            <text:p text:style-name="P124">Precondición</text:p>
          </table:table-cell>
          <table:table-cell table:style-name="Tabla50.B5" table:number-columns-spanned="7" office:value-type="string">
            <text:p text:style-name="P135">Furgoneta registrada en el sistema no está disponible por una avería o simil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6" office:value-type="string">
            <text:p text:style-name="P124">Postcondición</text:p>
          </table:table-cell>
          <table:table-cell table:style-name="Tabla50.B6" table:number-columns-spanned="7" office:value-type="string">
            <text:p text:style-name="P135">Sustitución de la furgoneta por otra nuev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7" office:value-type="string">
            <text:p text:style-name="P124">Autor</text:p>
          </table:table-cell>
          <table:table-cell table:style-name="Tabla50.B7" table:number-columns-spanned="2" office:value-type="string">
            <text:p text:style-name="P134">Elena Cantero Molina</text:p>
          </table:table-cell>
          <table:covered-table-cell/>
          <table:table-cell table:style-name="Tabla50.D7" office:value-type="string">
            <text:h text:style-name="P166" text:outline-level="1">Fecha</text:h>
          </table:table-cell>
          <table:table-cell table:style-name="Tabla50.E7" table:number-columns-spanned="2" office:value-type="string">
            <text:p text:style-name="P119">0<text:span text:style-name="T1">7</text:span>/04/2018</text:p>
          </table:table-cell>
          <table:covered-table-cell/>
          <table:table-cell table:style-name="Tabla50.G7" office:value-type="string">
            <text:h text:style-name="P166" text:outline-level="1">Versión</text:h>
          </table:table-cell>
          <table:table-cell table:style-name="Tabla50.H7" office:value-type="string">
            <text:p text:style-name="P119">1.0</text:p>
          </table:table-cell>
        </table:table-row>
      </table:table>
      <text:p text:style-name="P160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47">Propósito</text:p>
          </table:table-cell>
        </table:table-row>
        <table:table-row table:style-name="Tabla53.1">
          <table:table-cell table:style-name="Tabla53.A2" office:value-type="string">
            <text:p text:style-name="P146"><text:span text:style-name="T12">Cambiar una furgoneta averiada</text:span>.</text:p>
          </table:table-cell>
        </table:table-row>
      </table:table>
      <text:p text:style-name="P158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147">Resumen</text:p>
          </table:table-cell>
        </table:table-row>
        <table:table-row table:style-name="Tabla56.2">
          <table:table-cell table:style-name="Tabla56.A2" office:value-type="string">
            <text:p text:style-name="P146">El <text:span text:style-name="T12">oficinista sustituye la furgoneta en cuestión y se registra en el sistema</text:span>.</text:p>
          </table:table-cell>
        </table:table-row>
      </table:table>
      <text:p text:style-name="P158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 table:style-name="Tabla59.1">
          <table:table-cell table:style-name="Tabla59.A1" table:number-columns-spanned="4" office:value-type="string">
            <text:p text:style-name="P147">Curso Normal</text:p>
          </table:table-cell>
          <table:covered-table-cell/>
          <table:covered-table-cell/>
          <table:covered-table-cell/>
        </table:table-row>
        <table:table-row table:style-name="Tabla59.2">
          <table:table-cell table:style-name="Tabla59.A2" office:value-type="string">
            <text:p text:style-name="P150">1</text:p>
          </table:table-cell>
          <table:table-cell table:style-name="Tabla59.B2" office:value-type="string">
            <text:p text:style-name="P139">Oficinista: Solicita sustituir una furgoneta</text:p>
          </table:table-cell>
          <table:table-cell table:style-name="Tabla59.C2" office:value-type="string">
            <text:p text:style-name="P129">2</text:p>
          </table:table-cell>
          <table:table-cell table:style-name="Tabla59.D2" office:value-type="string">
            <text:p text:style-name="P139">Pide los datos de la furgoneta a sustituir</text:p>
          </table:table-cell>
        </table:table-row>
        <table:table-row table:style-name="Tabla59.2">
          <table:table-cell table:style-name="Tabla59.A3" office:value-type="string">
            <text:p text:style-name="P153">3</text:p>
          </table:table-cell>
          <table:table-cell table:style-name="Tabla59.B3" office:value-type="string">
            <text:p text:style-name="P139">Oficinista: Introduce los datos <text:soft-page-break/>específicos de la furgoneta averiada</text:p>
          </table:table-cell>
          <table:table-cell table:style-name="Tabla59.C3" office:value-type="string">
            <text:p text:style-name="P129">4</text:p>
          </table:table-cell>
          <table:table-cell table:style-name="Tabla59.D3" office:value-type="string">
            <text:p text:style-name="P139">Hace los cambios de los datos de la <text:soft-page-break/>furgoneta</text:p>
          </table:table-cell>
        </table:table-row>
        <table:table-row table:style-name="Tabla59.2">
          <table:table-cell table:style-name="Tabla59.A4" office:value-type="string">
            <text:p text:style-name="P151"/>
          </table:table-cell>
          <table:table-cell table:style-name="Tabla59.B4" office:value-type="string">
            <text:p text:style-name="P136"/>
          </table:table-cell>
          <table:table-cell table:style-name="Tabla59.C4" office:value-type="string">
            <text:p text:style-name="P129">5</text:p>
          </table:table-cell>
          <table:table-cell table:style-name="Tabla59.D4" office:value-type="string">
            <text:p text:style-name="P139">Pide que introduzca los datos de la nueva furgoneta</text:p>
          </table:table-cell>
        </table:table-row>
        <table:table-row table:style-name="Tabla59.2">
          <table:table-cell table:style-name="Tabla59.A5" office:value-type="string">
            <text:p text:style-name="P153">6</text:p>
          </table:table-cell>
          <table:table-cell table:style-name="Tabla59.B5" office:value-type="string">
            <text:p text:style-name="P139">Oficinista: Introduce los datos de la nueva furgoneta</text:p>
          </table:table-cell>
          <table:table-cell table:style-name="Tabla59.C5" office:value-type="string">
            <text:p text:style-name="P129">7</text:p>
          </table:table-cell>
          <table:table-cell table:style-name="Tabla59.D5" office:value-type="string">
            <text:p text:style-name="P139">Registro de la nueva furgoneta</text:p>
          </table:table-cell>
        </table:table-row>
        <table:table-row table:style-name="Tabla59.2">
          <table:table-cell table:style-name="Tabla59.A6" office:value-type="string">
            <text:p text:style-name="P152"/>
          </table:table-cell>
          <table:table-cell table:style-name="Tabla59.B6" office:value-type="string">
            <text:p text:style-name="P126"/>
          </table:table-cell>
          <table:table-cell table:style-name="Tabla59.C6" office:value-type="string">
            <text:p text:style-name="P129">8</text:p>
          </table:table-cell>
          <table:table-cell table:style-name="Tabla59.D6" office:value-type="string">
            <text:p text:style-name="P139">Informe del éxito de la operación</text:p>
          </table:table-cell>
        </table:table-row>
      </table:table>
      <text:p text:style-name="P158"/>
      <table:table table:name="Tabla64" table:style-name="Tabla64">
        <table:table-column table:style-name="Tabla64.A"/>
        <table:table-column table:style-name="Tabla64.B"/>
        <table:table-row table:style-name="Tabla64.1">
          <table:table-cell table:style-name="Tabla64.A1" table:number-columns-spanned="2" office:value-type="string">
            <text:p text:style-name="P147">Cursos Alternos</text:p>
          </table:table-cell>
          <table:covered-table-cell/>
        </table:table-row>
        <table:table-row table:style-name="Tabla64.1">
          <table:table-cell table:style-name="Tabla64.A2" office:value-type="string">
            <text:p text:style-name="P151"><text:span text:style-name="T12">4</text:span>a</text:p>
          </table:table-cell>
          <table:table-cell table:style-name="Tabla64.B2" office:value-type="string">
            <text:p text:style-name="P139">Datos erróneos de la furgoneta averiada</text:p>
          </table:table-cell>
        </table:table-row>
        <table:table-row table:style-name="Tabla64.1">
          <table:table-cell table:style-name="Tabla64.A3" office:value-type="string">
            <text:p text:style-name="P152"/>
          </table:table-cell>
          <table:table-cell table:style-name="Tabla64.B3" office:value-type="string">
            <text:p text:style-name="P137"><text:span text:style-name="T9">1.</text:span>El sistema informa de la situación y se <text:span text:style-name="T12">piden los datos de nuevo</text:span>.</text:p>
          </table:table-cell>
        </table:table-row>
        <table:table-row table:style-name="Tabla64.1">
          <table:table-cell table:style-name="Tabla64.A6" office:value-type="string">
            <text:p text:style-name="P153">7a</text:p>
          </table:table-cell>
          <table:table-cell table:style-name="Tabla64.B6" office:value-type="string">
            <text:p text:style-name="P139">Datos erróneos de la nueva furgoneta</text:p>
          </table:table-cell>
        </table:table-row>
        <table:table-row table:style-name="Tabla64.1">
          <table:table-cell table:style-name="Tabla64.A6" office:value-type="string">
            <text:p text:style-name="P153"/>
          </table:table-cell>
          <table:table-cell table:style-name="Tabla64.B6" office:value-type="string">
            <text:p text:style-name="P139">1. Sistema: Informa del error y pide los datos de nuevo</text:p>
          </table:table-cell>
        </table:table-row>
        <table:table-row table:style-name="Tabla64.1">
          <table:table-cell table:style-name="Tabla64.A6" office:value-type="string">
            <text:p text:style-name="P153">7b</text:p>
          </table:table-cell>
          <table:table-cell table:style-name="Tabla64.B6" office:value-type="string">
            <text:p text:style-name="P139">Furgoneta ya registrada en el sistema</text:p>
          </table:table-cell>
        </table:table-row>
        <table:table-row table:style-name="Tabla64.1">
          <table:table-cell table:style-name="Tabla64.A7" office:value-type="string">
            <text:p text:style-name="P152"/>
          </table:table-cell>
          <table:table-cell table:style-name="Tabla64.B7" office:value-type="string">
            <text:p text:style-name="P139">1. Sistema: Informa de la situación y finaliza el caso de uso</text:p>
          </table:table-cell>
        </table:table-row>
      </table:table>
      <text:p text:style-name="P158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 table:style-name="Tabla67.1">
          <table:table-cell table:style-name="Tabla67.A1" table:number-columns-spanned="4" office:value-type="string">
            <text:p text:style-name="P147">Otros datos</text:p>
          </table:table-cell>
          <table:covered-table-cell/>
          <table:covered-table-cell/>
          <table:covered-table-cell/>
        </table:table-row>
        <table:table-row table:style-name="Tabla67.1">
          <table:table-cell table:style-name="Tabla67.A2" office:value-type="string">
            <text:h text:style-name="P167" text:outline-level="1">Frecuencia esperada</text:h>
          </table:table-cell>
          <table:table-cell table:style-name="Tabla67.B2" office:value-type="string">
            <text:p text:style-name="P121"/>
          </table:table-cell>
          <table:table-cell table:style-name="Tabla67.C2" office:value-type="string">
            <text:h text:style-name="P173" text:outline-level="2">Rendimiento</text:h>
          </table:table-cell>
          <table:table-cell table:style-name="Tabla67.D2" office:value-type="string">
            <text:p text:style-name="P122"/>
          </table:table-cell>
        </table:table-row>
        <table:table-row table:style-name="Tabla67.1">
          <table:table-cell table:style-name="Tabla67.A3" office:value-type="string">
            <text:p text:style-name="P128">Importancia</text:p>
          </table:table-cell>
          <table:table-cell table:style-name="Tabla67.B3" office:value-type="string">
            <text:p text:style-name="P138">Alta</text:p>
          </table:table-cell>
          <table:table-cell table:style-name="Tabla67.C3" office:value-type="string">
            <text:h text:style-name="P173" text:outline-level="2">Urgencia</text:h>
          </table:table-cell>
          <table:table-cell table:style-name="Tabla67.D3" office:value-type="string">
            <text:p text:style-name="P122">Media</text:p>
          </table:table-cell>
        </table:table-row>
        <table:table-row table:style-name="Tabla67.1">
          <table:table-cell table:style-name="Tabla67.A4" office:value-type="string">
            <text:p text:style-name="P128">Estado</text:p>
          </table:table-cell>
          <table:table-cell table:style-name="Tabla67.B4" office:value-type="string">
            <text:p text:style-name="P156"/>
          </table:table-cell>
          <table:table-cell table:style-name="Tabla67.C4" office:value-type="string">
            <text:h text:style-name="P173" text:outline-level="2">Estabilidad</text:h>
          </table:table-cell>
          <table:table-cell table:style-name="Tabla67.D4" office:value-type="string">
            <text:p text:style-name="P122">Media</text:p>
          </table:table-cell>
        </table:table-row>
      </table:table>
      <text:p text:style-name="P158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47">Comentarios</text:p>
          </table:table-cell>
        </table:table-row>
        <table:table-row table:style-name="Tabla68.2">
          <table:table-cell table:style-name="Tabla68.A2" office:value-type="string">
            <text:p text:style-name="P146"/>
          </table:table-cell>
        </table:table-row>
      </table:table>
      <text:p text:style-name="P158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column table:style-name="Tabla51.E"/>
        <table:table-column table:style-name="Tabla51.F"/>
        <table:table-column table:style-name="Tabla51.G"/>
        <table:table-column table:style-name="Tabla51.H"/>
        <table:table-row table:style-name="Tabla51.1">
          <table:table-cell table:style-name="Tabla51.A1" office:value-type="string">
            <text:h text:style-name="P166" text:outline-level="1">Caso de Uso</text:h>
          </table:table-cell>
          <table:table-cell table:style-name="Tabla51.B1" table:number-columns-spanned="4" office:value-type="string">
            <text:p text:style-name="P120">Registrar etapa completada</text:p>
          </table:table-cell>
          <table:covered-table-cell/>
          <table:covered-table-cell/>
          <table:covered-table-cell/>
          <table:table-cell table:style-name="Tabla51.F1" table:number-columns-spanned="3" office:value-type="string">
            <text:p text:style-name="P119">CU_<text:span text:style-name="T11">37</text:span></text:p>
          </table:table-cell>
          <table:covered-table-cell/>
          <table:covered-table-cell/>
        </table:table-row>
        <table:table-row table:style-name="Tabla51.2">
          <table:table-cell table:style-name="Tabla51.A2" office:value-type="string">
            <text:p text:style-name="P124">Actores</text:p>
          </table:table-cell>
          <table:table-cell table:style-name="Tabla51.B2" table:number-columns-spanned="7" office:value-type="string">
            <text:p text:style-name="P132"><text:span text:style-name="T11">Almacenista</text:span>(principal), <text:span text:style-name="T11">Conductor(secundario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3" office:value-type="string">
            <text:p text:style-name="P124">Tipo</text:p>
          </table:table-cell>
          <table:table-cell table:style-name="Tabla51.B3" table:number-columns-spanned="7" office:value-type="string">
            <text:p text:style-name="P13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4" office:value-type="string">
            <text:p text:style-name="P124">Referencias</text:p>
          </table:table-cell>
          <table:table-cell table:style-name="Tabla51.B4" office:value-type="string">
            <text:p text:style-name="P123"/>
          </table:table-cell>
          <table:table-cell table:style-name="Tabla51.C4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5" office:value-type="string">
            <text:p text:style-name="P124">Precondición</text:p>
          </table:table-cell>
          <table:table-cell table:style-name="Tabla51.B5" table:number-columns-spanned="7" office:value-type="string">
            <text:p text:style-name="P140">Etapa completada por un condu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6" office:value-type="string">
            <text:p text:style-name="P124">Postcondición</text:p>
          </table:table-cell>
          <table:table-cell table:style-name="Tabla51.B6" table:number-columns-spanned="7" office:value-type="string">
            <text:p text:style-name="P140">Registrada la etapa completa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1.2">
          <table:table-cell table:style-name="Tabla51.A7" office:value-type="string">
            <text:p text:style-name="P124">Autor</text:p>
          </table:table-cell>
          <table:table-cell table:style-name="Tabla51.B7" table:number-columns-spanned="2" office:value-type="string">
            <text:p text:style-name="P134">Elena Cantero Molina</text:p>
          </table:table-cell>
          <table:covered-table-cell/>
          <table:table-cell table:style-name="Tabla51.D7" office:value-type="string">
            <text:h text:style-name="P166" text:outline-level="1">Fecha</text:h>
          </table:table-cell>
          <table:table-cell table:style-name="Tabla51.E7" table:number-columns-spanned="2" office:value-type="string">
            <text:p text:style-name="P119">0<text:span text:style-name="T1">7</text:span>/04/2018</text:p>
          </table:table-cell>
          <table:covered-table-cell/>
          <table:table-cell table:style-name="Tabla51.G7" office:value-type="string">
            <text:h text:style-name="P166" text:outline-level="1">Versión</text:h>
          </table:table-cell>
          <table:table-cell table:style-name="Tabla51.H7" office:value-type="string">
            <text:p text:style-name="P119">1.0</text:p>
          </table:table-cell>
        </table:table-row>
      </table:table>
      <text:p text:style-name="P158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47">Propósito</text:p>
          </table:table-cell>
        </table:table-row>
        <table:table-row table:style-name="Tabla54.1">
          <table:table-cell table:style-name="Tabla54.A2" office:value-type="string">
            <text:p text:style-name="P148">Almacenar la información de una etapa</text:p>
          </table:table-cell>
        </table:table-row>
      </table:table>
      <text:p text:style-name="P158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147">Resumen</text:p>
          </table:table-cell>
        </table:table-row>
        <table:table-row table:style-name="Tabla57.2">
          <table:table-cell table:style-name="Tabla57.A2" office:value-type="string">
            <text:p text:style-name="P148">El conductor informa al almacenista de la etapa completada y se guarda en el sistema</text:p>
          </table:table-cell>
        </table:table-row>
      </table:table>
      <text:p text:style-name="P158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 table:style-name="Tabla60.1">
          <table:table-cell table:style-name="Tabla60.A1" table:number-columns-spanned="4" office:value-type="string">
            <text:p text:style-name="P147">Curso Normal</text:p>
          </table:table-cell>
          <table:covered-table-cell/>
          <table:covered-table-cell/>
          <table:covered-table-cell/>
        </table:table-row>
        <table:table-row table:style-name="Tabla60.2">
          <table:table-cell table:style-name="Tabla60.A2" office:value-type="string">
            <text:p text:style-name="P154">1</text:p>
          </table:table-cell>
          <table:table-cell table:style-name="Tabla60.B2" office:value-type="string">
            <text:p text:style-name="P141">Conductor: Informa al almacenista de la finalización de su ruta</text:p>
          </table:table-cell>
          <table:table-cell table:style-name="Tabla60.C2" office:value-type="string">
            <text:p text:style-name="P125"/>
          </table:table-cell>
          <table:table-cell table:style-name="Tabla60.D2" office:value-type="string">
            <text:p text:style-name="P126"/>
          </table:table-cell>
        </table:table-row>
        <table:table-row table:style-name="Tabla60.2">
          <table:table-cell table:style-name="Tabla60.A3" office:value-type="string">
            <text:p text:style-name="P154">2</text:p>
          </table:table-cell>
          <table:table-cell table:style-name="Tabla60.B3" office:value-type="string">
            <text:p text:style-name="P141">Almacenista: Comprueba si hay más paquetes</text:p>
          </table:table-cell>
          <table:table-cell table:style-name="Tabla60.C3" office:value-type="string">
            <text:p text:style-name="P130">3</text:p>
          </table:table-cell>
          <table:table-cell table:style-name="Tabla60.D3" office:value-type="string">
            <text:p text:style-name="P141">Informa de la cantidad de paquetes a tramitar por el conductor</text:p>
          </table:table-cell>
        </table:table-row>
        <table:table-row table:style-name="Tabla60.2">
          <table:table-cell table:style-name="Tabla60.A4" office:value-type="string">
            <text:p text:style-name="P154">4</text:p>
          </table:table-cell>
          <table:table-cell table:style-name="Tabla60.B4" office:value-type="string">
            <text:p text:style-name="P159">Almacenista: Informa de que no hay nada que hacer</text:p>
          </table:table-cell>
          <table:table-cell table:style-name="Tabla60.C4" office:value-type="string">
            <text:p text:style-name="P127"/>
          </table:table-cell>
          <table:table-cell table:style-name="Tabla60.D4" office:value-type="string">
            <text:p text:style-name="P136"/>
          </table:table-cell>
        </table:table-row>
        <table:table-row table:style-name="Tabla60.2">
          <table:table-cell table:style-name="Tabla60.A5" office:value-type="string">
            <text:p text:style-name="P154">5</text:p>
          </table:table-cell>
          <table:table-cell table:style-name="Tabla60.B5" office:value-type="string">
            <text:p text:style-name="P141">Conductor: Introduce la finalización de su etapa</text:p>
          </table:table-cell>
          <table:table-cell table:style-name="Tabla60.C5" office:value-type="string">
            <text:p text:style-name="P130">6</text:p>
          </table:table-cell>
          <table:table-cell table:style-name="Tabla60.D5" office:value-type="string">
            <text:p text:style-name="P141">Comprueba que todo está correcto</text:p>
          </table:table-cell>
        </table:table-row>
        <table:table-row table:style-name="Tabla60.2">
          <table:table-cell table:style-name="Tabla60.A6" office:value-type="string">
            <text:p text:style-name="P152"/>
          </table:table-cell>
          <table:table-cell table:style-name="Tabla60.B6" office:value-type="string">
            <text:p text:style-name="P126"/>
          </table:table-cell>
          <table:table-cell table:style-name="Tabla60.C6" office:value-type="string">
            <text:p text:style-name="P130">7</text:p>
          </table:table-cell>
          <table:table-cell table:style-name="Tabla60.D6" office:value-type="string">
            <text:p text:style-name="P141">Informa del éxito de la operación</text:p>
          </table:table-cell>
        </table:table-row>
      </table:table>
      <text:p text:style-name="P158"><text:soft-page-break/></text:p>
      <table:table table:name="Tabla63" table:style-name="Tabla63">
        <table:table-column table:style-name="Tabla63.A"/>
        <table:table-column table:style-name="Tabla63.B"/>
        <table:table-row table:style-name="Tabla63.1">
          <table:table-cell table:style-name="Tabla63.A1" table:number-columns-spanned="2" office:value-type="string">
            <text:p text:style-name="P147">Cursos Alternos</text:p>
          </table:table-cell>
          <table:covered-table-cell/>
        </table:table-row>
        <table:table-row table:style-name="Tabla63.1">
          <table:table-cell table:style-name="Tabla63.A2" office:value-type="string">
            <text:p text:style-name="P154">3a</text:p>
          </table:table-cell>
          <table:table-cell table:style-name="Tabla63.B2" office:value-type="string">
            <text:p text:style-name="P142">Hay más paquetes que entregar</text:p>
          </table:table-cell>
        </table:table-row>
        <table:table-row table:style-name="Tabla63.1">
          <table:table-cell table:style-name="Tabla63.A3" office:value-type="string">
            <text:p text:style-name="P152"/>
          </table:table-cell>
          <table:table-cell table:style-name="Tabla63.B3" office:value-type="string">
            <text:p text:style-name="P142">1. Almacenista: Informa al conductor sobre los paquetes que tramitar</text:p>
          </table:table-cell>
        </table:table-row>
        <table:table-row table:style-name="Tabla63.1">
          <table:table-cell table:style-name="Tabla63.A4" office:value-type="string">
            <text:p text:style-name="P155">6a</text:p>
          </table:table-cell>
          <table:table-cell table:style-name="Tabla63.B4" office:value-type="string">
            <text:p text:style-name="P142">Error en los datos introducidos</text:p>
          </table:table-cell>
        </table:table-row>
        <table:table-row table:style-name="Tabla63.1">
          <table:table-cell table:style-name="Tabla63.A5" office:value-type="string">
            <text:p text:style-name="P152"/>
          </table:table-cell>
          <table:table-cell table:style-name="Tabla63.B5" office:value-type="string">
            <text:p text:style-name="P142">1. Sistema: Informa del error y pide de nuevo los datos.</text:p>
          </table:table-cell>
        </table:table-row>
      </table:table>
      <text:p text:style-name="P158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 table:style-name="Tabla66.1">
          <table:table-cell table:style-name="Tabla66.A1" table:number-columns-spanned="4" office:value-type="string">
            <text:p text:style-name="P147">Otros datos</text:p>
          </table:table-cell>
          <table:covered-table-cell/>
          <table:covered-table-cell/>
          <table:covered-table-cell/>
        </table:table-row>
        <table:table-row table:style-name="Tabla66.1">
          <table:table-cell table:style-name="Tabla66.A2" office:value-type="string">
            <text:h text:style-name="P167" text:outline-level="1">Frecuencia esperada</text:h>
          </table:table-cell>
          <table:table-cell table:style-name="Tabla66.B2" office:value-type="string">
            <text:p text:style-name="P121"/>
          </table:table-cell>
          <table:table-cell table:style-name="Tabla66.C2" office:value-type="string">
            <text:h text:style-name="P173" text:outline-level="2">Rendimiento</text:h>
          </table:table-cell>
          <table:table-cell table:style-name="Tabla66.D2" office:value-type="string">
            <text:p text:style-name="P122"/>
          </table:table-cell>
        </table:table-row>
        <table:table-row table:style-name="Tabla66.1">
          <table:table-cell table:style-name="Tabla66.A3" office:value-type="string">
            <text:p text:style-name="P128">Importancia</text:p>
          </table:table-cell>
          <table:table-cell table:style-name="Tabla66.B3" office:value-type="string">
            <text:p text:style-name="P138">Alta</text:p>
          </table:table-cell>
          <table:table-cell table:style-name="Tabla66.C3" office:value-type="string">
            <text:h text:style-name="P173" text:outline-level="2">Urgencia</text:h>
          </table:table-cell>
          <table:table-cell table:style-name="Tabla66.D3" office:value-type="string">
            <text:p text:style-name="P122">Media</text:p>
          </table:table-cell>
        </table:table-row>
        <table:table-row table:style-name="Tabla66.1">
          <table:table-cell table:style-name="Tabla66.A4" office:value-type="string">
            <text:p text:style-name="P128">Estado</text:p>
          </table:table-cell>
          <table:table-cell table:style-name="Tabla66.B4" office:value-type="string">
            <text:p text:style-name="P138"/>
          </table:table-cell>
          <table:table-cell table:style-name="Tabla66.C4" office:value-type="string">
            <text:h text:style-name="P173" text:outline-level="2">Estabilidad</text:h>
          </table:table-cell>
          <table:table-cell table:style-name="Tabla66.D4" office:value-type="string">
            <text:p text:style-name="P122">Media</text:p>
          </table:table-cell>
        </table:table-row>
      </table:table>
      <text:p text:style-name="P158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47">Comentarios</text:p>
          </table:table-cell>
        </table:table-row>
        <table:table-row table:style-name="Tabla69.2">
          <table:table-cell table:style-name="Tabla69.A2" office:value-type="string">
            <text:p text:style-name="P146"/>
          </table:table-cell>
        </table:table-row>
      </table:table>
      <text:p text:style-name="P158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column table:style-name="Tabla52.E"/>
        <table:table-column table:style-name="Tabla52.F"/>
        <table:table-column table:style-name="Tabla52.G"/>
        <table:table-column table:style-name="Tabla52.H"/>
        <table:table-row table:style-name="Tabla52.1">
          <table:table-cell table:style-name="Tabla52.A1" office:value-type="string">
            <text:h text:style-name="P166" text:outline-level="1">Caso de Uso</text:h>
          </table:table-cell>
          <table:table-cell table:style-name="Tabla52.B1" table:number-columns-spanned="4" office:value-type="string">
            <text:p text:style-name="P120">Registrar conclusión ruta</text:p>
          </table:table-cell>
          <table:covered-table-cell/>
          <table:covered-table-cell/>
          <table:covered-table-cell/>
          <table:table-cell table:style-name="Tabla52.F1" table:number-columns-spanned="3" office:value-type="string">
            <text:p text:style-name="P119">CU_<text:span text:style-name="T11">38</text:span></text:p>
          </table:table-cell>
          <table:covered-table-cell/>
          <table:covered-table-cell/>
        </table:table-row>
        <table:table-row table:style-name="Tabla52.2">
          <table:table-cell table:style-name="Tabla52.A2" office:value-type="string">
            <text:p text:style-name="P124">Actores</text:p>
          </table:table-cell>
          <table:table-cell table:style-name="Tabla52.B2" table:number-columns-spanned="7" office:value-type="string">
            <text:p text:style-name="P132"><text:span text:style-name="T11">Conductor</text:span>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3" office:value-type="string">
            <text:p text:style-name="P124">Tipo</text:p>
          </table:table-cell>
          <table:table-cell table:style-name="Tabla52.B3" table:number-columns-spanned="7" office:value-type="string">
            <text:p text:style-name="P13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4" office:value-type="string">
            <text:p text:style-name="P124">Referencias</text:p>
          </table:table-cell>
          <table:table-cell table:style-name="Tabla52.B4" office:value-type="string">
            <text:p text:style-name="P123"/>
          </table:table-cell>
          <table:table-cell table:style-name="Tabla52.C4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5" office:value-type="string">
            <text:p text:style-name="P124">Precondición</text:p>
          </table:table-cell>
          <table:table-cell table:style-name="Tabla52.B5" table:number-columns-spanned="7" office:value-type="string">
            <text:p text:style-name="P143">Haber finalizado un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6" office:value-type="string">
            <text:p text:style-name="P124">Postcondición</text:p>
          </table:table-cell>
          <table:table-cell table:style-name="Tabla52.B6" table:number-columns-spanned="7" office:value-type="string">
            <text:p text:style-name="P143">Queda almacenado en el sistema la conclusión de l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2.2">
          <table:table-cell table:style-name="Tabla52.A7" office:value-type="string">
            <text:p text:style-name="P124">Autor</text:p>
          </table:table-cell>
          <table:table-cell table:style-name="Tabla52.B7" table:number-columns-spanned="2" office:value-type="string">
            <text:p text:style-name="P134">Elena Cantero Molina</text:p>
          </table:table-cell>
          <table:covered-table-cell/>
          <table:table-cell table:style-name="Tabla52.D7" office:value-type="string">
            <text:h text:style-name="P166" text:outline-level="1">Fecha</text:h>
          </table:table-cell>
          <table:table-cell table:style-name="Tabla52.E7" table:number-columns-spanned="2" office:value-type="string">
            <text:p text:style-name="P119">0<text:span text:style-name="T1">7</text:span>/04/2018</text:p>
          </table:table-cell>
          <table:covered-table-cell/>
          <table:table-cell table:style-name="Tabla52.G7" office:value-type="string">
            <text:h text:style-name="P166" text:outline-level="1">Versión</text:h>
          </table:table-cell>
          <table:table-cell table:style-name="Tabla52.H7" office:value-type="string">
            <text:p text:style-name="P119">1.0</text:p>
          </table:table-cell>
        </table:table-row>
      </table:table>
      <text:p text:style-name="P158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47">Propósito</text:p>
          </table:table-cell>
        </table:table-row>
        <table:table-row table:style-name="Tabla55.1">
          <table:table-cell table:style-name="Tabla55.A2" office:value-type="string">
            <text:p text:style-name="P149">Almacenar en el sistema la conclusión de una ruta finalizada</text:p>
          </table:table-cell>
        </table:table-row>
      </table:table>
      <text:p text:style-name="P158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47">Resumen</text:p>
          </table:table-cell>
        </table:table-row>
        <table:table-row table:style-name="Tabla58.2">
          <table:table-cell table:style-name="Tabla58.A2" office:value-type="string">
            <text:p text:style-name="P149">El conductor introduce en el sistema cómo ha acabado la ruta, si han quedado paquetes por entregar, si ha traído paquetes para enviar, etc.</text:p>
          </table:table-cell>
        </table:table-row>
      </table:table>
      <text:p text:style-name="P158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 table:style-name="Tabla61.1">
          <table:table-cell table:style-name="Tabla61.A1" table:number-columns-spanned="4" office:value-type="string">
            <text:p text:style-name="P147">Curso Normal</text:p>
          </table:table-cell>
          <table:covered-table-cell/>
          <table:covered-table-cell/>
          <table:covered-table-cell/>
        </table:table-row>
        <table:table-row table:style-name="Tabla61.2">
          <table:table-cell table:style-name="Tabla61.A2" office:value-type="string">
            <text:p text:style-name="P155">1</text:p>
          </table:table-cell>
          <table:table-cell table:style-name="Tabla61.B2" office:value-type="string">
            <text:p text:style-name="P142">Conductor: Solicita introducir la conclusión de la ruta</text:p>
          </table:table-cell>
          <table:table-cell table:style-name="Tabla61.C2" office:value-type="string">
            <text:p text:style-name="P131">2</text:p>
          </table:table-cell>
          <table:table-cell table:style-name="Tabla61.D2" office:value-type="string">
            <text:p text:style-name="P142">Identificación del conductor</text:p>
          </table:table-cell>
        </table:table-row>
        <table:table-row table:style-name="Tabla61.2">
          <table:table-cell table:style-name="Tabla61.A3" office:value-type="string">
            <text:p text:style-name="P151"/>
          </table:table-cell>
          <table:table-cell table:style-name="Tabla61.B3" office:value-type="string">
            <text:p text:style-name="P136"/>
          </table:table-cell>
          <table:table-cell table:style-name="Tabla61.C3" office:value-type="string">
            <text:p text:style-name="P131">3</text:p>
          </table:table-cell>
          <table:table-cell table:style-name="Tabla61.D3" office:value-type="string">
            <text:p text:style-name="P142">Informe de los datos de la ruta finalizada por el conductor</text:p>
          </table:table-cell>
        </table:table-row>
        <table:table-row table:style-name="Tabla61.2">
          <table:table-cell table:style-name="Tabla61.A4" office:value-type="string">
            <text:p text:style-name="P155">4</text:p>
          </table:table-cell>
          <table:table-cell table:style-name="Tabla61.B4" office:value-type="string">
            <text:p text:style-name="P142">Conductor: Introduce la conclusión requerida</text:p>
          </table:table-cell>
          <table:table-cell table:style-name="Tabla61.C4" office:value-type="string">
            <text:p text:style-name="P131">5</text:p>
          </table:table-cell>
          <table:table-cell table:style-name="Tabla61.D4" office:value-type="string">
            <text:p text:style-name="P142">Introducción de la conclusión correspondiente</text:p>
          </table:table-cell>
        </table:table-row>
        <table:table-row table:style-name="Tabla61.2">
          <table:table-cell table:style-name="Tabla61.A5" office:value-type="string">
            <text:p text:style-name="P152"/>
          </table:table-cell>
          <table:table-cell table:style-name="Tabla61.B5" office:value-type="string">
            <text:p text:style-name="P126"/>
          </table:table-cell>
          <table:table-cell table:style-name="Tabla61.C5" office:value-type="string">
            <text:p text:style-name="P131">6</text:p>
          </table:table-cell>
          <table:table-cell table:style-name="Tabla61.D5" office:value-type="string">
            <text:p text:style-name="P142">Informe del éxito de la operación</text:p>
          </table:table-cell>
        </table:table-row>
      </table:table>
      <text:p text:style-name="P158"/>
      <table:table table:name="Tabla62" table:style-name="Tabla62">
        <table:table-column table:style-name="Tabla62.A"/>
        <table:table-column table:style-name="Tabla62.B"/>
        <table:table-row table:style-name="Tabla62.1">
          <table:table-cell table:style-name="Tabla62.A1" table:number-columns-spanned="2" office:value-type="string">
            <text:p text:style-name="P147">Cursos Alternos</text:p>
          </table:table-cell>
          <table:covered-table-cell/>
        </table:table-row>
        <table:table-row table:style-name="Tabla62.1">
          <table:table-cell table:style-name="Tabla62.A2" office:value-type="string">
            <text:p text:style-name="P155">2a</text:p>
          </table:table-cell>
          <table:table-cell table:style-name="Tabla62.B2" office:value-type="string">
            <text:p text:style-name="P142">El conductor identificado no ha acabado la ruta</text:p>
          </table:table-cell>
        </table:table-row>
        <table:table-row table:style-name="Tabla62.1">
          <table:table-cell table:style-name="Tabla62.A3" office:value-type="string">
            <text:p text:style-name="P152"/>
          </table:table-cell>
          <table:table-cell table:style-name="Tabla62.B3" office:value-type="string">
            <text:p text:style-name="P142">1. Sistema: Informa de la situación y acaba el caso de uso</text:p>
          </table:table-cell>
        </table:table-row>
        <table:table-row table:style-name="Tabla62.1">
          <table:table-cell table:style-name="Tabla62.A4" office:value-type="string">
            <text:p text:style-name="P155">5a</text:p>
          </table:table-cell>
          <table:table-cell table:style-name="Tabla62.B4" office:value-type="string">
            <text:p text:style-name="P142">Datos erróneos</text:p>
          </table:table-cell>
        </table:table-row>
        <table:table-row table:style-name="Tabla62.1">
          <table:table-cell table:style-name="Tabla62.A5" office:value-type="string">
            <text:p text:style-name="P152"/>
          </table:table-cell>
          <table:table-cell table:style-name="Tabla62.B5" office:value-type="string">
            <text:p text:style-name="P142">1. Sistema: Informa del error y pide la conclusión de nuevo.</text:p>
          </table:table-cell>
        </table:table-row>
      </table:table>
      <text:p text:style-name="P158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 table:style-name="Tabla65.1">
          <table:table-cell table:style-name="Tabla65.A1" table:number-columns-spanned="4" office:value-type="string">
            <text:p text:style-name="P147">Otros datos</text:p>
          </table:table-cell>
          <table:covered-table-cell/>
          <table:covered-table-cell/>
          <table:covered-table-cell/>
        </table:table-row>
        <table:table-row table:style-name="Tabla65.1">
          <table:table-cell table:style-name="Tabla65.A2" office:value-type="string">
            <text:h text:style-name="P167" text:outline-level="1">Frecuencia esperada</text:h>
          </table:table-cell>
          <table:table-cell table:style-name="Tabla65.B2" office:value-type="string">
            <text:p text:style-name="P121"/>
          </table:table-cell>
          <table:table-cell table:style-name="Tabla65.C2" office:value-type="string">
            <text:h text:style-name="P173" text:outline-level="2">Rendimiento</text:h>
          </table:table-cell>
          <table:table-cell table:style-name="Tabla65.D2" office:value-type="string">
            <text:p text:style-name="P122"/>
          </table:table-cell>
        </table:table-row>
        <table:table-row table:style-name="Tabla65.1">
          <table:table-cell table:style-name="Tabla65.A3" office:value-type="string">
            <text:p text:style-name="P128">Importancia</text:p>
          </table:table-cell>
          <table:table-cell table:style-name="Tabla65.B3" office:value-type="string">
            <text:p text:style-name="P138">Alta</text:p>
          </table:table-cell>
          <table:table-cell table:style-name="Tabla65.C3" office:value-type="string">
            <text:h text:style-name="P173" text:outline-level="2">Urgencia</text:h>
          </table:table-cell>
          <table:table-cell table:style-name="Tabla65.D3" office:value-type="string">
            <text:p text:style-name="P122">Media</text:p>
          </table:table-cell>
        </table:table-row>
        <text:soft-page-break/>
        <table:table-row table:style-name="Tabla65.1">
          <table:table-cell table:style-name="Tabla65.A4" office:value-type="string">
            <text:p text:style-name="P128">Estado</text:p>
          </table:table-cell>
          <table:table-cell table:style-name="Tabla65.B4" office:value-type="string">
            <text:p text:style-name="P138"/>
          </table:table-cell>
          <table:table-cell table:style-name="Tabla65.C4" office:value-type="string">
            <text:h text:style-name="P173" text:outline-level="2">Estabilidad</text:h>
          </table:table-cell>
          <table:table-cell table:style-name="Tabla65.D4" office:value-type="string">
            <text:p text:style-name="P122">Media</text:p>
          </table:table-cell>
        </table:table-row>
      </table:table>
      <text:p text:style-name="P158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147">Comentarios</text:p>
          </table:table-cell>
        </table:table-row>
        <table:table-row table:style-name="Tabla70.2">
          <table:table-cell table:style-name="Tabla70.A2" office:value-type="string">
            <text:p text:style-name="P146"/>
          </table:table-cell>
        </table:table-row>
      </table:table>
      <text:p text:style-name="P1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17:16:29.114506462</meta:creation-date>
    <dc:date>2018-04-08T18:40:06.615150310</dc:date>
    <meta:editing-duration>PT2H4M18S</meta:editing-duration>
    <meta:editing-cycles>4</meta:editing-cycles>
    <meta:generator>LibreOffice/5.1.6.2$Linux_X86_64 LibreOffice_project/10m0$Build-2</meta:generator>
    <meta:document-statistic meta:table-count="70" meta:image-count="0" meta:object-count="0" meta:page-count="10" meta:paragraph-count="539" meta:word-count="1774" meta:character-count="10650" meta:non-whitespace-character-count="9413"/>
  </office:meta>
</office:document-meta>
</file>